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bin convers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ctor I</text:p>
          </table:table-cell>
          <table:table-cell office:value-type="string" calcext:value-type="string">
            <text:p>Sector #</text:p>
          </table:table-cell>
          <table:table-cell office:value-type="string" calcext:value-type="string">
            <text:p>Bin #</text:p>
          </table:table-cell>
          <table:table-cell table:number-columns-repeated="2"/>
          <table:table-cell office:value-type="string" calcext:value-type="string">
            <text:p>vector I</text:p>
          </table:table-cell>
          <table:table-cell office:value-type="string" calcext:value-type="string">
            <text:p>Channel #</text:p>
          </table:table-cell>
          <table:table-cell office:value-type="string" calcext:value-type="string">
            <text:p>Bin #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bin conversion'.B2]+1"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bin conversion'.B3]+1"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bin conversion'.B4]+1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bin conversion'.B5]+1"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bin conversion'.B6]+1"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bin conversion'.B7]+1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bin conversion'.B8]+1"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bin conversion'.B9]+1"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bin conversion'.B10]+1"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bin conversion'.B11]+1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bin conversion'.B12]+1"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bin conversion'.B13]+1"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bin conversion'.B14]+1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bin conversion'.B15]+1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bin conversion'.B16]+1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bin conversion'.B17]+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bin conversion'.B18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bin conversion'.B19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'bin conversion'.B20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bin conversion'.B21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'bin conversion'.B22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bin conversion'.B23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'bin conversion'.B24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bin conversion'.B25]+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'bin conversion'.B26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'bin conversion'.B27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'bin conversion'.B28]+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'bin conversion'.B29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'bin conversion'.B30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bin conversion'.B31]+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'bin conversion'.B32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bin conversion'.B33]+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"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table:style-name="ce2"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PV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16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4"/>
          <table:table-cell office:value-type="float" office:value="-15.25" calcext:value-type="float">
            <text:p>-15.25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number-columns-repeated="1010"/>
        </table:table-row>
        <table:table-row table:style-name="ro1">
          <table:table-cell table:formula="of:=[MPVs.A1]+0.25"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4"/>
          <table:table-cell office:value-type="float" office:value="-14.25" calcext:value-type="float">
            <text:p>-14.25</text:p>
          </table:table-cell>
          <table:table-cell office:value-type="float" office:value="180851.40209414" calcext:value-type="float">
            <text:p>180851.40209414</text:p>
          </table:table-cell>
          <table:table-cell/>
          <table:table-cell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1010"/>
        </table:table-row>
        <table:table-row table:style-name="ro1">
          <table:table-cell table:formula="of:=[MPVs.A2]+0.25"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office:value-type="float" office:value="173116.583918593" calcext:value-type="float">
            <text:p>173116.583918593</text:p>
          </table:table-cell>
          <table:table-cell/>
          <table:table-cell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1010"/>
        </table:table-row>
        <table:table-row table:style-name="ro1">
          <table:table-cell table:style-name="ce2" table:formula="of:=[MPVs.A3]+0.25" office:value-type="float" office:value="-15.25" calcext:value-type="float">
            <text:p>-15.25</text:p>
          </table:table-cell>
          <table:table-cell table:style-name="ce2" office:value-type="float" office:value="204390.740044279" calcext:value-type="float">
            <text:p>204390.740044279</text:p>
          </table:table-cell>
          <table:table-cell table:number-columns-repeated="3"/>
          <table:table-cell table:style-name="ce2"/>
          <table:table-cell table:style-name="ce4" office:value-type="float" office:value="-12.25" calcext:value-type="float">
            <text:p>-12.25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style-name="ce2"/>
          <table:table-cell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style-name="ce2" table:number-columns-repeated="1010"/>
        </table:table-row>
        <table:table-row table:style-name="ro1">
          <table:table-cell table:formula="of:=[MPVs.A4]+0.25"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4"/>
          <table:table-cell office:value-type="float" office:value="-11.5" calcext:value-type="float">
            <text:p>-11.5</text:p>
          </table:table-cell>
          <table:table-cell office:value-type="float" office:value="214409.682030695" calcext:value-type="float">
            <text:p>214409.682030695</text:p>
          </table:table-cell>
          <table:table-cell/>
          <table:table-cell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1010"/>
        </table:table-row>
        <table:table-row table:style-name="ro1">
          <table:table-cell table:formula="of:=[MPVs.A5]+0.25"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4"/>
          <table:table-cell office:value-type="float" office:value="-11.25" calcext:value-type="float">
            <text:p>-11.25</text:p>
          </table:table-cell>
          <table:table-cell office:value-type="float" office:value="183728.479210658" calcext:value-type="float">
            <text:p>183728.479210658</text:p>
          </table:table-cell>
          <table:table-cell/>
          <table:table-cell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1013"/>
        </table:table-row>
        <table:table-row table:style-name="ro1">
          <table:table-cell table:formula="of:=[MPVs.A6]+0.25"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4"/>
          <table:table-cell office:value-type="float" office:value="-10.25" calcext:value-type="float">
            <text:p>-10.25</text:p>
          </table:table-cell>
          <table:table-cell office:value-type="float" office:value="191441.942407133" calcext:value-type="float">
            <text:p>191441.942407133</text:p>
          </table:table-cell>
          <table:table-cell/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1013"/>
        </table:table-row>
        <table:table-row table:style-name="ro1">
          <table:table-cell table:style-name="ce2" table:formula="of:=[MPVs.A7]+0.25" office:value-type="float" office:value="-14.25" calcext:value-type="float">
            <text:p>-14.25</text:p>
          </table:table-cell>
          <table:table-cell table:style-name="ce2" office:value-type="float" office:value="180851.40209414" calcext:value-type="float">
            <text:p>180851.40209414</text:p>
          </table:table-cell>
          <table:table-cell table:number-columns-repeated="3"/>
          <table:table-cell table:style-name="ce2"/>
          <table:table-cell office:value-type="float" office:value="-8.25" calcext:value-type="float">
            <text:p>-8.25</text:p>
          </table:table-cell>
          <table:table-cell office:value-type="float" office:value="191085.494639266" calcext:value-type="float">
            <text:p>191085.494639266</text:p>
          </table:table-cell>
          <table:table-cell table:style-name="ce2"/>
          <table:table-cell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style-name="ce2"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style-name="ce2" table:number-columns-repeated="1010"/>
        </table:table-row>
        <table:table-row table:style-name="ro1">
          <table:table-cell table:style-name="ce1" table:formula="of:=[MPVs.A8]+0.25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3"/>
          <table:table-cell table:style-name="ce1"/>
          <table:table-cell office:value-type="float" office:value="-6.25" calcext:value-type="float">
            <text:p>-6.25</text:p>
          </table:table-cell>
          <table:table-cell office:value-type="float" office:value="167770.934378763" calcext:value-type="float">
            <text:p>167770.934378763</text:p>
          </table:table-cell>
          <table:table-cell table:style-name="ce1"/>
          <table:table-cell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style-name="ce1" table:number-columns-repeated="1013"/>
        </table:table-row>
        <table:table-row table:style-name="ro1">
          <table:table-cell table:formula="of:=[MPVs.A9]+0.25"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4"/>
          <table:table-cell office:value-type="float" office:value="-4.75" calcext:value-type="float">
            <text:p>-4.75</text:p>
          </table:table-cell>
          <table:table-cell office:value-type="float" office:value="181069.435799791" calcext:value-type="float">
            <text:p>181069.435799791</text:p>
          </table:table-cell>
          <table:table-cell/>
          <table:table-cell table:style-name="ce1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1013"/>
        </table:table-row>
        <table:table-row table:style-name="ro1">
          <table:table-cell table:formula="of:=[MPVs.A10]+0.25"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4"/>
          <table:table-cell office:value-type="float" office:value="-0.5" calcext:value-type="float">
            <text:p>-0.5</text:p>
          </table:table-cell>
          <table:table-cell office:value-type="float" office:value="173871.236256014" calcext:value-type="float">
            <text:p>173871.236256014</text:p>
          </table:table-cell>
          <table:table-cell/>
          <table:table-cell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013"/>
        </table:table-row>
        <table:table-row table:style-name="ro1">
          <table:table-cell table:style-name="ce1" table:formula="of:=[MPVs.A11]+0.25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3"/>
          <table:table-cell table:style-name="ce1"/>
          <table:table-cell office:value-type="float" office:value="2.5" calcext:value-type="float">
            <text:p>2.5</text:p>
          </table:table-cell>
          <table:table-cell office:value-type="float" office:value="210481.084160295" calcext:value-type="float">
            <text:p>210481.084160295</text:p>
          </table:table-cell>
          <table:table-cell table:style-name="ce1"/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style-name="ce1" table:number-columns-repeated="1013"/>
        </table:table-row>
        <table:table-row table:style-name="ro1">
          <table:table-cell table:style-name="ce2" table:formula="of:=[MPVs.A12]+0.25" office:value-type="float" office:value="-13" calcext:value-type="float">
            <text:p>-13</text:p>
          </table:table-cell>
          <table:table-cell table:style-name="ce2" office:value-type="float" office:value="173116.583918593" calcext:value-type="float">
            <text:p>173116.583918593</text:p>
          </table:table-cell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05331.205682864" calcext:value-type="float">
            <text:p>205331.205682864</text:p>
          </table:table-cell>
          <table:table-cell table:style-name="ce2"/>
          <table:table-cell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style-name="ce2" table:number-columns-repeated="1013"/>
        </table:table-row>
        <table:table-row table:style-name="ro1">
          <table:table-cell table:formula="of:=[MPVs.A13]+0.25"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209223.027028417" calcext:value-type="float">
            <text:p>209223.027028417</text:p>
          </table:table-cell>
          <table:table-cell/>
          <table:table-cell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013"/>
        </table:table-row>
        <table:table-row table:style-name="ro1">
          <table:table-cell table:style-name="ce1" table:formula="of:=[MPVs.A14]+0.25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number-columns-repeated="3"/>
          <table:table-cell table:style-name="ce1"/>
          <table:table-cell office:value-type="float" office:value="11.75" calcext:value-type="float">
            <text:p>11.75</text:p>
          </table:table-cell>
          <table:table-cell office:value-type="float" office:value="191843.272208777" calcext:value-type="float">
            <text:p>191843.272208777</text:p>
          </table:table-cell>
          <table:table-cell table:style-name="ce1"/>
          <table:table-cell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style-name="ce1" table:number-columns-repeated="1013"/>
        </table:table-row>
        <table:table-row table:style-name="ro1">
          <table:table-cell table:style-name="ce3" table:formula="of:=[MPVs.A15]+0.25" office:value-type="float" office:value="-12.25" calcext:value-type="float">
            <text:p>-12.25</text:p>
          </table:table-cell>
          <table:table-cell table:style-name="ce3" office:value-type="float" office:value="214904.109157249" calcext:value-type="float">
            <text:p>214904.109157249</text:p>
          </table:table-cell>
          <table:table-cell table:number-columns-repeated="2"/>
          <table:table-cell table:style-name="ce4"/>
          <table:table-cell table:style-name="ce3"/>
          <table:table-cell office:value-type="float" office:value="13.25" calcext:value-type="float">
            <text:p>13.25</text:p>
          </table:table-cell>
          <table:table-cell office:value-type="float" office:value="193497.297197161" calcext:value-type="float">
            <text:p>193497.297197161</text:p>
          </table:table-cell>
          <table:table-cell table:style-name="ce3"/>
          <table:table-cell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style-name="ce3" table:number-columns-repeated="1013"/>
        </table:table-row>
        <table:table-row table:style-name="ro1">
          <table:table-cell table:formula="of:=[MPVs.A16]+0.25"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4"/>
          <table:table-cell office:value-type="float" office:value="13.75" calcext:value-type="float">
            <text:p>13.75</text:p>
          </table:table-cell>
          <table:table-cell office:value-type="float" office:value="191164.779907304" calcext:value-type="float">
            <text:p>191164.779907304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1013"/>
        </table:table-row>
        <table:table-row table:style-name="ro1">
          <table:table-cell table:formula="of:=[MPVs.A17]+0.25"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4"/>
          <table:table-cell office:value-type="float" office:value="14.25" calcext:value-type="float">
            <text:p>14.25</text:p>
          </table:table-cell>
          <table:table-cell office:value-type="float" office:value="216610.687506233" calcext:value-type="float">
            <text:p>216610.68750623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1013"/>
        </table:table-row>
        <table:table-row table:style-name="ro1">
          <table:table-cell table:style-name="ce2" table:formula="of:=[MPVs.A18]+0.25" office:value-type="float" office:value="-11.5" calcext:value-type="float">
            <text:p>-11.5</text:p>
          </table:table-cell>
          <table:table-cell table:style-name="ce2" office:value-type="float" office:value="214409.682030695" calcext:value-type="float">
            <text:p>214409.682030695</text:p>
          </table:table-cell>
          <table:table-cell table:number-columns-repeated="3"/>
          <table:table-cell table:style-name="ce2"/>
          <table:table-cell office:value-type="float" office:value="14.5" calcext:value-type="float">
            <text:p>14.5</text:p>
          </table:table-cell>
          <table:table-cell office:value-type="float" office:value="186638.362584663" calcext:value-type="float">
            <text:p>186638.362584663</text:p>
          </table:table-cell>
          <table:table-cell table:style-name="ce2"/>
          <table:table-cell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9]+0.25" office:value-type="float" office:value="-11.25" calcext:value-type="float">
            <text:p>-11.25</text:p>
          </table:table-cell>
          <table:table-cell table:style-name="ce2" office:value-type="float" office:value="183728.479210658" calcext:value-type="float">
            <text:p>183728.479210658</text:p>
          </table:table-cell>
          <table:table-cell table:number-columns-repeated="3"/>
          <table:table-cell table:style-name="ce2"/>
          <table:table-cell office:value-type="float" office:value="14.75" calcext:value-type="float">
            <text:p>14.75</text:p>
          </table:table-cell>
          <table:table-cell office:value-type="float" office:value="196036.992212918" calcext:value-type="float">
            <text:p>196036.992212918</text:p>
          </table:table-cell>
          <table:table-cell table:style-name="ce2"/>
          <table:table-cell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style-name="ce2" table:number-columns-repeated="1013"/>
        </table:table-row>
        <table:table-row table:style-name="ro1">
          <table:table-cell table:formula="of:=[MPVs.A20]+0.25"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4"/>
          <table:table-cell office:value-type="float" office:value="15.5" calcext:value-type="float">
            <text:p>15.5</text:p>
          </table:table-cell>
          <table:table-cell office:value-type="float" office:value="270498.753384586" calcext:value-type="float">
            <text:p>270498.753384586</text:p>
          </table:table-cell>
          <table:table-cell/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1013"/>
        </table:table-row>
        <table:table-row table:style-name="ro1">
          <table:table-cell table:formula="of:=[MPVs.A21]+0.25"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4"/>
          <table:table-cell office:value-type="float" office:value="15.75" calcext:value-type="float">
            <text:p>15.75</text:p>
          </table:table-cell>
          <table:table-cell office:value-type="float" office:value="222940.191828326" calcext:value-type="float">
            <text:p>222940.19182832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1013"/>
        </table:table-row>
        <table:table-row table:style-name="ro1">
          <table:table-cell table:formula="of:=[MPVs.A22]+0.25"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4"/>
          <table:table-cell office:value-type="float" office:value="16.75" calcext:value-type="float">
            <text:p>16.75</text:p>
          </table:table-cell>
          <table:table-cell office:value-type="float" office:value="197442.108615848" calcext:value-type="float">
            <text:p>197442.108615848</text:p>
          </table:table-cell>
          <table:table-cell/>
          <table:table-cell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013"/>
        </table:table-row>
        <table:table-row table:style-name="ro1">
          <table:table-cell table:style-name="ce2" table:formula="of:=[MPVs.A23]+0.25" office:value-type="float" office:value="-10.25" calcext:value-type="float">
            <text:p>-10.25</text:p>
          </table:table-cell>
          <table:table-cell table:style-name="ce2" office:value-type="float" office:value="191441.942407133" calcext:value-type="float">
            <text:p>191441.94240713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style-name="ce2" table:number-columns-repeated="1013"/>
        </table:table-row>
        <table:table-row table:style-name="ro1">
          <table:table-cell table:formula="of:=[MPVs.A24]+0.25"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7"/>
          <table:table-cell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13"/>
        </table:table-row>
        <table:table-row table:style-name="ro1">
          <table:table-cell table:formula="of:=[MPVs.A25]+0.25"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7"/>
          <table:table-cell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13"/>
        </table:table-row>
        <table:table-row table:style-name="ro1">
          <table:table-cell table:formula="of:=[MPVs.A26]+0.25"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7"/>
          <table:table-cell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13"/>
        </table:table-row>
        <table:table-row table:style-name="ro1">
          <table:table-cell table:style-name="ce1" table:formula="of:=[MPVs.A27]+0.25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style-name="ce1" table:number-columns-repeated="1013"/>
        </table:table-row>
        <table:table-row table:style-name="ro1">
          <table:table-cell table:formula="of:=[MPVs.A28]+0.25"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13"/>
        </table:table-row>
        <table:table-row table:style-name="ro1">
          <table:table-cell table:formula="of:=[MPVs.A29]+0.25"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7"/>
          <table:table-cell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13"/>
        </table:table-row>
        <table:table-row table:style-name="ro1">
          <table:table-cell table:formula="of:=[MPVs.A30]+0.25"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7"/>
          <table:table-cell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13"/>
        </table:table-row>
        <table:table-row table:style-name="ro1">
          <table:table-cell table:style-name="ce2" table:formula="of:=[MPVs.A31]+0.25" office:value-type="float" office:value="-8.25" calcext:value-type="float">
            <text:p>-8.25</text:p>
          </table:table-cell>
          <table:table-cell table:style-name="ce2" office:value-type="float" office:value="191085.494639266" calcext:value-type="float">
            <text:p>191085.4946392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style-name="ce2" table:number-columns-repeated="1013"/>
        </table:table-row>
        <table:table-row table:style-name="ro1">
          <table:table-cell table:formula="of:=[MPVs.A32]+0.25"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7"/>
          <table:table-cell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13"/>
        </table:table-row>
        <table:table-row table:style-name="ro1">
          <table:table-cell table:formula="of:=[MPVs.A33]+0.25"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7"/>
          <table:table-cell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13"/>
        </table:table-row>
        <table:table-row table:style-name="ro1">
          <table:table-cell table:formula="of:=[MPVs.A34]+0.25"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7"/>
          <table:table-cell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13"/>
        </table:table-row>
        <table:table-row table:style-name="ro1">
          <table:table-cell table:formula="of:=[MPVs.A35]+0.25"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13"/>
        </table:table-row>
        <table:table-row table:style-name="ro1">
          <table:table-cell table:formula="of:=[MPVs.A36]+0.25"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7"/>
          <table:table-cell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13"/>
        </table:table-row>
        <table:table-row table:style-name="ro1">
          <table:table-cell table:formula="of:=[MPVs.A37]+0.25"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7"/>
          <table:table-cell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13"/>
        </table:table-row>
        <table:table-row table:style-name="ro1">
          <table:table-cell table:formula="of:=[MPVs.A38]+0.25"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7"/>
          <table:table-cell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13"/>
        </table:table-row>
        <table:table-row table:style-name="ro1">
          <table:table-cell table:style-name="ce2" table:formula="of:=[MPVs.A39]+0.25" office:value-type="float" office:value="-6.25" calcext:value-type="float">
            <text:p>-6.25</text:p>
          </table:table-cell>
          <table:table-cell table:style-name="ce2" office:value-type="float" office:value="167770.934378763" calcext:value-type="float">
            <text:p>167770.93437876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style-name="ce2" table:number-columns-repeated="1013"/>
        </table:table-row>
        <table:table-row table:style-name="ro1">
          <table:table-cell table:formula="of:=[MPVs.A40]+0.25"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7"/>
          <table:table-cell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13"/>
        </table:table-row>
        <table:table-row table:style-name="ro1">
          <table:table-cell table:formula="of:=[MPVs.A41]+0.25"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7"/>
          <table:table-cell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13"/>
        </table:table-row>
        <table:table-row table:style-name="ro1">
          <table:table-cell table:formula="of:=[MPVs.A42]+0.25"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7"/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43]+0.25"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7"/>
          <table:table-cell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13"/>
        </table:table-row>
        <table:table-row table:style-name="ro1">
          <table:table-cell table:formula="of:=[MPVs.A44]+0.25"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7"/>
          <table:table-cell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13"/>
        </table:table-row>
        <table:table-row table:style-name="ro1">
          <table:table-cell table:style-name="ce2" table:formula="of:=[MPVs.A45]+0.25" office:value-type="float" office:value="-4.75" calcext:value-type="float">
            <text:p>-4.75</text:p>
          </table:table-cell>
          <table:table-cell table:style-name="ce2" office:value-type="float" office:value="181069.435799791" calcext:value-type="float">
            <text:p>181069.43579979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style-name="ce2" table:number-columns-repeated="1013"/>
        </table:table-row>
        <table:table-row table:style-name="ro1">
          <table:table-cell table:formula="of:=[MPVs.A46]+0.25"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7"/>
          <table:table-cell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13"/>
        </table:table-row>
        <table:table-row table:style-name="ro1">
          <table:table-cell table:formula="of:=[MPVs.A47]+0.25"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7"/>
          <table:table-cell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13"/>
        </table:table-row>
        <table:table-row table:style-name="ro1">
          <table:table-cell table:formula="of:=[MPVs.A48]+0.25"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7"/>
          <table:table-cell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13"/>
        </table:table-row>
        <table:table-row table:style-name="ro1">
          <table:table-cell table:formula="of:=[MPVs.A49]+0.25"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0]+0.25"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7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1]+0.25"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22"/>
        </table:table-row>
        <table:table-row table:style-name="ro1">
          <table:table-cell table:style-name="ce2" table:formula="of:=[MPVs.A52]+0.25" office:value-type="float" office:value="-3" calcext:value-type="float">
            <text:p>-3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1013"/>
        </table:table-row>
        <table:table-row table:style-name="ro1">
          <table:table-cell table:formula="of:=[MPVs.A53]+0.25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MPVs.A54]+0.25"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22"/>
        </table:table-row>
        <table:table-row table:style-name="ro1">
          <table:table-cell table:formula="of:=[MPVs.A55]+0.25"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13"/>
        </table:table-row>
        <table:table-row table:style-name="ro1">
          <table:table-cell table:formula="of:=[MPVs.A56]+0.25"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7"/>
          <table:table-cell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13"/>
        </table:table-row>
        <table:table-row table:style-name="ro1">
          <table:table-cell table:formula="of:=[MPVs.A57]+0.25"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13"/>
        </table:table-row>
        <table:table-row table:style-name="ro1">
          <table:table-cell table:formula="of:=[MPVs.A58]+0.25"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013"/>
        </table:table-row>
        <table:table-row table:style-name="ro1">
          <table:table-cell table:formula="of:=[MPVs.A59]+0.25"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7"/>
          <table:table-cell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13"/>
        </table:table-row>
        <table:table-row table:style-name="ro1">
          <table:table-cell table:formula="of:=[MPVs.A60]+0.2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13"/>
        </table:table-row>
        <table:table-row table:style-name="ro1">
          <table:table-cell table:style-name="ce2" table:formula="of:=[MPVs.A61]+0.25" office:value-type="float" office:value="-0.75" calcext:value-type="float">
            <text:p>-0.75</text:p>
          </table:table-cell>
          <table:table-cell table:style-name="ce2" office:value-type="float" office:value="74286.5474257694" calcext:value-type="float">
            <text:p>74286.54742576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62]+0.25" office:value-type="float" office:value="-0.5" calcext:value-type="float">
            <text:p>-0.5</text:p>
          </table:table-cell>
          <table:table-cell table:style-name="ce2" office:value-type="float" office:value="173871.236256014" calcext:value-type="float">
            <text:p>173871.23625601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style-name="ce2" table:number-columns-repeated="1013"/>
        </table:table-row>
        <table:table-row table:style-name="ro1">
          <table:table-cell table:formula="of:=[MPVs.A63]+0.25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13"/>
        </table:table-row>
        <table:table-row table:style-name="ro1">
          <table:table-cell table:formula="of:=[MPVs.A64]+0.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13"/>
        </table:table-row>
        <table:table-row table:style-name="ro1">
          <table:table-cell table:formula="of:=[MPVs.A65]+0.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13"/>
        </table:table-row>
        <table:table-row table:style-name="ro1">
          <table:table-cell table:formula="of:=[MPVs.A66]+0.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13"/>
        </table:table-row>
        <table:table-row table:style-name="ro1">
          <table:table-cell table:formula="of:=[MPVs.A67]+0.2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13"/>
        </table:table-row>
        <table:table-row table:style-name="ro1">
          <table:table-cell table:formula="of:=[MPVs.A68]+0.25"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7"/>
          <table:table-cell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13"/>
        </table:table-row>
        <table:table-row table:style-name="ro1">
          <table:table-cell table:formula="of:=[MPVs.A69]+0.25"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7"/>
          <table:table-cell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13"/>
        </table:table-row>
        <table:table-row table:style-name="ro1">
          <table:table-cell table:formula="of:=[MPVs.A70]+0.25"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13"/>
        </table:table-row>
        <table:table-row table:style-name="ro1">
          <table:table-cell table:style-name="ce2" table:formula="of:=[MPVs.A71]+0.25" office:value-type="float" office:value="1.75" calcext:value-type="float">
            <text:p>1.75</text:p>
          </table:table-cell>
          <table:table-cell table:style-name="ce2" office:value-type="float" office:value="115015.537527879" calcext:value-type="float">
            <text:p>115015.537527879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style-name="ce2" table:number-columns-repeated="1013"/>
        </table:table-row>
        <table:table-row table:style-name="ro1">
          <table:table-cell table:formula="of:=[MPVs.A72]+0.25"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13"/>
        </table:table-row>
        <table:table-row table:style-name="ro1">
          <table:table-cell table:formula="of:=[MPVs.A73]+0.25"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7"/>
          <table:table-cell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13"/>
        </table:table-row>
        <table:table-row table:style-name="ro1">
          <table:table-cell table:style-name="ce2" table:formula="of:=[MPVs.A74]+0.25" office:value-type="float" office:value="2.5" calcext:value-type="float">
            <text:p>2.5</text:p>
          </table:table-cell>
          <table:table-cell table:style-name="ce2" office:value-type="float" office:value="210481.084160295" calcext:value-type="float">
            <text:p>210481.08416029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style-name="ce2" table:number-columns-repeated="1013"/>
        </table:table-row>
        <table:table-row table:style-name="ro1">
          <table:table-cell table:formula="of:=[MPVs.A75]+0.25"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7"/>
          <table:table-cell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13"/>
        </table:table-row>
        <table:table-row table:style-name="ro1">
          <table:table-cell table:formula="of:=[MPVs.A76]+0.25"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13"/>
        </table:table-row>
        <table:table-row table:style-name="ro1">
          <table:table-cell table:formula="of:=[MPVs.A77]+0.25"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7"/>
          <table:table-cell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13"/>
        </table:table-row>
        <table:table-row table:style-name="ro1">
          <table:table-cell table:formula="of:=[MPVs.A78]+0.25"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13"/>
        </table:table-row>
        <table:table-row table:style-name="ro1">
          <table:table-cell table:formula="of:=[MPVs.A79]+0.25"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7"/>
          <table:table-cell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13"/>
        </table:table-row>
        <table:table-row table:style-name="ro1">
          <table:table-cell table:formula="of:=[MPVs.A80]+0.25"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13"/>
        </table:table-row>
        <table:table-row table:style-name="ro1">
          <table:table-cell table:formula="of:=[MPVs.A81]+0.25"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7"/>
          <table:table-cell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13"/>
        </table:table-row>
        <table:table-row table:style-name="ro1">
          <table:table-cell table:formula="of:=[MPVs.A82]+0.25"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13"/>
        </table:table-row>
        <table:table-row table:style-name="ro1">
          <table:table-cell table:formula="of:=[MPVs.A83]+0.25"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7"/>
          <table:table-cell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13"/>
        </table:table-row>
        <table:table-row table:style-name="ro1">
          <table:table-cell table:style-name="ce2" table:formula="of:=[MPVs.A84]+0.25" office:value-type="float" office:value="5" calcext:value-type="float">
            <text:p>5</text:p>
          </table:table-cell>
          <table:table-cell table:style-name="ce2" office:value-type="float" office:value="205331.205682864" calcext:value-type="float">
            <text:p>205331.20568286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5]+0.25" office:value-type="float" office:value="5.25" calcext:value-type="float">
            <text:p>5.25</text:p>
          </table:table-cell>
          <table:table-cell table:style-name="ce2" office:value-type="float" office:value="137380.337124857" calcext:value-type="float">
            <text:p>137380.33712485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6]+0.25" office:value-type="float" office:value="5.5" calcext:value-type="float">
            <text:p>5.5</text:p>
          </table:table-cell>
          <table:table-cell table:style-name="ce2" office:value-type="float" office:value="209223.027028417" calcext:value-type="float">
            <text:p>209223.02702841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style-name="ce2" table:number-columns-repeated="1013"/>
        </table:table-row>
        <table:table-row table:style-name="ro1">
          <table:table-cell table:formula="of:=[MPVs.A87]+0.25"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7"/>
          <table:table-cell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13"/>
        </table:table-row>
        <table:table-row table:style-name="ro1">
          <table:table-cell table:formula="of:=[MPVs.A88]+0.25"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13"/>
        </table:table-row>
        <table:table-row table:style-name="ro1">
          <table:table-cell table:formula="of:=[MPVs.A89]+0.25"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7"/>
          <table:table-cell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13"/>
        </table:table-row>
        <table:table-row table:style-name="ro1">
          <table:table-cell table:formula="of:=[MPVs.A90]+0.25"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7"/>
          <table:table-cell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13"/>
        </table:table-row>
        <table:table-row table:style-name="ro1">
          <table:table-cell table:formula="of:=[MPVs.A91]+0.25"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13"/>
        </table:table-row>
        <table:table-row table:style-name="ro1">
          <table:table-cell table:formula="of:=[MPVs.A92]+0.25"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7"/>
          <table:table-cell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13"/>
        </table:table-row>
        <table:table-row table:style-name="ro1">
          <table:table-cell table:formula="of:=[MPVs.A93]+0.25"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7"/>
          <table:table-cell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13"/>
        </table:table-row>
        <table:table-row table:style-name="ro1">
          <table:table-cell table:formula="of:=[MPVs.A94]+0.25"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7"/>
          <table:table-cell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13"/>
        </table:table-row>
        <table:table-row table:style-name="ro1">
          <table:table-cell table:formula="of:=[MPVs.A95]+0.25"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13"/>
        </table:table-row>
        <table:table-row table:style-name="ro1">
          <table:table-cell table:formula="of:=[MPVs.A96]+0.25"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13"/>
        </table:table-row>
        <table:table-row table:style-name="ro1">
          <table:table-cell table:formula="of:=[MPVs.A97]+0.25"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13"/>
        </table:table-row>
        <table:table-row table:style-name="ro1">
          <table:table-cell table:formula="of:=[MPVs.A98]+0.25"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13"/>
        </table:table-row>
        <table:table-row table:style-name="ro1">
          <table:table-cell table:formula="of:=[MPVs.A99]+0.25"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7"/>
          <table:table-cell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13"/>
        </table:table-row>
        <table:table-row table:style-name="ro1">
          <table:table-cell table:style-name="ce2" table:formula="of:=[MPVs.A100]+0.25" office:value-type="float" office:value="9" calcext:value-type="float">
            <text:p>9</text:p>
          </table:table-cell>
          <table:table-cell table:style-name="ce2" office:value-type="float" office:value="104365.117278332" calcext:value-type="float">
            <text:p>104365.11727833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01]+0.25" office:value-type="float" office:value="9.25" calcext:value-type="float">
            <text:p>9.25</text:p>
          </table:table-cell>
          <table:table-cell table:style-name="ce2" office:value-type="float" office:value="126660.569769894" calcext:value-type="float">
            <text:p>126660.5697698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style-name="ce2" table:number-columns-repeated="1013"/>
        </table:table-row>
        <table:table-row table:style-name="ro1">
          <table:table-cell table:formula="of:=[MPVs.A102]+0.25"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13"/>
        </table:table-row>
        <table:table-row table:style-name="ro1">
          <table:table-cell table:formula="of:=[MPVs.A103]+0.25"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22"/>
        </table:table-row>
        <table:table-row table:style-name="ro1">
          <table:table-cell table:formula="of:=[MPVs.A104]+0.25"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22"/>
        </table:table-row>
        <table:table-row table:style-name="ro1">
          <table:table-cell table:formula="of:=[MPVs.A105]+0.25"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22"/>
        </table:table-row>
        <table:table-row table:style-name="ro1">
          <table:table-cell table:formula="of:=[MPVs.A106]+0.25"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22"/>
        </table:table-row>
        <table:table-row table:style-name="ro1">
          <table:table-cell table:formula="of:=[MPVs.A107]+0.25"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22"/>
        </table:table-row>
        <table:table-row table:style-name="ro1">
          <table:table-cell table:formula="of:=[MPVs.A108]+0.25"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22"/>
        </table:table-row>
        <table:table-row table:style-name="ro1">
          <table:table-cell table:formula="of:=[MPVs.A109]+0.25"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22"/>
        </table:table-row>
        <table:table-row table:style-name="ro1">
          <table:table-cell table:formula="of:=[MPVs.A110]+0.25"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22"/>
        </table:table-row>
        <table:table-row table:style-name="ro1">
          <table:table-cell table:style-name="ce2" table:formula="of:=[MPVs.A111]+0.25" office:value-type="float" office:value="11.75" calcext:value-type="float">
            <text:p>11.75</text:p>
          </table:table-cell>
          <table:table-cell table:style-name="ce2" office:value-type="float" office:value="191843.272208777" calcext:value-type="float">
            <text:p>191843.272208777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2]+0.25"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22"/>
        </table:table-row>
        <table:table-row table:style-name="ro1">
          <table:table-cell table:formula="of:=[MPVs.A113]+0.25"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22"/>
        </table:table-row>
        <table:table-row table:style-name="ro1">
          <table:table-cell table:formula="of:=[MPVs.A114]+0.25"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22"/>
        </table:table-row>
        <table:table-row table:style-name="ro1">
          <table:table-cell table:formula="of:=[MPVs.A115]+0.25"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22"/>
        </table:table-row>
        <table:table-row table:style-name="ro1">
          <table:table-cell table:formula="of:=[MPVs.A116]+0.25"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22"/>
        </table:table-row>
        <table:table-row table:style-name="ro1">
          <table:table-cell table:style-name="ce2" table:formula="of:=[MPVs.A117]+0.25" office:value-type="float" office:value="13.25" calcext:value-type="float">
            <text:p>13.25</text:p>
          </table:table-cell>
          <table:table-cell table:style-name="ce2" office:value-type="float" office:value="193497.297197161" calcext:value-type="float">
            <text:p>193497.297197161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8]+0.25"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22"/>
        </table:table-row>
        <table:table-row table:style-name="ro1">
          <table:table-cell table:style-name="ce2" table:formula="of:=[MPVs.A119]+0.25" office:value-type="float" office:value="13.75" calcext:value-type="float">
            <text:p>13.75</text:p>
          </table:table-cell>
          <table:table-cell table:style-name="ce2" office:value-type="float" office:value="191164.779907304" calcext:value-type="float">
            <text:p>191164.779907304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0]+0.25"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22"/>
        </table:table-row>
        <table:table-row table:style-name="ro1">
          <table:table-cell table:style-name="ce2" table:formula="of:=[MPVs.A121]+0.25" office:value-type="float" office:value="14.25" calcext:value-type="float">
            <text:p>14.25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2]+0.25" office:value-type="float" office:value="14.5" calcext:value-type="float">
            <text:p>14.5</text:p>
          </table:table-cell>
          <table:table-cell table:style-name="ce2" office:value-type="float" office:value="186638.362584663" calcext:value-type="float">
            <text:p>186638.36258466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3]+0.25" office:value-type="float" office:value="14.75" calcext:value-type="float">
            <text:p>14.75</text:p>
          </table:table-cell>
          <table:table-cell table:style-name="ce2" office:value-type="float" office:value="196036.992212918" calcext:value-type="float">
            <text:p>196036.99221291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4]+0.25"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22"/>
        </table:table-row>
        <table:table-row table:style-name="ro1">
          <table:table-cell table:formula="of:=[MPVs.A125]+0.25"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22"/>
        </table:table-row>
        <table:table-row table:style-name="ro1">
          <table:table-cell table:style-name="ce2" table:formula="of:=[MPVs.A126]+0.25" office:value-type="float" office:value="15.5" calcext:value-type="float">
            <text:p>15.5</text:p>
          </table:table-cell>
          <table:table-cell table:style-name="ce2" office:value-type="float" office:value="270498.753384586" calcext:value-type="float">
            <text:p>270498.75338458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7]+0.25" office:value-type="float" office:value="15.75" calcext:value-type="float">
            <text:p>15.75</text:p>
          </table:table-cell>
          <table:table-cell table:style-name="ce2" office:value-type="float" office:value="222940.191828326" calcext:value-type="float">
            <text:p>222940.19182832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8]+0.25"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22"/>
        </table:table-row>
        <table:table-row table:style-name="ro1">
          <table:table-cell table:formula="of:=[MPVs.A129]+0.25"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22"/>
        </table:table-row>
        <table:table-row table:style-name="ro1">
          <table:table-cell table:formula="of:=[MPVs.A130]+0.25"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22"/>
        </table:table-row>
        <table:table-row table:style-name="ro1">
          <table:table-cell table:style-name="ce2" table:formula="of:=[MPVs.A131]+0.25" office:value-type="float" office:value="16.75" calcext:value-type="float">
            <text:p>16.75</text:p>
          </table:table-cell>
          <table:table-cell table:style-name="ce2" office:value-type="float" office:value="197442.108615848" calcext:value-type="float">
            <text:p>197442.10861584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204390.740044279" calcext:value-type="float">
            <text:p>204390.740044279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-15.75" calcext:value-type="float">
            <text:p>-15.75</text:p>
          </table:table-cell>
          <table:table-cell table:number-columns-repeated="2"/>
          <table:table-cell office:value-type="float" office:value="180851.40209414" calcext:value-type="float">
            <text:p>180851.40209414</text:p>
          </table:table-cell>
          <table:table-cell office:value-type="float" office:value="-14.25" calcext:value-type="float">
            <text:p>-14.25</text:p>
          </table:table-cell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-15.5" calcext:value-type="float">
            <text:p>-15.5</text:p>
          </table:table-cell>
          <table:table-cell table:number-columns-repeated="2"/>
          <table:table-cell office:value-type="float" office:value="173116.583918593" calcext:value-type="float">
            <text:p>173116.58391859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214904.109157249" calcext:value-type="float">
            <text:p>214904.109157249</text:p>
          </table:table-cell>
          <table:table-cell office:value-type="float" office:value="-12.25" calcext:value-type="float">
            <text:p>-12.25</text:p>
          </table:table-cell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-14.75" calcext:value-type="float">
            <text:p>-14.75</text:p>
          </table:table-cell>
          <table:table-cell table:number-columns-repeated="2"/>
          <table:table-cell office:value-type="float" office:value="214409.682030695" calcext:value-type="float">
            <text:p>214409.682030695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-14.5" calcext:value-type="float">
            <text:p>-14.5</text:p>
          </table:table-cell>
          <table:table-cell table:number-columns-repeated="2"/>
          <table:table-cell office:value-type="float" office:value="183728.479210658" calcext:value-type="float">
            <text:p>183728.479210658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office:value-type="float" office:value="329537.642593708" calcext:value-type="float">
            <text:p>329537.642593708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191441.942407133" calcext:value-type="float">
            <text:p>191441.942407133</text:p>
          </table:table-cell>
          <table:table-cell office:value-type="float" office:value="-10.25" calcext:value-type="float">
            <text:p>-10.25</text:p>
          </table:table-cell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-13.75" calcext:value-type="float">
            <text:p>-13.75</text:p>
          </table:table-cell>
          <table:table-cell table:number-columns-repeated="2"/>
          <table:table-cell office:value-type="float" office:value="191085.494639266" calcext:value-type="float">
            <text:p>191085.494639266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-13.5" calcext:value-type="float">
            <text:p>-13.5</text:p>
          </table:table-cell>
          <table:table-cell table:number-columns-repeated="2"/>
          <table:table-cell office:value-type="float" office:value="167770.934378763" calcext:value-type="float">
            <text:p>167770.934378763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340329.552984582" calcext:value-type="float">
            <text:p>340329.552984582</text:p>
          </table:table-cell>
          <table:table-cell office:value-type="float" office:value="-13.25" calcext:value-type="float">
            <text:p>-13.25</text:p>
          </table:table-cell>
          <table:table-cell table:number-columns-repeated="2"/>
          <table:table-cell office:value-type="float" office:value="181069.435799791" calcext:value-type="float">
            <text:p>181069.435799791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-12.75" calcext:value-type="float">
            <text:p>-12.75</text:p>
          </table:table-cell>
          <table:table-cell table:number-columns-repeated="2"/>
          <table:table-cell office:value-type="float" office:value="92932.4725592466" calcext:value-type="float">
            <text:p>92932.472559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4905.198959116" calcext:value-type="float">
            <text:p>354905.198959116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  <table:table-cell office:value-type="float" office:value="74286.5474257694" calcext:value-type="float">
            <text:p>74286.5474257694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73871.236256014" calcext:value-type="float">
            <text:p>173871.23625601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-11.75" calcext:value-type="float">
            <text:p>-11.75</text:p>
          </table:table-cell>
          <table:table-cell table:number-columns-repeated="2"/>
          <table:table-cell office:value-type="float" office:value="115015.537527879" calcext:value-type="float">
            <text:p>115015.53752787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210481.084160295" calcext:value-type="float">
            <text:p>210481.0841602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-10.75" calcext:value-type="float">
            <text:p>-10.75</text:p>
          </table:table-cell>
          <table:table-cell table:number-columns-repeated="2"/>
          <table:table-cell office:value-type="float" office:value="205331.205682864" calcext:value-type="float">
            <text:p>205331.205682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-10.5" calcext:value-type="float">
            <text:p>-10.5</text:p>
          </table:table-cell>
          <table:table-cell table:number-columns-repeated="2"/>
          <table:table-cell office:value-type="float" office:value="137380.337124857" calcext:value-type="float">
            <text:p>137380.33712485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209223.027028417" calcext:value-type="float">
            <text:p>209223.02702841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-9.75" calcext:value-type="float">
            <text:p>-9.75</text:p>
          </table:table-cell>
          <table:table-cell table:number-columns-repeated="2"/>
          <table:table-cell office:value-type="float" office:value="104365.117278332" calcext:value-type="float">
            <text:p>104365.117278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-9.5" calcext:value-type="float">
            <text:p>-9.5</text:p>
          </table:table-cell>
          <table:table-cell table:number-columns-repeated="2"/>
          <table:table-cell office:value-type="float" office:value="126660.569769894" calcext:value-type="float">
            <text:p>126660.56976989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72201.0867255" calcext:value-type="float">
            <text:p>372201.0867255</text:p>
          </table:table-cell>
          <table:table-cell office:value-type="float" office:value="-9.25" calcext:value-type="float">
            <text:p>-9.25</text:p>
          </table:table-cell>
          <table:table-cell table:number-columns-repeated="2"/>
          <table:table-cell office:value-type="float" office:value="191843.272208777" calcext:value-type="float">
            <text:p>191843.272208777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193497.297197161" calcext:value-type="float">
            <text:p>193497.29719716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-8.75" calcext:value-type="float">
            <text:p>-8.75</text:p>
          </table:table-cell>
          <table:table-cell table:number-columns-repeated="2"/>
          <table:table-cell office:value-type="float" office:value="191164.779907304" calcext:value-type="float">
            <text:p>191164.77990730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-8.5" calcext:value-type="float">
            <text:p>-8.5</text:p>
          </table:table-cell>
          <table:table-cell table:number-columns-repeated="2"/>
          <table:table-cell office:value-type="float" office:value="216610.687506233" calcext:value-type="float">
            <text:p>216610.687506233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86638.362584663" calcext:value-type="float">
            <text:p>186638.36258466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-7.75" calcext:value-type="float">
            <text:p>-7.75</text:p>
          </table:table-cell>
          <table:table-cell table:number-columns-repeated="2"/>
          <table:table-cell office:value-type="float" office:value="196036.992212918" calcext:value-type="float">
            <text:p>196036.99221291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-7.5" calcext:value-type="float">
            <text:p>-7.5</text:p>
          </table:table-cell>
          <table:table-cell table:number-columns-repeated="2"/>
          <table:table-cell office:value-type="float" office:value="270498.753384586" calcext:value-type="float">
            <text:p>270498.75338458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  <table:table-cell office:value-type="float" office:value="222940.191828326" calcext:value-type="float">
            <text:p>222940.191828326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97442.108615848" calcext:value-type="float">
            <text:p>197442.10861584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-6.75" calcext:value-type="float">
            <text:p>-6.75</text:p>
          </table:table-cell>
          <table:table-cell table:number-columns-repeated="4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-6.5" calcext:value-type="float">
            <text:p>-6.5</text:p>
          </table:table-cell>
          <table:table-cell table:number-columns-repeated="4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-5.75" calcext:value-type="float">
            <text:p>-5.75</text:p>
          </table:table-cell>
          <table:table-cell table:number-columns-repeated="4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-5.5" calcext:value-type="float">
            <text:p>-5.5</text:p>
          </table:table-cell>
          <table:table-cell table:number-columns-repeated="4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-4.5" calcext:value-type="float">
            <text:p>-4.5</text:p>
          </table:table-cell>
          <table:table-cell table:number-columns-repeated="4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-3.5" calcext:value-type="float">
            <text:p>-3.5</text:p>
          </table:table-cell>
          <table:table-cell table:number-columns-repeated="4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-3.25" calcext:value-type="float">
            <text:p>-3.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75" calcext:value-type="float">
            <text:p>-2.75</text:p>
          </table:table-cell>
          <table:table-cell table:number-columns-repeated="4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-2.5" calcext:value-type="float">
            <text:p>-2.5</text:p>
          </table:table-cell>
          <table:table-cell table:number-columns-repeated="4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-2.25" calcext:value-type="float">
            <text:p>-2.25</text:p>
          </table:table-cell>
          <table:table-cell table:number-columns-repeated="4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-1.5" calcext:value-type="float">
            <text:p>-1.5</text:p>
          </table:table-cell>
          <table:table-cell table:number-columns-repeated="4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-1.25" calcext:value-type="float">
            <text:p>-1.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2.25" calcext:value-type="float">
            <text:p>2.25</text:p>
          </table:table-cell>
          <table:table-cell table:number-columns-repeated="4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4.25" calcext:value-type="float">
            <text:p>4.25</text:p>
          </table:table-cell>
          <table:table-cell table:number-columns-repeated="4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4.75" calcext:value-type="float">
            <text:p>4.75</text:p>
          </table:table-cell>
          <table:table-cell table:number-columns-repeated="4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6.75" calcext:value-type="float">
            <text:p>6.75</text:p>
          </table:table-cell>
          <table:table-cell table:number-columns-repeated="4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7.25" calcext:value-type="float">
            <text:p>7.25</text:p>
          </table:table-cell>
          <table:table-cell table:number-columns-repeated="4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7.75" calcext:value-type="float">
            <text:p>7.75</text:p>
          </table:table-cell>
          <table:table-cell table:number-columns-repeated="4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8.75" calcext:value-type="float">
            <text:p>8.75</text:p>
          </table:table-cell>
          <table:table-cell table:number-columns-repeated="4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10.25" calcext:value-type="float">
            <text:p>10.25</text:p>
          </table:table-cell>
          <table:table-cell table:number-columns-repeated="4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10.75" calcext:value-type="float">
            <text:p>10.75</text:p>
          </table:table-cell>
          <table:table-cell table:number-columns-repeated="4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12.25" calcext:value-type="float">
            <text:p>12.25</text:p>
          </table:table-cell>
          <table:table-cell table:number-columns-repeated="4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15.25" calcext:value-type="float">
            <text:p>15.25</text:p>
          </table:table-cell>
          <table:table-cell table:number-columns-repeated="4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16.25" calcext:value-type="float">
            <text:p>16.25</text:p>
          </table:table-cell>
          <table:table-cell table:number-columns-repeated="4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16.5" calcext:value-type="float">
            <text:p>16.5</text:p>
          </table:table-cell>
          <table:table-cell table:number-columns-repeated="4"/>
        </table:table-row>
      </table:table>
      <table:table table:name="phi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0.959762" calcext:value-type="float">
            <text:p>0.959762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2"/>
          <table:table-cell office:value-type="float" office:value="0.952967" calcext:value-type="float">
            <text:p>0.952967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office:value-type="float" office:value="0.720341" calcext:value-type="float">
            <text:p>0.720341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/>
          <table:table-cell office:value-type="float" office:value="0.889156" calcext:value-type="float">
            <text:p>0.889156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0.963638" calcext:value-type="float">
            <text:p>0.963638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2"/>
          <table:table-cell office:value-type="float" office:value="0.927361" calcext:value-type="float">
            <text:p>0.927361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0.838716" calcext:value-type="float">
            <text:p>0.838716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3"/>
        </table:table-row>
        <table:table-row table:style-name="ro1">
          <table:table-cell office:value-type="float" office:value="0.964383" calcext:value-type="float">
            <text:p>0.964383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2"/>
          <table:table-cell office:value-type="float" office:value="0.913177" calcext:value-type="float">
            <text:p>0.913177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0.926924" calcext:value-type="float">
            <text:p>0.926924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3"/>
        </table:table-row>
        <table:table-row table:style-name="ro1">
          <table:table-cell office:value-type="float" office:value="0.952045" calcext:value-type="float">
            <text:p>0.95204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2"/>
          <table:table-cell office:value-type="float" office:value="0.328346" calcext:value-type="float">
            <text:p>0.328346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0.862964" calcext:value-type="float">
            <text:p>0.862964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number-columns-repeated="3"/>
        </table:table-row>
        <table:table-row table:style-name="ro1">
          <table:table-cell office:value-type="float" office:value="0.954909" calcext:value-type="float">
            <text:p>0.954909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2"/>
          <table:table-cell office:value-type="float" office:value="0.962498" calcext:value-type="float">
            <text:p>0.962498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0.935823" calcext:value-type="float">
            <text:p>0.935823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3"/>
        </table:table-row>
        <table:table-row table:style-name="ro1">
          <table:table-cell office:value-type="float" office:value="0.954591" calcext:value-type="float">
            <text:p>0.954591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2"/>
          <table:table-cell office:value-type="float" office:value="0.952321" calcext:value-type="float">
            <text:p>0.952321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0.960276" calcext:value-type="float">
            <text:p>0.960276</text:p>
          </table:table-cell>
          <table:table-cell office:value-type="float" office:value="329537.642593708" calcext:value-type="float">
            <text:p>329537.642593708</text:p>
          </table:table-cell>
          <table:table-cell table:number-columns-repeated="2"/>
          <table:table-cell office:value-type="float" office:value="0.93394" calcext:value-type="float">
            <text:p>0.9339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2"/>
          <table:table-cell office:value-type="float" office:value="0.926592" calcext:value-type="float">
            <text:p>0.92659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0.962465" calcext:value-type="float">
            <text:p>0.96246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2"/>
          <table:table-cell office:value-type="float" office:value="0.918177" calcext:value-type="float">
            <text:p>0.91817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0.961088" calcext:value-type="float">
            <text:p>0.961088</text:p>
          </table:table-cell>
          <table:table-cell office:value-type="float" office:value="340329.552984582" calcext:value-type="float">
            <text:p>340329.552984582</text:p>
          </table:table-cell>
          <table:table-cell table:number-columns-repeated="2"/>
          <table:table-cell office:value-type="float" office:value="0.870833" calcext:value-type="float">
            <text:p>0.870833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0.97154" calcext:value-type="float">
            <text:p>0.97154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2"/>
          <table:table-cell office:value-type="float" office:value="0.984226" calcext:value-type="float">
            <text:p>0.984226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0.950166" calcext:value-type="float">
            <text:p>0.950166</text:p>
          </table:table-cell>
          <table:table-cell office:value-type="float" office:value="354905.198959116" calcext:value-type="float">
            <text:p>354905.198959116</text:p>
          </table:table-cell>
          <table:table-cell table:number-columns-repeated="2"/>
          <table:table-cell office:value-type="float" office:value="0.9566" calcext:value-type="float">
            <text:p>0.9566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0.967263" calcext:value-type="float">
            <text:p>0.967263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2"/>
          <table:table-cell office:value-type="float" office:value="0.936905" calcext:value-type="float">
            <text:p>0.936905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0.964945" calcext:value-type="float">
            <text:p>0.96494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2"/>
          <table:table-cell office:value-type="float" office:value="0.938548" calcext:value-type="float">
            <text:p>0.938548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 table:number-columns-repeated="6"/>
        </table:table-row>
        <table:table-row table:style-name="ro1">
          <table:table-cell office:value-type="float" office:value="0.951587" calcext:value-type="float">
            <text:p>0.951587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2"/>
          <table:table-cell office:value-type="float" office:value="0.917586" calcext:value-type="float">
            <text:p>0.917586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0.956256" calcext:value-type="float">
            <text:p>0.956256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2"/>
          <table:table-cell office:value-type="float" office:value="0.936861" calcext:value-type="float">
            <text:p>0.936861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0.957217" calcext:value-type="float">
            <text:p>0.957217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2"/>
          <table:table-cell office:value-type="float" office:value="0.581027" calcext:value-type="float">
            <text:p>0.581027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0.957416" calcext:value-type="float">
            <text:p>0.957416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2"/>
          <table:table-cell office:value-type="float" office:value="0.806302" calcext:value-type="float">
            <text:p>0.806302</text:p>
          </table:table-cell>
          <table:table-cell table:style-name="ce1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0.963368" calcext:value-type="float">
            <text:p>0.963368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2"/>
          <table:table-cell office:value-type="float" office:value="0.937507" calcext:value-type="float">
            <text:p>0.937507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0.96425" calcext:value-type="float">
            <text:p>0.9642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2"/>
          <table:table-cell office:value-type="float" office:value="0.94554" calcext:value-type="float">
            <text:p>0.94554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0.962885" calcext:value-type="float">
            <text:p>0.962885</text:p>
          </table:table-cell>
          <table:table-cell office:value-type="float" office:value="372201.0867255" calcext:value-type="float">
            <text:p>372201.0867255</text:p>
          </table:table-cell>
          <table:table-cell table:number-columns-repeated="2"/>
          <table:table-cell office:value-type="float" office:value="0.947267" calcext:value-type="float">
            <text:p>0.947267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0.948511" calcext:value-type="float">
            <text:p>0.948511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2"/>
          <table:table-cell office:value-type="float" office:value="0.897948" calcext:value-type="float">
            <text:p>0.897948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0.958215" calcext:value-type="float">
            <text:p>0.95821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2"/>
          <table:table-cell office:value-type="float" office:value="0.933273" calcext:value-type="float">
            <text:p>0.933273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0.9559" calcext:value-type="float">
            <text:p>0.9559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0"/>
        </table:table-row>
        <table:table-row table:style-name="ro1">
          <table:table-cell office:value-type="float" office:value="0.954143" calcext:value-type="float">
            <text:p>0.954143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"/>
        </table:table-row>
        <table:table-row table:style-name="ro1">
          <table:table-cell office:value-type="float" office:value="0.960212" calcext:value-type="float">
            <text:p>0.960212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"/>
        </table:table-row>
        <table:table-row table:style-name="ro1">
          <table:table-cell office:value-type="float" office:value="0.962679" calcext:value-type="float">
            <text:p>0.962679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"/>
        </table:table-row>
        <table:table-row table:style-name="ro1">
          <table:table-cell office:value-type="float" office:value="0.959724" calcext:value-type="float">
            <text:p>0.959724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0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"/>
        </table:table-row>
        <table:table-row table:style-name="ro1">
          <table:table-cell office:value-type="float" office:value="0.955776" calcext:value-type="float">
            <text:p>0.955776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"/>
        </table:table-row>
        <table:table-row table:style-name="ro1">
          <table:table-cell office:value-type="float" office:value="0.957582" calcext:value-type="float">
            <text:p>0.957582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"/>
        </table:table-row>
        <table:table-row table:style-name="ro1">
          <table:table-cell office:value-type="float" office:value="0.952356" calcext:value-type="float">
            <text:p>0.95235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0"/>
        </table:table-row>
        <table:table-row table:style-name="ro1">
          <table:table-cell office:value-type="float" office:value="0.963523" calcext:value-type="float">
            <text:p>0.963523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"/>
        </table:table-row>
        <table:table-row table:style-name="ro1">
          <table:table-cell office:value-type="float" office:value="0.962658" calcext:value-type="float">
            <text:p>0.962658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"/>
        </table:table-row>
        <table:table-row table:style-name="ro1">
          <table:table-cell office:value-type="float" office:value="0.962729" calcext:value-type="float">
            <text:p>0.962729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"/>
        </table:table-row>
        <table:table-row table:style-name="ro1">
          <table:table-cell office:value-type="float" office:value="0.960465" calcext:value-type="float">
            <text:p>0.96046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"/>
        </table:table-row>
        <table:table-row table:style-name="ro1">
          <table:table-cell office:value-type="float" office:value="0.953565" calcext:value-type="float">
            <text:p>0.95356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"/>
        </table:table-row>
        <table:table-row table:style-name="ro1">
          <table:table-cell office:value-type="float" office:value="0.953472" calcext:value-type="float">
            <text:p>0.953472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"/>
        </table:table-row>
        <table:table-row table:style-name="ro1">
          <table:table-cell office:value-type="float" office:value="0.961861" calcext:value-type="float">
            <text:p>0.961861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0"/>
        </table:table-row>
        <table:table-row table:style-name="ro1">
          <table:table-cell office:value-type="float" office:value="0.964186" calcext:value-type="float">
            <text:p>0.964186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"/>
        </table:table-row>
        <table:table-row table:style-name="ro1">
          <table:table-cell office:value-type="float" office:value="0.96166" calcext:value-type="float">
            <text:p>0.96166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"/>
        </table:table-row>
        <table:table-row table:style-name="ro1">
          <table:table-cell office:value-type="float" office:value="0.96689" calcext:value-type="float">
            <text:p>0.96689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"/>
        </table:table-row>
        <table:table-row table:style-name="ro1">
          <table:table-cell office:value-type="float" office:value="0.972655" calcext:value-type="float">
            <text:p>0.97265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"/>
        </table:table-row>
        <table:table-row table:style-name="ro1">
          <table:table-cell office:value-type="float" office:value="0.953492" calcext:value-type="float">
            <text:p>0.95349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0"/>
        </table:table-row>
        <table:table-row table:style-name="ro1">
          <table:table-cell office:value-type="float" office:value="0.960075" calcext:value-type="float">
            <text:p>0.9600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"/>
        </table:table-row>
        <table:table-row table:style-name="ro1">
          <table:table-cell office:value-type="float" office:value="0.961787" calcext:value-type="float">
            <text:p>0.961787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"/>
        </table:table-row>
        <table:table-row table:style-name="ro1">
          <table:table-cell office:value-type="float" office:value="0.960046" calcext:value-type="float">
            <text:p>0.960046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"/>
        </table:table-row>
        <table:table-row table:style-name="ro1">
          <table:table-cell office:value-type="float" office:value="0.953238" calcext:value-type="float">
            <text:p>0.953238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"/>
        </table:table-row>
        <table:table-row table:style-name="ro1">
          <table:table-cell office:value-type="float" office:value="0.957589" calcext:value-type="float">
            <text:p>0.957589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"/>
        </table:table-row>
        <table:table-row table:style-name="ro1">
          <table:table-cell office:value-type="float" office:value="0.960359" calcext:value-type="float">
            <text:p>0.960359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"/>
        </table:table-row>
        <table:table-row table:style-name="ro1">
          <table:table-cell office:value-type="float" office:value="0.755892" calcext:value-type="float">
            <text:p>0.75589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0"/>
        </table:table-row>
        <table:table-row table:style-name="ro1">
          <table:table-cell office:value-type="float" office:value="0.962928" calcext:value-type="float">
            <text:p>0.962928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"/>
        </table:table-row>
        <table:table-row table:style-name="ro1">
          <table:table-cell office:value-type="float" office:value="0.963802" calcext:value-type="float">
            <text:p>0.963802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"/>
        </table:table-row>
        <table:table-row table:style-name="ro1">
          <table:table-cell office:value-type="float" office:value="0.941301" calcext:value-type="float">
            <text:p>0.941301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0"/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0"/>
        </table:table-row>
        <table:table-row table:style-name="ro1">
          <table:table-cell office:value-type="float" office:value="0.948669" calcext:value-type="float">
            <text:p>0.948669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"/>
        </table:table-row>
        <table:table-row table:style-name="ro1">
          <table:table-cell office:value-type="float" office:value="0.949108" calcext:value-type="float">
            <text:p>0.949108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"/>
        </table:table-row>
        <table:table-row table:style-name="ro1">
          <table:table-cell office:value-type="float" office:value="0.95745" calcext:value-type="float">
            <text:p>0.95745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"/>
        </table:table-row>
        <table:table-row table:style-name="ro1">
          <table:table-cell office:value-type="float" office:value="0.961644" calcext:value-type="float">
            <text:p>0.961644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"/>
        </table:table-row>
        <table:table-row table:style-name="ro1">
          <table:table-cell office:value-type="float" office:value="0.960452" calcext:value-type="float">
            <text:p>0.960452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"/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"/>
        </table:table-row>
        <table:table-row table:style-name="ro1">
          <table:table-cell office:value-type="float" office:value="0.956541" calcext:value-type="float">
            <text:p>0.956541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"/>
        </table:table-row>
        <table:table-row table:style-name="ro1">
          <table:table-cell office:value-type="float" office:value="0.957005" calcext:value-type="float">
            <text:p>0.957005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"/>
        </table:table-row>
        <table:table-row table:style-name="ro1">
          <table:table-cell office:value-type="float" office:value="0.724351" calcext:value-type="float">
            <text:p>0.724351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10"/>
        </table:table-row>
        <table:table-row table:style-name="ro1">
          <table:table-cell office:value-type="float" office:value="0.96276" calcext:value-type="float">
            <text:p>0.96276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"/>
        </table:table-row>
        <table:table-row table:style-name="ro1">
          <table:table-cell office:value-type="float" office:value="0.96314" calcext:value-type="float">
            <text:p>0.9631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"/>
        </table:table-row>
        <table:table-row table:style-name="ro1">
          <table:table-cell office:value-type="float" office:value="0.945036" calcext:value-type="float">
            <text:p>0.94503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0"/>
        </table:table-row>
        <table:table-row table:style-name="ro1">
          <table:table-cell office:value-type="float" office:value="0.95576" calcext:value-type="float">
            <text:p>0.95576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"/>
        </table:table-row>
        <table:table-row table:style-name="ro1">
          <table:table-cell office:value-type="float" office:value="0.958227" calcext:value-type="float">
            <text:p>0.95822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"/>
        </table:table-row>
        <table:table-row table:style-name="ro1">
          <table:table-cell office:value-type="float" office:value="0.946598" calcext:value-type="float">
            <text:p>0.946598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"/>
        </table:table-row>
        <table:table-row table:style-name="ro1">
          <table:table-cell office:value-type="float" office:value="0.963161" calcext:value-type="float">
            <text:p>0.963161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"/>
        </table:table-row>
        <table:table-row table:style-name="ro1">
          <table:table-cell office:value-type="float" office:value="0.807414" calcext:value-type="float">
            <text:p>0.807414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"/>
        </table:table-row>
        <table:table-row table:style-name="ro1">
          <table:table-cell office:value-type="float" office:value="0.968335" calcext:value-type="float">
            <text:p>0.96833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"/>
        </table:table-row>
        <table:table-row table:style-name="ro1">
          <table:table-cell office:value-type="float" office:value="0.964175" calcext:value-type="float">
            <text:p>0.9641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"/>
        </table:table-row>
        <table:table-row table:style-name="ro1">
          <table:table-cell office:value-type="float" office:value="0.960368" calcext:value-type="float">
            <text:p>0.960368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"/>
        </table:table-row>
        <table:table-row table:style-name="ro1">
          <table:table-cell office:value-type="float" office:value="0.962367" calcext:value-type="float">
            <text:p>0.962367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"/>
        </table:table-row>
        <table:table-row table:style-name="ro1">
          <table:table-cell office:value-type="float" office:value="0.961551" calcext:value-type="float">
            <text:p>0.961551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"/>
        </table:table-row>
        <table:table-row table:style-name="ro1">
          <table:table-cell office:value-type="float" office:value="0.961803" calcext:value-type="float">
            <text:p>0.961803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"/>
        </table:table-row>
        <table:table-row table:style-name="ro1">
          <table:table-cell office:value-type="float" office:value="0.964407" calcext:value-type="float">
            <text:p>0.964407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"/>
        </table:table-row>
        <table:table-row table:style-name="ro1">
          <table:table-cell office:value-type="float" office:value="0.802781" calcext:value-type="float">
            <text:p>0.802781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"/>
        </table:table-row>
        <table:table-row table:style-name="ro1">
          <table:table-cell office:value-type="float" office:value="0.951439" calcext:value-type="float">
            <text:p>0.951439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"/>
        </table:table-row>
        <table:table-row table:style-name="ro1">
          <table:table-cell office:value-type="float" office:value="0.957235" calcext:value-type="float">
            <text:p>0.95723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"/>
        </table:table-row>
        <table:table-row table:style-name="ro1">
          <table:table-cell office:value-type="float" office:value="0.910015" calcext:value-type="float">
            <text:p>0.91001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"/>
        </table:table-row>
        <table:table-row table:style-name="ro1">
          <table:table-cell office:value-type="float" office:value="0.962319" calcext:value-type="float">
            <text:p>0.962319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"/>
        </table:table-row>
        <table:table-row table:style-name="ro1">
          <table:table-cell office:value-type="float" office:value="0.80431" calcext:value-type="float">
            <text:p>0.80431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"/>
        </table:table-row>
        <table:table-row table:style-name="ro1">
          <table:table-cell office:value-type="float" office:value="0.967468" calcext:value-type="float">
            <text:p>0.967468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"/>
        </table:table-row>
        <table:table-row table:style-name="ro1">
          <table:table-cell office:value-type="float" office:value="0.961049" calcext:value-type="float">
            <text:p>0.961049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"/>
        </table:table-row>
        <table:table-row table:style-name="ro1">
          <table:table-cell office:value-type="float" office:value="0.948009" calcext:value-type="float">
            <text:p>0.948009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"/>
        </table:table-row>
        <table:table-row table:style-name="ro1">
          <table:table-cell office:value-type="float" office:value="0.955335" calcext:value-type="float">
            <text:p>0.95533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"/>
        </table:table-row>
        <table:table-row table:style-name="ro1">
          <table:table-cell office:value-type="float" office:value="0.969674" calcext:value-type="float">
            <text:p>0.9696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"/>
        </table:table-row>
        <table:table-row table:style-name="ro1">
          <table:table-cell office:value-type="float" office:value="0.93724" calcext:value-type="float">
            <text:p>0.93724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"/>
        </table:table-row>
        <table:table-row table:style-name="ro1">
          <table:table-cell office:value-type="float" office:value="0.959822" calcext:value-type="float">
            <text:p>0.959822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"/>
        </table:table-row>
        <table:table-row table:style-name="ro1">
          <table:table-cell office:value-type="float" office:value="0.957976" calcext:value-type="float">
            <text:p>0.95797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"/>
        </table:table-row>
        <table:table-row table:style-name="ro1">
          <table:table-cell office:value-type="float" office:value="0.963316" calcext:value-type="float">
            <text:p>0.963316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"/>
        </table:table-row>
        <table:table-row table:style-name="ro1">
          <table:table-cell office:value-type="float" office:value="0.962903" calcext:value-type="float">
            <text:p>0.962903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ta" table:style-name="ta1">
        <table:table-column table:style-name="co1" table:number-columns-repeated="12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0.875411" calcext:value-type="float">
            <text:p>0.875411</text:p>
          </table:table-cell>
          <table:table-cell table:number-columns-repeated="2"/>
          <table:table-cell table:style-name="ce1" office:value-type="float" office:value="204390.740044279" calcext:value-type="float">
            <text:p>204390.740044279</text:p>
          </table:table-cell>
          <table:table-cell office:value-type="float" office:value="0.919281" calcext:value-type="float">
            <text:p>0.919281</text:p>
          </table:table-cell>
          <table:table-cell/>
          <table:table-cell table:style-name="ce1" office:value-type="float" office:value="92932.4725592466" calcext:value-type="float">
            <text:p>92932.4725592466</text:p>
          </table:table-cell>
          <table:table-cell office:value-type="float" office:value="0.823986" calcext:value-type="float">
            <text:p>0.823986</text:p>
          </table:table-cell>
          <table:table-cell/>
          <table:table-cell table:style-name="ce1" office:value-type="float" office:value="74286.5474257694" calcext:value-type="float">
            <text:p>74286.5474257694</text:p>
          </table:table-cell>
          <table:table-cell office:value-type="float" office:value="0.771003" calcext:value-type="float">
            <text:p>0.771003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0.939434" calcext:value-type="float">
            <text:p>0.939434</text:p>
          </table:table-cell>
          <table:table-cell table:number-columns-repeated="2"/>
          <table:table-cell table:style-name="ce1" office:value-type="float" office:value="180851.40209414" calcext:value-type="float">
            <text:p>180851.40209414</text:p>
          </table:table-cell>
          <table:table-cell office:value-type="float" office:value="0.904326" calcext:value-type="float">
            <text:p>0.904326</text:p>
          </table:table-cell>
          <table:table-cell/>
          <table:table-cell table:style-name="ce1" office:value-type="float" office:value="115015.537527879" calcext:value-type="float">
            <text:p>115015.537527879</text:p>
          </table:table-cell>
          <table:table-cell office:value-type="float" office:value="0.902896" calcext:value-type="float">
            <text:p>0.902896</text:p>
          </table:table-cell>
          <table:table-cell table:number-columns-repeated="3"/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0.940229" calcext:value-type="float">
            <text:p>0.940229</text:p>
          </table:table-cell>
          <table:table-cell table:number-columns-repeated="2"/>
          <table:table-cell table:style-name="ce1" office:value-type="float" office:value="173116.583918593" calcext:value-type="float">
            <text:p>173116.583918593</text:p>
          </table:table-cell>
          <table:table-cell office:value-type="float" office:value="0.931085" calcext:value-type="float">
            <text:p>0.931085</text:p>
          </table:table-cell>
          <table:table-cell/>
          <table:table-cell table:style-name="ce1" office:value-type="float" office:value="137380.337124857" calcext:value-type="float">
            <text:p>137380.337124857</text:p>
          </table:table-cell>
          <table:table-cell office:value-type="float" office:value="0.911303" calcext:value-type="float">
            <text:p>0.911303</text:p>
          </table:table-cell>
          <table:table-cell table:number-columns-repeated="3"/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0.915219" calcext:value-type="float">
            <text:p>0.915219</text:p>
          </table:table-cell>
          <table:table-cell table:number-columns-repeated="2"/>
          <table:table-cell table:style-name="ce4" office:value-type="float" office:value="214904.109157249" calcext:value-type="float">
            <text:p>214904.109157249</text:p>
          </table:table-cell>
          <table:table-cell office:value-type="float" office:value="0.924894" calcext:value-type="float">
            <text:p>0.924894</text:p>
          </table:table-cell>
          <table:table-cell/>
          <table:table-cell table:style-name="ce1" office:value-type="float" office:value="104365.117278332" calcext:value-type="float">
            <text:p>104365.117278332</text:p>
          </table:table-cell>
          <table:table-cell office:value-type="float" office:value="0.902893" calcext:value-type="float">
            <text:p>0.902893</text:p>
          </table:table-cell>
          <table:table-cell table:number-columns-repeated="3"/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0.909747" calcext:value-type="float">
            <text:p>0.909747</text:p>
          </table:table-cell>
          <table:table-cell table:number-columns-repeated="2"/>
          <table:table-cell table:style-name="ce1" office:value-type="float" office:value="214409.682030695" calcext:value-type="float">
            <text:p>214409.682030695</text:p>
          </table:table-cell>
          <table:table-cell office:value-type="float" office:value="0.938562" calcext:value-type="float">
            <text:p>0.938562</text:p>
          </table:table-cell>
          <table:table-cell/>
          <table:table-cell table:style-name="ce1" office:value-type="float" office:value="126660.569769894" calcext:value-type="float">
            <text:p>126660.569769894</text:p>
          </table:table-cell>
          <table:table-cell office:value-type="float" office:value="0.905271" calcext:value-type="float">
            <text:p>0.905271</text:p>
          </table:table-cell>
          <table:table-cell table:number-columns-repeated="3"/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0.846067" calcext:value-type="float">
            <text:p>0.846067</text:p>
          </table:table-cell>
          <table:table-cell table:number-columns-repeated="2"/>
          <table:table-cell table:style-name="ce1" office:value-type="float" office:value="183728.479210658" calcext:value-type="float">
            <text:p>183728.479210658</text:p>
          </table:table-cell>
          <table:table-cell office:value-type="float" office:value="0.92962" calcext:value-type="float">
            <text:p>0.92962</text:p>
          </table:table-cell>
          <table:table-cell table:number-columns-repeated="6"/>
        </table:table-row>
        <table:table-row table:style-name="ro1">
          <table:table-cell table:style-name="ce1" office:value-type="float" office:value="329537.642593708" calcext:value-type="float">
            <text:p>329537.642593708</text:p>
          </table:table-cell>
          <table:table-cell office:value-type="float" office:value="0.937225" calcext:value-type="float">
            <text:p>0.937225</text:p>
          </table:table-cell>
          <table:table-cell table:number-columns-repeated="2"/>
          <table:table-cell table:style-name="ce1" office:value-type="float" office:value="191441.942407133" calcext:value-type="float">
            <text:p>191441.942407133</text:p>
          </table:table-cell>
          <table:table-cell office:value-type="float" office:value="0.907006" calcext:value-type="float">
            <text:p>0.907006</text:p>
          </table:table-cell>
          <table:table-cell table:number-columns-repeated="6"/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0.93767" calcext:value-type="float">
            <text:p>0.93767</text:p>
          </table:table-cell>
          <table:table-cell table:number-columns-repeated="2"/>
          <table:table-cell table:style-name="ce1" office:value-type="float" office:value="191085.494639266" calcext:value-type="float">
            <text:p>191085.494639266</text:p>
          </table:table-cell>
          <table:table-cell office:value-type="float" office:value="0.903943" calcext:value-type="float">
            <text:p>0.903943</text:p>
          </table:table-cell>
          <table:table-cell table:number-columns-repeated="6"/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0.939818" calcext:value-type="float">
            <text:p>0.939818</text:p>
          </table:table-cell>
          <table:table-cell table:number-columns-repeated="2"/>
          <table:table-cell table:style-name="ce1" office:value-type="float" office:value="167770.934378763" calcext:value-type="float">
            <text:p>167770.934378763</text:p>
          </table:table-cell>
          <table:table-cell office:value-type="float" office:value="0.904643" calcext:value-type="float">
            <text:p>0.904643</text:p>
          </table:table-cell>
          <table:table-cell table:number-columns-repeated="6"/>
        </table:table-row>
        <table:table-row table:style-name="ro1">
          <table:table-cell table:style-name="ce1" office:value-type="float" office:value="340329.552984582" calcext:value-type="float">
            <text:p>340329.552984582</text:p>
          </table:table-cell>
          <table:table-cell office:value-type="float" office:value="0.937495" calcext:value-type="float">
            <text:p>0.937495</text:p>
          </table:table-cell>
          <table:table-cell table:number-columns-repeated="2"/>
          <table:table-cell table:style-name="ce1" office:value-type="float" office:value="181069.435799791" calcext:value-type="float">
            <text:p>181069.435799791</text:p>
          </table:table-cell>
          <table:table-cell office:value-type="float" office:value="0.878206" calcext:value-type="float">
            <text:p>0.878206</text:p>
          </table:table-cell>
          <table:table-cell table:number-columns-repeated="6"/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0.869975" calcext:value-type="float">
            <text:p>0.869975</text:p>
          </table:table-cell>
          <table:table-cell table:number-columns-repeated="2"/>
          <table:table-cell table:style-name="ce1" office:value-type="float" office:value="173871.236256014" calcext:value-type="float">
            <text:p>173871.236256014</text:p>
          </table:table-cell>
          <table:table-cell office:value-type="float" office:value="0.951486" calcext:value-type="float">
            <text:p>0.951486</text:p>
          </table:table-cell>
          <table:table-cell table:number-columns-repeated="6"/>
        </table:table-row>
        <table:table-row table:style-name="ro1">
          <table:table-cell table:style-name="ce1" office:value-type="float" office:value="354905.198959116" calcext:value-type="float">
            <text:p>354905.198959116</text:p>
          </table:table-cell>
          <table:table-cell office:value-type="float" office:value="0.931743" calcext:value-type="float">
            <text:p>0.931743</text:p>
          </table:table-cell>
          <table:table-cell table:number-columns-repeated="2"/>
          <table:table-cell table:style-name="ce1" office:value-type="float" office:value="210481.084160295" calcext:value-type="float">
            <text:p>210481.084160295</text:p>
          </table:table-cell>
          <table:table-cell office:value-type="float" office:value="0.937205" calcext:value-type="float">
            <text:p>0.937205</text:p>
          </table:table-cell>
          <table:table-cell table:number-columns-repeated="6"/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0.944737" calcext:value-type="float">
            <text:p>0.944737</text:p>
          </table:table-cell>
          <table:table-cell table:number-columns-repeated="2"/>
          <table:table-cell table:style-name="ce1" office:value-type="float" office:value="205331.205682864" calcext:value-type="float">
            <text:p>205331.205682864</text:p>
          </table:table-cell>
          <table:table-cell office:value-type="float" office:value="0.92118" calcext:value-type="float">
            <text:p>0.92118</text:p>
          </table:table-cell>
          <table:table-cell table:number-columns-repeated="6"/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0.944586" calcext:value-type="float">
            <text:p>0.944586</text:p>
          </table:table-cell>
          <table:table-cell table:number-columns-repeated="2"/>
          <table:table-cell table:style-name="ce1" office:value-type="float" office:value="209223.027028417" calcext:value-type="float">
            <text:p>209223.027028417</text:p>
          </table:table-cell>
          <table:table-cell office:value-type="float" office:value="0.916522" calcext:value-type="float">
            <text:p>0.916522</text:p>
          </table:table-cell>
          <table:table-cell table:number-columns-repeated="6"/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0.781563" calcext:value-type="float">
            <text:p>0.781563</text:p>
          </table:table-cell>
          <table:table-cell table:number-columns-repeated="2"/>
          <table:table-cell table:style-name="ce1" office:value-type="float" office:value="191843.272208777" calcext:value-type="float">
            <text:p>191843.272208777</text:p>
          </table:table-cell>
          <table:table-cell office:value-type="float" office:value="0.906952" calcext:value-type="float">
            <text:p>0.906952</text:p>
          </table:table-cell>
          <table:table-cell table:number-columns-repeated="6"/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0.771826" calcext:value-type="float">
            <text:p>0.771826</text:p>
          </table:table-cell>
          <table:table-cell table:number-columns-repeated="2"/>
          <table:table-cell table:style-name="ce1" office:value-type="float" office:value="193497.297197161" calcext:value-type="float">
            <text:p>193497.297197161</text:p>
          </table:table-cell>
          <table:table-cell office:value-type="float" office:value="0.857026" calcext:value-type="float">
            <text:p>0.857026</text:p>
          </table:table-cell>
          <table:table-cell table:number-columns-repeated="6"/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0.914224" calcext:value-type="float">
            <text:p>0.914224</text:p>
          </table:table-cell>
          <table:table-cell table:number-columns-repeated="2"/>
          <table:table-cell table:style-name="ce1" office:value-type="float" office:value="191164.779907304" calcext:value-type="float">
            <text:p>191164.779907304</text:p>
          </table:table-cell>
          <table:table-cell office:value-type="float" office:value="0.914538" calcext:value-type="float">
            <text:p>0.914538</text:p>
          </table:table-cell>
          <table:table-cell table:number-columns-repeated="6"/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0.936744" calcext:value-type="float">
            <text:p>0.936744</text:p>
          </table:table-cell>
          <table:table-cell table:number-columns-repeated="2"/>
          <table:table-cell table:style-name="ce1" office:value-type="float" office:value="216610.687506233" calcext:value-type="float">
            <text:p>216610.687506233</text:p>
          </table:table-cell>
          <table:table-cell office:value-type="float" office:value="0.944231" calcext:value-type="float">
            <text:p>0.944231</text:p>
          </table:table-cell>
          <table:table-cell table:number-columns-repeated="6"/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0.937699" calcext:value-type="float">
            <text:p>0.937699</text:p>
          </table:table-cell>
          <table:table-cell table:number-columns-repeated="2"/>
          <table:table-cell table:style-name="ce1" office:value-type="float" office:value="186638.362584663" calcext:value-type="float">
            <text:p>186638.362584663</text:p>
          </table:table-cell>
          <table:table-cell office:value-type="float" office:value="0.942461" calcext:value-type="float">
            <text:p>0.942461</text:p>
          </table:table-cell>
          <table:table-cell table:number-columns-repeated="6"/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0.937852" calcext:value-type="float">
            <text:p>0.937852</text:p>
          </table:table-cell>
          <table:table-cell table:number-columns-repeated="2"/>
          <table:table-cell table:style-name="ce1" office:value-type="float" office:value="196036.992212918" calcext:value-type="float">
            <text:p>196036.992212918</text:p>
          </table:table-cell>
          <table:table-cell office:value-type="float" office:value="0.93966" calcext:value-type="float">
            <text:p>0.93966</text:p>
          </table:table-cell>
          <table:table-cell table:number-columns-repeated="6"/>
        </table:table-row>
        <table:table-row table:style-name="ro1">
          <table:table-cell table:style-name="ce1" office:value-type="float" office:value="372201.0867255" calcext:value-type="float">
            <text:p>372201.0867255</text:p>
          </table:table-cell>
          <table:table-cell office:value-type="float" office:value="0.938376" calcext:value-type="float">
            <text:p>0.938376</text:p>
          </table:table-cell>
          <table:table-cell table:number-columns-repeated="2"/>
          <table:table-cell table:style-name="ce1" office:value-type="float" office:value="270498.753384586" calcext:value-type="float">
            <text:p>270498.753384586</text:p>
          </table:table-cell>
          <table:table-cell office:value-type="float" office:value="0.91281" calcext:value-type="float">
            <text:p>0.91281</text:p>
          </table:table-cell>
          <table:table-cell table:number-columns-repeated="6"/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0.916248" calcext:value-type="float">
            <text:p>0.916248</text:p>
          </table:table-cell>
          <table:table-cell table:number-columns-repeated="2"/>
          <table:table-cell table:style-name="ce1" office:value-type="float" office:value="222940.191828326" calcext:value-type="float">
            <text:p>222940.191828326</text:p>
          </table:table-cell>
          <table:table-cell office:value-type="float" office:value="0.911902" calcext:value-type="float">
            <text:p>0.911902</text:p>
          </table:table-cell>
          <table:table-cell table:number-columns-repeated="6"/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0.914885" calcext:value-type="float">
            <text:p>0.914885</text:p>
          </table:table-cell>
          <table:table-cell table:number-columns-repeated="2"/>
          <table:table-cell table:style-name="ce1" office:value-type="float" office:value="197442.108615848" calcext:value-type="float">
            <text:p>197442.108615848</text:p>
          </table:table-cell>
          <table:table-cell office:value-type="float" office:value="0.932109" calcext:value-type="float">
            <text:p>0.932109</text:p>
          </table:table-cell>
          <table:table-cell table:number-columns-repeated="6"/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0.91241" calcext:value-type="float">
            <text:p>0.91241</text:p>
          </table:table-cell>
          <table:table-cell table:number-columns-repeated="10"/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0.935203" calcext:value-type="float">
            <text:p>0.935203</text:p>
          </table:table-cell>
          <table:table-cell table:number-columns-repeated="10"/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0.937393" calcext:value-type="float">
            <text:p>0.937393</text:p>
          </table:table-cell>
          <table:table-cell table:number-columns-repeated="10"/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0.871726" calcext:value-type="float">
            <text:p>0.871726</text:p>
          </table:table-cell>
          <table:table-cell table:number-columns-repeated="10"/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0.936193" calcext:value-type="float">
            <text:p>0.936193</text:p>
          </table:table-cell>
          <table:table-cell table:number-columns-repeated="10"/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0.914637" calcext:value-type="float">
            <text:p>0.914637</text:p>
          </table:table-cell>
          <table:table-cell table:number-columns-repeated="10"/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0.912593" calcext:value-type="float">
            <text:p>0.912593</text:p>
          </table:table-cell>
          <table:table-cell table:number-columns-repeated="10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0.913314" calcext:value-type="float">
            <text:p>0.913314</text:p>
          </table:table-cell>
          <table:table-cell table:number-columns-repeated="10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0.935804" calcext:value-type="float">
            <text:p>0.935804</text:p>
          </table:table-cell>
          <table:table-cell table:number-columns-repeated="10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0.875927" calcext:value-type="float">
            <text:p>0.875927</text:p>
          </table:table-cell>
          <table:table-cell table:number-columns-repeated="10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0.936635" calcext:value-type="float">
            <text:p>0.936635</text:p>
          </table:table-cell>
          <table:table-cell table:number-columns-repeated="10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0.938977" calcext:value-type="float">
            <text:p>0.938977</text:p>
          </table:table-cell>
          <table:table-cell table:number-columns-repeated="10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0.918216" calcext:value-type="float">
            <text:p>0.918216</text:p>
          </table:table-cell>
          <table:table-cell table:number-columns-repeated="10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0.91921" calcext:value-type="float">
            <text:p>0.91921</text:p>
          </table:table-cell>
          <table:table-cell table:number-columns-repeated="10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0.854764" calcext:value-type="float">
            <text:p>0.854764</text:p>
          </table:table-cell>
          <table:table-cell table:number-columns-repeated="10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0.934109" calcext:value-type="float">
            <text:p>0.934109</text:p>
          </table:table-cell>
          <table:table-cell table:number-columns-repeated="10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0.872157" calcext:value-type="float">
            <text:p>0.872157</text:p>
          </table:table-cell>
          <table:table-cell table:number-columns-repeated="10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0.878363" calcext:value-type="float">
            <text:p>0.878363</text:p>
          </table:table-cell>
          <table:table-cell table:number-columns-repeated="10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0.933018" calcext:value-type="float">
            <text:p>0.933018</text:p>
          </table:table-cell>
          <table:table-cell table:number-columns-repeated="10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0.931816" calcext:value-type="float">
            <text:p>0.931816</text:p>
          </table:table-cell>
          <table:table-cell table:number-columns-repeated="10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0.930474" calcext:value-type="float">
            <text:p>0.930474</text:p>
          </table:table-cell>
          <table:table-cell table:number-columns-repeated="10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0.936325" calcext:value-type="float">
            <text:p>0.936325</text:p>
          </table:table-cell>
          <table:table-cell table:number-columns-repeated="10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0.938264" calcext:value-type="float">
            <text:p>0.938264</text:p>
          </table:table-cell>
          <table:table-cell table:number-columns-repeated="10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0.936912" calcext:value-type="float">
            <text:p>0.936912</text:p>
          </table:table-cell>
          <table:table-cell table:number-columns-repeated="10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0.94005" calcext:value-type="float">
            <text:p>0.94005</text:p>
          </table:table-cell>
          <table:table-cell table:number-columns-repeated="10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0.889153" calcext:value-type="float">
            <text:p>0.889153</text:p>
          </table:table-cell>
          <table:table-cell table:number-columns-repeated="10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0.900623" calcext:value-type="float">
            <text:p>0.900623</text:p>
          </table:table-cell>
          <table:table-cell table:number-columns-repeated="10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0.911043" calcext:value-type="float">
            <text:p>0.911043</text:p>
          </table:table-cell>
          <table:table-cell table:number-columns-repeated="10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0.940928" calcext:value-type="float">
            <text:p>0.940928</text:p>
          </table:table-cell>
          <table:table-cell table:number-columns-repeated="10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0.878045" calcext:value-type="float">
            <text:p>0.878045</text:p>
          </table:table-cell>
          <table:table-cell table:number-columns-repeated="10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0.938892" calcext:value-type="float">
            <text:p>0.938892</text:p>
          </table:table-cell>
          <table:table-cell table:number-columns-repeated="10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0.917198" calcext:value-type="float">
            <text:p>0.917198</text:p>
          </table:table-cell>
          <table:table-cell table:number-columns-repeated="10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0.917598" calcext:value-type="float">
            <text:p>0.917598</text:p>
          </table:table-cell>
          <table:table-cell table:number-columns-repeated="10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0.844213" calcext:value-type="float">
            <text:p>0.844213</text:p>
          </table:table-cell>
          <table:table-cell table:number-columns-repeated="10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0.91182" calcext:value-type="float">
            <text:p>0.91182</text:p>
          </table:table-cell>
          <table:table-cell table:number-columns-repeated="10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0.871631" calcext:value-type="float">
            <text:p>0.871631</text:p>
          </table:table-cell>
          <table:table-cell table:number-columns-repeated="10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0.940432" calcext:value-type="float">
            <text:p>0.940432</text:p>
          </table:table-cell>
          <table:table-cell table:number-columns-repeated="10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0.940105" calcext:value-type="float">
            <text:p>0.940105</text:p>
          </table:table-cell>
          <table:table-cell table:number-columns-repeated="10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0.940159" calcext:value-type="float">
            <text:p>0.940159</text:p>
          </table:table-cell>
          <table:table-cell table:number-columns-repeated="10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0.917573" calcext:value-type="float">
            <text:p>0.917573</text:p>
          </table:table-cell>
          <table:table-cell table:number-columns-repeated="10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0.936656" calcext:value-type="float">
            <text:p>0.936656</text:p>
          </table:table-cell>
          <table:table-cell table:number-columns-repeated="10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0.938895" calcext:value-type="float">
            <text:p>0.938895</text:p>
          </table:table-cell>
          <table:table-cell table:number-columns-repeated="10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0.939186" calcext:value-type="float">
            <text:p>0.939186</text:p>
          </table:table-cell>
          <table:table-cell table:number-columns-repeated="10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0.936559" calcext:value-type="float">
            <text:p>0.936559</text:p>
          </table:table-cell>
          <table:table-cell table:number-columns-repeated="10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0.845126" calcext:value-type="float">
            <text:p>0.845126</text:p>
          </table:table-cell>
          <table:table-cell table:number-columns-repeated="10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0.919328" calcext:value-type="float">
            <text:p>0.919328</text:p>
          </table:table-cell>
          <table:table-cell table:number-columns-repeated="10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0.919258" calcext:value-type="float">
            <text:p>0.919258</text:p>
          </table:table-cell>
          <table:table-cell table:number-columns-repeated="10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0.915422" calcext:value-type="float">
            <text:p>0.915422</text:p>
          </table:table-cell>
          <table:table-cell table:number-columns-repeated="10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0.943047" calcext:value-type="float">
            <text:p>0.943047</text:p>
          </table:table-cell>
          <table:table-cell table:number-columns-repeated="10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0.877251" calcext:value-type="float">
            <text:p>0.877251</text:p>
          </table:table-cell>
          <table:table-cell table:number-columns-repeated="10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0.946513" calcext:value-type="float">
            <text:p>0.946513</text:p>
          </table:table-cell>
          <table:table-cell table:number-columns-repeated="10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0.944642" calcext:value-type="float">
            <text:p>0.944642</text:p>
          </table:table-cell>
          <table:table-cell table:number-columns-repeated="10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0.922142" calcext:value-type="float">
            <text:p>0.922142</text:p>
          </table:table-cell>
          <table:table-cell table:number-columns-repeated="10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0.920622" calcext:value-type="float">
            <text:p>0.920622</text:p>
          </table:table-cell>
          <table:table-cell table:number-columns-repeated="10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0.832587" calcext:value-type="float">
            <text:p>0.832587</text:p>
          </table:table-cell>
          <table:table-cell table:number-columns-repeated="10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0.940252" calcext:value-type="float">
            <text:p>0.940252</text:p>
          </table:table-cell>
          <table:table-cell table:number-columns-repeated="10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0.940902" calcext:value-type="float">
            <text:p>0.940902</text:p>
          </table:table-cell>
          <table:table-cell table:number-columns-repeated="10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0.940257" calcext:value-type="float">
            <text:p>0.940257</text:p>
          </table:table-cell>
          <table:table-cell table:number-columns-repeated="10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0.918316" calcext:value-type="float">
            <text:p>0.918316</text:p>
          </table:table-cell>
          <table:table-cell table:number-columns-repeated="10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0.858638" calcext:value-type="float">
            <text:p>0.858638</text:p>
          </table:table-cell>
          <table:table-cell table:number-columns-repeated="10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0.914342" calcext:value-type="float">
            <text:p>0.914342</text:p>
          </table:table-cell>
          <table:table-cell table:number-columns-repeated="10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0.878992" calcext:value-type="float">
            <text:p>0.878992</text:p>
          </table:table-cell>
          <table:table-cell table:number-columns-repeated="10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0.944143" calcext:value-type="float">
            <text:p>0.944143</text:p>
          </table:table-cell>
          <table:table-cell table:number-columns-repeated="10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0.929969" calcext:value-type="float">
            <text:p>0.929969</text:p>
          </table:table-cell>
          <table:table-cell table:number-columns-repeated="10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0.941745" calcext:value-type="float">
            <text:p>0.941745</text:p>
          </table:table-cell>
          <table:table-cell table:number-columns-repeated="10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0.934951" calcext:value-type="float">
            <text:p>0.934951</text:p>
          </table:table-cell>
          <table:table-cell table:number-columns-repeated="10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0.866345" calcext:value-type="float">
            <text:p>0.866345</text:p>
          </table:table-cell>
          <table:table-cell table:number-columns-repeated="10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0.948688" calcext:value-type="float">
            <text:p>0.948688</text:p>
          </table:table-cell>
          <table:table-cell table:number-columns-repeated="10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0.92589" calcext:value-type="float">
            <text:p>0.92589</text:p>
          </table:table-cell>
          <table:table-cell table:number-columns-repeated="10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0.920437" calcext:value-type="float">
            <text:p>0.920437</text:p>
          </table:table-cell>
          <table:table-cell table:number-columns-repeated="10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0.93932" calcext:value-type="float">
            <text:p>0.93932</text:p>
          </table:table-cell>
          <table:table-cell table:number-columns-repeated="10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0.937917" calcext:value-type="float">
            <text:p>0.937917</text:p>
          </table:table-cell>
          <table:table-cell table:number-columns-repeated="10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0.93826" calcext:value-type="float">
            <text:p>0.93826</text:p>
          </table:table-cell>
          <table:table-cell table:number-columns-repeated="10"/>
        </table:table-row>
      </table:table>
      <table:table table:name="Sheet6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ayer number</text:p>
          </table:table-cell>
          <table:table-cell office:value-type="string" calcext:value-type="string">
            <text:p>phi eff</text:p>
          </table:table-cell>
          <table:table-cell office:value-type="string" calcext:value-type="string">
            <text:p>eta eff </text:p>
          </table:table-cell>
          <table:table-cell/>
          <table:table-cell office:value-type="string" calcext:value-type="string">
            <text:p>layer number </text:p>
          </table:table-cell>
          <table:table-cell office:value-type="string" calcext:value-type="string">
            <text:p>phi eff</text:p>
          </table:table-cell>
          <table:table-cell office:value-type="string" calcext:value-type="string">
            <text:p>eta eff</text:p>
          </table:table-cell>
          <table:table-cell/>
          <table:table-cell office:value-type="string" calcext:value-type="string">
            <text:p>layer number </text:p>
          </table:table-cell>
          <table:table-cell office:value-type="string" calcext:value-type="string">
            <text:p>phi eff</text:p>
          </table:table-cell>
          <table:table-cell office:value-type="string" calcext:value-type="string">
            <text:p>eta eff</text:p>
          </table:table-cell>
          <table:table-cell/>
          <table:table-cell office:value-type="string" calcext:value-type="string">
            <text:p>layer number </text:p>
          </table:table-cell>
          <table:table-cell office:value-type="string" calcext:value-type="string">
            <text:p>phi eff </text:p>
          </table:table-cell>
          <table:table-cell office:value-type="string" calcext:value-type="string">
            <text:p>eta eff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955459" calcext:value-type="float">
            <text:p>0.955459</text:p>
          </table:table-cell>
          <table:table-cell office:value-type="float" office:value="0.873862" calcext:value-type="float">
            <text:p>0.873862</text:p>
          </table:table-cell>
          <table:table-cell/>
          <table:table-cell office:value-type="float" office:value="-15.25" calcext:value-type="float">
            <text:p>-15.25</text:p>
          </table:table-cell>
          <table:table-cell office:value-type="float" office:value="0.936717" calcext:value-type="float">
            <text:p>0.936717</text:p>
          </table:table-cell>
          <table:table-cell office:value-type="float" office:value="0.912322" calcext:value-type="float">
            <text:p>0.91232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943514" calcext:value-type="float">
            <text:p>0.943514</text:p>
          </table:table-cell>
          <table:table-cell office:value-type="float" office:value="0.925652" calcext:value-type="float">
            <text:p>0.925652</text:p>
          </table:table-cell>
          <table:table-cell/>
          <table:table-cell table:style-name="ce2" office:value-type="float" office:value="-0.75" calcext:value-type="float">
            <text:p>-0.75</text:p>
          </table:table-cell>
          <table:table-cell office:value-type="float" office:value="0.883969" calcext:value-type="float">
            <text:p>0.883969</text:p>
          </table:table-cell>
          <table:table-cell office:value-type="float" office:value="0.769136" calcext:value-type="float">
            <text:p>0.769136</text:p>
          </table:table-cell>
        </table:table-row>
        <table:table-row table:style-name="ro1">
          <table:table-cell office:value-type="float" office:value="-15.75" calcext:value-type="float">
            <text:p>-15.75</text:p>
          </table:table-cell>
          <table:table-cell office:value-type="float" office:value="0.955422" calcext:value-type="float">
            <text:p>0.955422</text:p>
          </table:table-cell>
          <table:table-cell office:value-type="float" office:value="0.936103" calcext:value-type="float">
            <text:p>0.936103</text:p>
          </table:table-cell>
          <table:table-cell/>
          <table:table-cell office:value-type="float" office:value="-14.25" calcext:value-type="float">
            <text:p>-14.25</text:p>
          </table:table-cell>
          <table:table-cell office:value-type="float" office:value="0.917325" calcext:value-type="float">
            <text:p>0.917325</text:p>
          </table:table-cell>
          <table:table-cell office:value-type="float" office:value="0.899998" calcext:value-type="float">
            <text:p>0.899998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829644" calcext:value-type="float">
            <text:p>0.829644</text:p>
          </table:table-cell>
          <table:table-cell office:value-type="float" office:value="0.898462" calcext:value-type="float">
            <text:p>0.898462</text:p>
          </table:table-cell>
          <table:table-cell table:number-columns-repeated="4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0.952262" calcext:value-type="float">
            <text:p>0.952262</text:p>
          </table:table-cell>
          <table:table-cell office:value-type="float" office:value="0.935216" calcext:value-type="float">
            <text:p>0.935216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91075" calcext:value-type="float">
            <text:p>0.91075</text:p>
          </table:table-cell>
          <table:table-cell office:value-type="float" office:value="0.930003" calcext:value-type="float">
            <text:p>0.930003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921973" calcext:value-type="float">
            <text:p>0.921973</text:p>
          </table:table-cell>
          <table:table-cell office:value-type="float" office:value="0.909173" calcext:value-type="float">
            <text:p>0.909173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949602" calcext:value-type="float">
            <text:p>0.949602</text:p>
          </table:table-cell>
          <table:table-cell office:value-type="float" office:value="0.914193" calcext:value-type="float">
            <text:p>0.914193</text:p>
          </table:table-cell>
          <table:table-cell/>
          <table:table-cell office:value-type="float" office:value="-12.25" calcext:value-type="float">
            <text:p>-12.25</text:p>
          </table:table-cell>
          <table:table-cell office:value-type="float" office:value="0.324757" calcext:value-type="float">
            <text:p>0.324757</text:p>
          </table:table-cell>
          <table:table-cell office:value-type="float" office:value="0.920035" calcext:value-type="float">
            <text:p>0.9200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6068" calcext:value-type="float">
            <text:p>0.86068</text:p>
          </table:table-cell>
          <table:table-cell office:value-type="float" office:value="0.901848" calcext:value-type="float">
            <text:p>0.901848</text:p>
          </table:table-cell>
          <table:table-cell table:number-columns-repeated="4"/>
        </table:table-row>
        <table:table-row table:style-name="ro1">
          <table:table-cell office:value-type="float" office:value="-14.75" calcext:value-type="float">
            <text:p>-14.75</text:p>
          </table:table-cell>
          <table:table-cell office:value-type="float" office:value="0.949742" calcext:value-type="float">
            <text:p>0.949742</text:p>
          </table:table-cell>
          <table:table-cell office:value-type="float" office:value="0.907449" calcext:value-type="float">
            <text:p>0.907449</text:p>
          </table:table-cell>
          <table:table-cell/>
          <table:table-cell office:value-type="float" office:value="-11.5" calcext:value-type="float">
            <text:p>-11.5</text:p>
          </table:table-cell>
          <table:table-cell office:value-type="float" office:value="0.950835" calcext:value-type="float">
            <text:p>0.950835</text:p>
          </table:table-cell>
          <table:table-cell office:value-type="float" office:value="0.933565" calcext:value-type="float">
            <text:p>0.933565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930869" calcext:value-type="float">
            <text:p>0.930869</text:p>
          </table:table-cell>
          <table:table-cell office:value-type="float" office:value="0.903174" calcext:value-type="float">
            <text:p>0.903174</text:p>
          </table:table-cell>
          <table:table-cell table:number-columns-repeated="4"/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0.946711" calcext:value-type="float">
            <text:p>0.946711</text:p>
          </table:table-cell>
          <table:table-cell office:value-type="float" office:value="0.842975" calcext:value-type="float">
            <text:p>0.842975</text:p>
          </table:table-cell>
          <table:table-cell/>
          <table:table-cell office:value-type="float" office:value="-11.25" calcext:value-type="float">
            <text:p>-11.25</text:p>
          </table:table-cell>
          <table:table-cell office:value-type="float" office:value="0.936516" calcext:value-type="float">
            <text:p>0.936516</text:p>
          </table:table-cell>
          <table:table-cell office:value-type="float" office:value="0.922592" calcext:value-type="float">
            <text:p>0.922592</text:p>
          </table:table-cell>
          <table:table-cell table:number-columns-repeated="8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95642" calcext:value-type="float">
            <text:p>0.95642</text:p>
          </table:table-cell>
          <table:table-cell office:value-type="float" office:value="0.935579" calcext:value-type="float">
            <text:p>0.935579</text:p>
          </table:table-cell>
          <table:table-cell/>
          <table:table-cell office:value-type="float" office:value="-10.25" calcext:value-type="float">
            <text:p>-10.25</text:p>
          </table:table-cell>
          <table:table-cell office:value-type="float" office:value="0.923396" calcext:value-type="float">
            <text:p>0.923396</text:p>
          </table:table-cell>
          <table:table-cell office:value-type="float" office:value="0.902949" calcext:value-type="float">
            <text:p>0.902949</text:p>
          </table:table-cell>
          <table:table-cell table:number-columns-repeated="8"/>
        </table:table-row>
        <table:table-row table:style-name="ro1">
          <table:table-cell office:value-type="float" office:value="-13.75" calcext:value-type="float">
            <text:p>-13.75</text:p>
          </table:table-cell>
          <table:table-cell office:value-type="float" office:value="0.953026" calcext:value-type="float">
            <text:p>0.953026</text:p>
          </table:table-cell>
          <table:table-cell office:value-type="float" office:value="0.93437" calcext:value-type="float">
            <text:p>0.93437</text:p>
          </table:table-cell>
          <table:table-cell/>
          <table:table-cell office:value-type="float" office:value="-8.25" calcext:value-type="float">
            <text:p>-8.25</text:p>
          </table:table-cell>
          <table:table-cell office:value-type="float" office:value="0.917092" calcext:value-type="float">
            <text:p>0.917092</text:p>
          </table:table-cell>
          <table:table-cell office:value-type="float" office:value="0.899876" calcext:value-type="float">
            <text:p>0.899876</text:p>
          </table:table-cell>
          <table:table-cell table:number-columns-repeated="8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0.950872" calcext:value-type="float">
            <text:p>0.950872</text:p>
          </table:table-cell>
          <table:table-cell office:value-type="float" office:value="0.934845" calcext:value-type="float">
            <text:p>0.934845</text:p>
          </table:table-cell>
          <table:table-cell/>
          <table:table-cell office:value-type="float" office:value="-6.25" calcext:value-type="float">
            <text:p>-6.25</text:p>
          </table:table-cell>
          <table:table-cell office:value-type="float" office:value="0.908667" calcext:value-type="float">
            <text:p>0.908667</text:p>
          </table:table-cell>
          <table:table-cell office:value-type="float" office:value="0.90053" calcext:value-type="float">
            <text:p>0.90053</text:p>
          </table:table-cell>
          <table:table-cell table:number-columns-repeated="8"/>
        </table:table-row>
        <table:table-row table:style-name="ro1">
          <table:table-cell office:value-type="float" office:value="-13.25" calcext:value-type="float">
            <text:p>-13.25</text:p>
          </table:table-cell>
          <table:table-cell office:value-type="float" office:value="0.945653" calcext:value-type="float">
            <text:p>0.945653</text:p>
          </table:table-cell>
          <table:table-cell office:value-type="float" office:value="0.930866" calcext:value-type="float">
            <text:p>0.930866</text:p>
          </table:table-cell>
          <table:table-cell/>
          <table:table-cell office:value-type="float" office:value="-4.75" calcext:value-type="float">
            <text:p>-4.75</text:p>
          </table:table-cell>
          <table:table-cell office:value-type="float" office:value="0.866226" calcext:value-type="float">
            <text:p>0.866226</text:p>
          </table:table-cell>
          <table:table-cell office:value-type="float" office:value="0.876173" calcext:value-type="float">
            <text:p>0.876173</text:p>
          </table:table-cell>
          <table:table-cell table:number-columns-repeated="8"/>
        </table:table-row>
        <table:table-row table:style-name="ro1">
          <table:table-cell office:value-type="float" office:value="-12.75" calcext:value-type="float">
            <text:p>-12.75</text:p>
          </table:table-cell>
          <table:table-cell office:value-type="float" office:value="0.966093" calcext:value-type="float">
            <text:p>0.966093</text:p>
          </table:table-cell>
          <table:table-cell office:value-type="float" office:value="0.86795" calcext:value-type="float">
            <text:p>0.8679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975763" calcext:value-type="float">
            <text:p>0.975763</text:p>
          </table:table-cell>
          <table:table-cell office:value-type="float" office:value="0.948024" calcext:value-type="float">
            <text:p>0.948024</text:p>
          </table:table-cell>
          <table:table-cell table:number-columns-repeated="8"/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0.942312" calcext:value-type="float">
            <text:p>0.942312</text:p>
          </table:table-cell>
          <table:table-cell office:value-type="float" office:value="0.928485" calcext:value-type="float">
            <text:p>0.92848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944294" calcext:value-type="float">
            <text:p>0.944294</text:p>
          </table:table-cell>
          <table:table-cell office:value-type="float" office:value="0.931667" calcext:value-type="float">
            <text:p>0.931667</text:p>
          </table:table-cell>
          <table:table-cell table:number-columns-repeated="8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963356" calcext:value-type="float">
            <text:p>0.963356</text:p>
          </table:table-cell>
          <table:table-cell office:value-type="float" office:value="0.943069" calcext:value-type="float">
            <text:p>0.9430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34403" calcext:value-type="float">
            <text:p>0.934403</text:p>
          </table:table-cell>
          <table:table-cell office:value-type="float" office:value="0.920105" calcext:value-type="float">
            <text:p>0.920105</text:p>
          </table:table-cell>
          <table:table-cell table:number-columns-repeated="8"/>
        </table:table-row>
        <table:table-row table:style-name="ro1">
          <table:table-cell office:value-type="float" office:value="-11.75" calcext:value-type="float">
            <text:p>-11.75</text:p>
          </table:table-cell>
          <table:table-cell office:value-type="float" office:value="0.957151" calcext:value-type="float">
            <text:p>0.957151</text:p>
          </table:table-cell>
          <table:table-cell office:value-type="float" office:value="0.941242" calcext:value-type="float">
            <text:p>0.94124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931029" calcext:value-type="float">
            <text:p>0.931029</text:p>
          </table:table-cell>
          <table:table-cell office:value-type="float" office:value="0.913303" calcext:value-type="float">
            <text:p>0.913303</text:p>
          </table:table-cell>
          <table:table-cell table:number-columns-repeated="8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948637" calcext:value-type="float">
            <text:p>0.948637</text:p>
          </table:table-cell>
          <table:table-cell office:value-type="float" office:value="0.780694" calcext:value-type="float">
            <text:p>0.780694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0.907909" calcext:value-type="float">
            <text:p>0.907909</text:p>
          </table:table-cell>
          <table:table-cell office:value-type="float" office:value="0.902864" calcext:value-type="float">
            <text:p>0.902864</text:p>
          </table:table-cell>
          <table:table-cell table:number-columns-repeated="8"/>
        </table:table-row>
        <table:table-row table:style-name="ro1">
          <table:table-cell office:value-type="float" office:value="-10.75" calcext:value-type="float">
            <text:p>-10.75</text:p>
          </table:table-cell>
          <table:table-cell office:value-type="float" office:value="0.950326" calcext:value-type="float">
            <text:p>0.950326</text:p>
          </table:table-cell>
          <table:table-cell office:value-type="float" office:value="0.770105" calcext:value-type="float">
            <text:p>0.770105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0.931639" calcext:value-type="float">
            <text:p>0.931639</text:p>
          </table:table-cell>
          <table:table-cell office:value-type="float" office:value="0.855042" calcext:value-type="float">
            <text:p>0.855042</text:p>
          </table:table-cell>
          <table:table-cell table:number-columns-repeated="8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0.948846" calcext:value-type="float">
            <text:p>0.948846</text:p>
          </table:table-cell>
          <table:table-cell office:value-type="float" office:value="0.911161" calcext:value-type="float">
            <text:p>0.911161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0.574549" calcext:value-type="float">
            <text:p>0.574549</text:p>
          </table:table-cell>
          <table:table-cell office:value-type="float" office:value="0.910291" calcext:value-type="float">
            <text:p>0.910291</text:p>
          </table:table-cell>
          <table:table-cell table:number-columns-repeated="8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953585" calcext:value-type="float">
            <text:p>0.953585</text:p>
          </table:table-cell>
          <table:table-cell office:value-type="float" office:value="0.935105" calcext:value-type="float">
            <text:p>0.935105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0.799726" calcext:value-type="float">
            <text:p>0.799726</text:p>
          </table:table-cell>
          <table:table-cell office:value-type="float" office:value="0.940434" calcext:value-type="float">
            <text:p>0.940434</text:p>
          </table:table-cell>
          <table:table-cell table:number-columns-repeated="8"/>
        </table:table-row>
        <table:table-row table:style-name="ro1">
          <table:table-cell office:value-type="float" office:value="-9.75" calcext:value-type="float">
            <text:p>-9.75</text:p>
          </table:table-cell>
          <table:table-cell office:value-type="float" office:value="0.955658" calcext:value-type="float">
            <text:p>0.955658</text:p>
          </table:table-cell>
          <table:table-cell office:value-type="float" office:value="0.93441" calcext:value-type="float">
            <text:p>0.9344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926037" calcext:value-type="float">
            <text:p>0.926037</text:p>
          </table:table-cell>
          <table:table-cell office:value-type="float" office:value="0.936975" calcext:value-type="float">
            <text:p>0.936975</text:p>
          </table:table-cell>
          <table:table-cell table:number-columns-repeated="8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952675" calcext:value-type="float">
            <text:p>0.952675</text:p>
          </table:table-cell>
          <table:table-cell office:value-type="float" office:value="0.932906" calcext:value-type="float">
            <text:p>0.932906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2491" calcext:value-type="float">
            <text:p>0.932491</text:p>
          </table:table-cell>
          <table:table-cell table:number-columns-repeated="8"/>
        </table:table-row>
        <table:table-row table:style-name="ro1">
          <table:table-cell office:value-type="float" office:value="-9.25" calcext:value-type="float">
            <text:p>-9.25</text:p>
          </table:table-cell>
          <table:table-cell office:value-type="float" office:value="0.947474" calcext:value-type="float">
            <text:p>0.947474</text:p>
          </table:table-cell>
          <table:table-cell office:value-type="float" office:value="0.931762" calcext:value-type="float">
            <text:p>0.931762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93953" calcext:value-type="float">
            <text:p>0.93953</text:p>
          </table:table-cell>
          <table:table-cell office:value-type="float" office:value="0.909394" calcext:value-type="float">
            <text:p>0.909394</text:p>
          </table:table-cell>
          <table:table-cell table:number-columns-repeated="8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946079" calcext:value-type="float">
            <text:p>0.946079</text:p>
          </table:table-cell>
          <table:table-cell office:value-type="float" office:value="0.915222" calcext:value-type="float">
            <text:p>0.915222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.888255" calcext:value-type="float">
            <text:p>0.888255</text:p>
          </table:table-cell>
          <table:table-cell office:value-type="float" office:value="0.907433" calcext:value-type="float">
            <text:p>0.907433</text:p>
          </table:table-cell>
          <table:table-cell table:number-columns-repeated="8"/>
        </table:table-row>
        <table:table-row table:style-name="ro1">
          <table:table-cell office:value-type="float" office:value="-8.75" calcext:value-type="float">
            <text:p>-8.75</text:p>
          </table:table-cell>
          <table:table-cell office:value-type="float" office:value="0.953303" calcext:value-type="float">
            <text:p>0.953303</text:p>
          </table:table-cell>
          <table:table-cell office:value-type="float" office:value="0.912832" calcext:value-type="float">
            <text:p>0.912832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0.918104" calcext:value-type="float">
            <text:p>0.918104</text:p>
          </table:table-cell>
          <table:table-cell office:value-type="float" office:value="0.925437" calcext:value-type="float">
            <text:p>0.925437</text:p>
          </table:table-cell>
          <table:table-cell table:number-columns-repeated="8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948549" calcext:value-type="float">
            <text:p>0.948549</text:p>
          </table:table-cell>
          <table:table-cell office:value-type="float" office:value="0.909336" calcext:value-type="float">
            <text:p>0.909336</text:p>
          </table:table-cell>
          <table:table-cell table:number-columns-repeated="1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950336" calcext:value-type="float">
            <text:p>0.950336</text:p>
          </table:table-cell>
          <table:table-cell office:value-type="float" office:value="0.933571" calcext:value-type="float">
            <text:p>0.933571</text:p>
          </table:table-cell>
          <table:table-cell table:number-columns-repeated="12"/>
        </table:table-row>
        <table:table-row table:style-name="ro1">
          <table:table-cell office:value-type="float" office:value="-7.75" calcext:value-type="float">
            <text:p>-7.75</text:p>
          </table:table-cell>
          <table:table-cell office:value-type="float" office:value="0.952549" calcext:value-type="float">
            <text:p>0.952549</text:p>
          </table:table-cell>
          <table:table-cell office:value-type="float" office:value="0.934113" calcext:value-type="float">
            <text:p>0.934113</text:p>
          </table:table-cell>
          <table:table-cell table:number-columns-repeated="12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950735" calcext:value-type="float">
            <text:p>0.950735</text:p>
          </table:table-cell>
          <table:table-cell office:value-type="float" office:value="0.867139" calcext:value-type="float">
            <text:p>0.867139</text:p>
          </table:table-cell>
          <table:table-cell table:number-columns-repeated="12"/>
        </table:table-row>
        <table:table-row table:style-name="ro1">
          <table:table-cell office:value-type="float" office:value="-7.25" calcext:value-type="float">
            <text:p>-7.25</text:p>
          </table:table-cell>
          <table:table-cell office:value-type="float" office:value="0.943987" calcext:value-type="float">
            <text:p>0.943987</text:p>
          </table:table-cell>
          <table:table-cell office:value-type="float" office:value="0.92961" calcext:value-type="float">
            <text:p>0.92961</text:p>
          </table:table-cell>
          <table:table-cell table:number-columns-repeated="1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947272" calcext:value-type="float">
            <text:p>0.947272</text:p>
          </table:table-cell>
          <table:table-cell office:value-type="float" office:value="0.913602" calcext:value-type="float">
            <text:p>0.913602</text:p>
          </table:table-cell>
          <table:table-cell table:number-columns-repeated="12"/>
        </table:table-row>
        <table:table-row table:style-name="ro1">
          <table:table-cell office:value-type="float" office:value="-6.75" calcext:value-type="float">
            <text:p>-6.75</text:p>
          </table:table-cell>
          <table:table-cell office:value-type="float" office:value="0.950826" calcext:value-type="float">
            <text:p>0.950826</text:p>
          </table:table-cell>
          <table:table-cell office:value-type="float" office:value="0.910525" calcext:value-type="float">
            <text:p>0.910525</text:p>
          </table:table-cell>
          <table:table-cell table:number-columns-repeated="12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950144" calcext:value-type="float">
            <text:p>0.950144</text:p>
          </table:table-cell>
          <table:table-cell office:value-type="float" office:value="0.910204" calcext:value-type="float">
            <text:p>0.910204</text:p>
          </table:table-cell>
          <table:table-cell table:number-columns-repeated="1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48467" calcext:value-type="float">
            <text:p>0.948467</text:p>
          </table:table-cell>
          <table:table-cell office:value-type="float" office:value="0.934132" calcext:value-type="float">
            <text:p>0.934132</text:p>
          </table:table-cell>
          <table:table-cell table:number-columns-repeated="12"/>
        </table:table-row>
        <table:table-row table:style-name="ro1">
          <table:table-cell office:value-type="float" office:value="-5.75" calcext:value-type="float">
            <text:p>-5.75</text:p>
          </table:table-cell>
          <table:table-cell office:value-type="float" office:value="0.955224" calcext:value-type="float">
            <text:p>0.955224</text:p>
          </table:table-cell>
          <table:table-cell office:value-type="float" office:value="0.872756" calcext:value-type="float">
            <text:p>0.872756</text:p>
          </table:table-cell>
          <table:table-cell table:number-columns-repeated="12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950434" calcext:value-type="float">
            <text:p>0.950434</text:p>
          </table:table-cell>
          <table:table-cell office:value-type="float" office:value="0.931556" calcext:value-type="float">
            <text:p>0.931556</text:p>
          </table:table-cell>
          <table:table-cell table:number-columns-repeated="12"/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0.946573" calcext:value-type="float">
            <text:p>0.946573</text:p>
          </table:table-cell>
          <table:table-cell office:value-type="float" office:value="0.932184" calcext:value-type="float">
            <text:p>0.932184</text:p>
          </table:table-cell>
          <table:table-cell table:number-columns-repeated="1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92769" calcext:value-type="float">
            <text:p>0.92769</text:p>
          </table:table-cell>
          <table:table-cell office:value-type="float" office:value="0.917154" calcext:value-type="float">
            <text:p>0.917154</text:p>
          </table:table-cell>
          <table:table-cell table:number-columns-repeated="12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952844" calcext:value-type="float">
            <text:p>0.952844</text:p>
          </table:table-cell>
          <table:table-cell office:value-type="float" office:value="0.916012" calcext:value-type="float">
            <text:p>0.916012</text:p>
          </table:table-cell>
          <table:table-cell table:number-columns-repeated="12"/>
        </table:table-row>
        <table:table-row table:style-name="ro1">
          <table:table-cell office:value-type="float" office:value="-4.25" calcext:value-type="float">
            <text:p>-4.25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850793" calcext:value-type="float">
            <text:p>0.850793</text:p>
          </table:table-cell>
          <table:table-cell table:number-columns-repeated="1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949207" calcext:value-type="float">
            <text:p>0.949207</text:p>
          </table:table-cell>
          <table:table-cell office:value-type="float" office:value="0.932281" calcext:value-type="float">
            <text:p>0.932281</text:p>
          </table:table-cell>
          <table:table-cell table:number-columns-repeated="12"/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0.952786" calcext:value-type="float">
            <text:p>0.952786</text:p>
          </table:table-cell>
          <table:table-cell office:value-type="float" office:value="0.868733" calcext:value-type="float">
            <text:p>0.868733</text:p>
          </table:table-cell>
          <table:table-cell table:number-columns-repeated="12"/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0.950305" calcext:value-type="float">
            <text:p>0.950305</text:p>
          </table:table-cell>
          <table:table-cell office:value-type="float" office:value="0.873175" calcext:value-type="float">
            <text:p>0.873175</text:p>
          </table:table-cell>
          <table:table-cell table:number-columns-repeated="12"/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0.718337" calcext:value-type="float">
            <text:p>0.718337</text:p>
          </table:table-cell>
          <table:table-cell office:value-type="float" office:value="0.822984" calcext:value-type="float">
            <text:p>0.822984</text:p>
          </table:table-cell>
          <table:table-cell table:number-columns-repeated="12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958819" calcext:value-type="float">
            <text:p>0.958819</text:p>
          </table:table-cell>
          <table:table-cell office:value-type="float" office:value="0.928406" calcext:value-type="float">
            <text:p>0.928406</text:p>
          </table:table-cell>
          <table:table-cell table:number-columns-repeated="12"/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float" office:value="0.961829" calcext:value-type="float">
            <text:p>0.961829</text:p>
          </table:table-cell>
          <table:table-cell office:value-type="float" office:value="0.925926" calcext:value-type="float">
            <text:p>0.925926</text:p>
          </table:table-cell>
          <table:table-cell table:number-columns-repeated="1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949684" calcext:value-type="float">
            <text:p>0.949684</text:p>
          </table:table-cell>
          <table:table-cell office:value-type="float" office:value="0.934689" calcext:value-type="float">
            <text:p>0.934689</text:p>
          </table:table-cell>
          <table:table-cell table:number-columns-repeated="12"/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0.952407" calcext:value-type="float">
            <text:p>0.952407</text:p>
          </table:table-cell>
          <table:table-cell office:value-type="float" office:value="0.934979" calcext:value-type="float">
            <text:p>0.934979</text:p>
          </table:table-cell>
          <table:table-cell table:number-columns-repeated="12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950265" calcext:value-type="float">
            <text:p>0.950265</text:p>
          </table:table-cell>
          <table:table-cell office:value-type="float" office:value="0.931981" calcext:value-type="float">
            <text:p>0.931981</text:p>
          </table:table-cell>
          <table:table-cell table:number-columns-repeated="12"/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944711" calcext:value-type="float">
            <text:p>0.944711</text:p>
          </table:table-cell>
          <table:table-cell office:value-type="float" office:value="0.933438" calcext:value-type="float">
            <text:p>0.93343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0729" calcext:value-type="float">
            <text:p>0.950729</text:p>
          </table:table-cell>
          <table:table-cell office:value-type="float" office:value="0.88813" calcext:value-type="float">
            <text:p>0.88813</text:p>
          </table:table-cell>
          <table:table-cell table:number-columns-repeated="12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52547" calcext:value-type="float">
            <text:p>0.952547</text:p>
          </table:table-cell>
          <table:table-cell office:value-type="float" office:value="0.898548" calcext:value-type="float">
            <text:p>0.898548</text:p>
          </table:table-cell>
          <table:table-cell table:number-columns-repeated="1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52499" calcext:value-type="float">
            <text:p>0.952499</text:p>
          </table:table-cell>
          <table:table-cell office:value-type="float" office:value="0.907627" calcext:value-type="float">
            <text:p>0.90762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2765" calcext:value-type="float">
            <text:p>0.752765</text:p>
          </table:table-cell>
          <table:table-cell office:value-type="float" office:value="0.9388" calcext:value-type="float">
            <text:p>0.9388</text:p>
          </table:table-cell>
          <table:table-cell table:number-columns-repeated="12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954525" calcext:value-type="float">
            <text:p>0.954525</text:p>
          </table:table-cell>
          <table:table-cell office:value-type="float" office:value="0.874461" calcext:value-type="float">
            <text:p>0.874461</text:p>
          </table:table-cell>
          <table:table-cell table:number-columns-repeated="12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947416" calcext:value-type="float">
            <text:p>0.947416</text:p>
          </table:table-cell>
          <table:table-cell office:value-type="float" office:value="0.93162" calcext:value-type="float">
            <text:p>0.9316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8708" calcext:value-type="float">
            <text:p>0.938708</text:p>
          </table:table-cell>
          <table:table-cell office:value-type="float" office:value="0.916094" calcext:value-type="float">
            <text:p>0.916094</text:p>
          </table:table-cell>
          <table:table-cell table:number-columns-repeated="12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730565" calcext:value-type="float">
            <text:p>0.730565</text:p>
          </table:table-cell>
          <table:table-cell office:value-type="float" office:value="0.91511" calcext:value-type="float">
            <text:p>0.91511</text:p>
          </table:table-cell>
          <table:table-cell table:number-columns-repeated="1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40543" calcext:value-type="float">
            <text:p>0.940543</text:p>
          </table:table-cell>
          <table:table-cell office:value-type="float" office:value="0.840899" calcext:value-type="float">
            <text:p>0.840899</text:p>
          </table:table-cell>
          <table:table-cell table:number-columns-repeated="12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938364" calcext:value-type="float">
            <text:p>0.938364</text:p>
          </table:table-cell>
          <table:table-cell office:value-type="float" office:value="0.907132" calcext:value-type="float">
            <text:p>0.90713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3048" calcext:value-type="float">
            <text:p>0.953048</text:p>
          </table:table-cell>
          <table:table-cell office:value-type="float" office:value="0.87005" calcext:value-type="float">
            <text:p>0.87005</text:p>
          </table:table-cell>
          <table:table-cell table:number-columns-repeated="12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953237" calcext:value-type="float">
            <text:p>0.953237</text:p>
          </table:table-cell>
          <table:table-cell office:value-type="float" office:value="0.937012" calcext:value-type="float">
            <text:p>0.937012</text:p>
          </table:table-cell>
          <table:table-cell table:number-columns-repeated="1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48074" calcext:value-type="float">
            <text:p>0.948074</text:p>
          </table:table-cell>
          <table:table-cell office:value-type="float" office:value="0.934966" calcext:value-type="float">
            <text:p>0.934966</text:p>
          </table:table-cell>
          <table:table-cell table:number-columns-repeated="12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943364" calcext:value-type="float">
            <text:p>0.943364</text:p>
          </table:table-cell>
          <table:table-cell office:value-type="float" office:value="0.93329" calcext:value-type="float">
            <text:p>0.93329</text:p>
          </table:table-cell>
          <table:table-cell table:number-columns-repeated="12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946323" calcext:value-type="float">
            <text:p>0.946323</text:p>
          </table:table-cell>
          <table:table-cell office:value-type="float" office:value="0.91327" calcext:value-type="float">
            <text:p>0.9132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2856" calcext:value-type="float">
            <text:p>0.952856</text:p>
          </table:table-cell>
          <table:table-cell office:value-type="float" office:value="0.93488" calcext:value-type="float">
            <text:p>0.93488</text:p>
          </table:table-cell>
          <table:table-cell table:number-columns-repeated="1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718066" calcext:value-type="float">
            <text:p>0.718066</text:p>
          </table:table-cell>
          <table:table-cell office:value-type="float" office:value="0.934878" calcext:value-type="float">
            <text:p>0.934878</text:p>
          </table:table-cell>
          <table:table-cell table:number-columns-repeated="1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50231" calcext:value-type="float">
            <text:p>0.950231</text:p>
          </table:table-cell>
          <table:table-cell office:value-type="float" office:value="0.933368" calcext:value-type="float">
            <text:p>0.933368</text:p>
          </table:table-cell>
          <table:table-cell table:number-columns-repeated="12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945972" calcext:value-type="float">
            <text:p>0.945972</text:p>
          </table:table-cell>
          <table:table-cell office:value-type="float" office:value="0.928506" calcext:value-type="float">
            <text:p>0.92850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42248" calcext:value-type="float">
            <text:p>0.942248</text:p>
          </table:table-cell>
          <table:table-cell office:value-type="float" office:value="0.844143" calcext:value-type="float">
            <text:p>0.844143</text:p>
          </table:table-cell>
          <table:table-cell table:number-columns-repeated="12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950398" calcext:value-type="float">
            <text:p>0.950398</text:p>
          </table:table-cell>
          <table:table-cell office:value-type="float" office:value="0.917186" calcext:value-type="float">
            <text:p>0.917186</text:p>
          </table:table-cell>
          <table:table-cell table:number-columns-repeated="1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50301" calcext:value-type="float">
            <text:p>0.950301</text:p>
          </table:table-cell>
          <table:table-cell office:value-type="float" office:value="0.916041" calcext:value-type="float">
            <text:p>0.916041</text:p>
          </table:table-cell>
          <table:table-cell table:number-columns-repeated="12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93625" calcext:value-type="float">
            <text:p>0.93625</text:p>
          </table:table-cell>
          <table:table-cell office:value-type="float" office:value="0.911144" calcext:value-type="float">
            <text:p>0.91114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9096" calcext:value-type="float">
            <text:p>0.959096</text:p>
          </table:table-cell>
          <table:table-cell office:value-type="float" office:value="0.941305" calcext:value-type="float">
            <text:p>0.941305</text:p>
          </table:table-cell>
          <table:table-cell table:number-columns-repeated="12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800223" calcext:value-type="float">
            <text:p>0.800223</text:p>
          </table:table-cell>
          <table:table-cell office:value-type="float" office:value="0.873597" calcext:value-type="float">
            <text:p>0.873597</text:p>
          </table:table-cell>
          <table:table-cell table:number-columns-repeated="1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955622" calcext:value-type="float">
            <text:p>0.955622</text:p>
          </table:table-cell>
          <table:table-cell office:value-type="float" office:value="0.940803" calcext:value-type="float">
            <text:p>0.940803</text:p>
          </table:table-cell>
          <table:table-cell table:number-columns-repeated="12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947445" calcext:value-type="float">
            <text:p>0.947445</text:p>
          </table:table-cell>
          <table:table-cell office:value-type="float" office:value="0.937173" calcext:value-type="float">
            <text:p>0.937173</text:p>
          </table:table-cell>
          <table:table-cell table:number-columns-repeated="1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52742" calcext:value-type="float">
            <text:p>0.952742</text:p>
          </table:table-cell>
          <table:table-cell office:value-type="float" office:value="0.918933" calcext:value-type="float">
            <text:p>0.918933</text:p>
          </table:table-cell>
          <table:table-cell table:number-columns-repeated="12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16076" calcext:value-type="float">
            <text:p>0.91607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6807" calcext:value-type="float">
            <text:p>0.956807</text:p>
          </table:table-cell>
          <table:table-cell office:value-type="float" office:value="0.830743" calcext:value-type="float">
            <text:p>0.830743</text:p>
          </table:table-cell>
          <table:table-cell table:number-columns-repeated="12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953161" calcext:value-type="float">
            <text:p>0.953161</text:p>
          </table:table-cell>
          <table:table-cell office:value-type="float" office:value="0.936494" calcext:value-type="float">
            <text:p>0.936494</text:p>
          </table:table-cell>
          <table:table-cell table:number-columns-repeated="1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935458" calcext:value-type="float">
            <text:p>0.935458</text:p>
          </table:table-cell>
          <table:table-cell table:number-columns-repeated="12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0.789059" calcext:value-type="float">
            <text:p>0.789059</text:p>
          </table:table-cell>
          <table:table-cell office:value-type="float" office:value="0.932706" calcext:value-type="float">
            <text:p>0.932706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48997" calcext:value-type="float">
            <text:p>0.948997</text:p>
          </table:table-cell>
          <table:table-cell office:value-type="float" office:value="0.917286" calcext:value-type="float">
            <text:p>0.917286</text:p>
          </table:table-cell>
          <table:table-cell table:number-columns-repeated="12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0.952053" calcext:value-type="float">
            <text:p>0.952053</text:p>
          </table:table-cell>
          <table:table-cell office:value-type="float" office:value="0.856708" calcext:value-type="float">
            <text:p>0.856708</text:p>
          </table:table-cell>
          <table:table-cell table:number-columns-repeated="1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902753" calcext:value-type="float">
            <text:p>0.902753</text:p>
          </table:table-cell>
          <table:table-cell office:value-type="float" office:value="0.911256" calcext:value-type="float">
            <text:p>0.91125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7498" calcext:value-type="float">
            <text:p>0.957498</text:p>
          </table:table-cell>
          <table:table-cell office:value-type="float" office:value="0.877015" calcext:value-type="float">
            <text:p>0.877015</text:p>
          </table:table-cell>
          <table:table-cell table:number-columns-repeated="12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796971" calcext:value-type="float">
            <text:p>0.796971</text:p>
          </table:table-cell>
          <table:table-cell office:value-type="float" office:value="0.939886" calcext:value-type="float">
            <text:p>0.939886</text:p>
          </table:table-cell>
          <table:table-cell table:number-columns-repeated="1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54226" calcext:value-type="float">
            <text:p>0.954226</text:p>
          </table:table-cell>
          <table:table-cell office:value-type="float" office:value="0.923665" calcext:value-type="float">
            <text:p>0.923665</text:p>
          </table:table-cell>
          <table:table-cell table:number-columns-repeated="12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943942" calcext:value-type="float">
            <text:p>0.943942</text:p>
          </table:table-cell>
          <table:table-cell office:value-type="float" office:value="0.93364" calcext:value-type="float">
            <text:p>0.9336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45503" calcext:value-type="float">
            <text:p>0.945503</text:p>
          </table:table-cell>
          <table:table-cell office:value-type="float" office:value="0.933871" calcext:value-type="float">
            <text:p>0.933871</text:p>
          </table:table-cell>
          <table:table-cell table:number-columns-repeated="1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47209" calcext:value-type="float">
            <text:p>0.947209</text:p>
          </table:table-cell>
          <table:table-cell office:value-type="float" office:value="0.863332" calcext:value-type="float">
            <text:p>0.86333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5722" calcext:value-type="float">
            <text:p>0.965722</text:p>
          </table:table-cell>
          <table:table-cell office:value-type="float" office:value="0.946997" calcext:value-type="float">
            <text:p>0.946997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4777" calcext:value-type="float">
            <text:p>0.934777</text:p>
          </table:table-cell>
          <table:table-cell office:value-type="float" office:value="0.924827" calcext:value-type="float">
            <text:p>0.924827</text:p>
          </table:table-cell>
          <table:table-cell table:number-columns-repeated="12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954504" calcext:value-type="float">
            <text:p>0.954504</text:p>
          </table:table-cell>
          <table:table-cell office:value-type="float" office:value="0.918056" calcext:value-type="float">
            <text:p>0.91805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4084" calcext:value-type="float">
            <text:p>0.954084</text:p>
          </table:table-cell>
          <table:table-cell office:value-type="float" office:value="0.93765" calcext:value-type="float">
            <text:p>0.93765</text:p>
          </table:table-cell>
          <table:table-cell table:number-columns-repeated="12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0.955487" calcext:value-type="float">
            <text:p>0.955487</text:p>
          </table:table-cell>
          <table:table-cell office:value-type="float" office:value="0.934575" calcext:value-type="float">
            <text:p>0.934575</text:p>
          </table:table-cell>
          <table:table-cell table:number-columns-repeated="1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51165" calcext:value-type="float">
            <text:p>0.951165</text:p>
          </table:table-cell>
          <table:table-cell office:value-type="float" office:value="0.933234" calcext:value-type="float">
            <text:p>0.933234</text:p>
          </table:table-cell>
          <table:table-cell table:number-columns-repeated="12"/>
        </table:table-row>
      </table:table>
      <table:table table:name="Sheet7" table:style-name="ta1">
        <table:table-column table:style-name="co1" table:number-columns-repeated="6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955459" calcext:value-type="float">
            <text:p>0.955459</text:p>
          </table:table-cell>
          <table:table-cell office:value-type="float" office:value="0.873862" calcext:value-type="float">
            <text:p>0.873862</text:p>
          </table:table-cell>
          <table:table-cell table:number-columns-repeated="2"/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5.75" calcext:value-type="float">
            <text:p>-15.75</text:p>
          </table:table-cell>
          <table:table-cell office:value-type="float" office:value="0.955422" calcext:value-type="float">
            <text:p>0.955422</text:p>
          </table:table-cell>
          <table:table-cell office:value-type="float" office:value="0.936103" calcext:value-type="float">
            <text:p>0.936103</text:p>
          </table:table-cell>
          <table:table-cell table:number-columns-repeated="2"/>
          <table:table-cell table:formula="of:=[Sheet7.F1]+0.25" office:value-type="float" office:value="-15.75" calcext:value-type="float">
            <text:p>-15.75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0.952262" calcext:value-type="float">
            <text:p>0.952262</text:p>
          </table:table-cell>
          <table:table-cell office:value-type="float" office:value="0.935216" calcext:value-type="float">
            <text:p>0.935216</text:p>
          </table:table-cell>
          <table:table-cell table:number-columns-repeated="2"/>
          <table:table-cell table:formula="of:=[Sheet7.F2]+0.25"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949602" calcext:value-type="float">
            <text:p>0.949602</text:p>
          </table:table-cell>
          <table:table-cell office:value-type="float" office:value="0.914193" calcext:value-type="float">
            <text:p>0.914193</text:p>
          </table:table-cell>
          <table:table-cell table:number-columns-repeated="2"/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4.75" calcext:value-type="float">
            <text:p>-14.75</text:p>
          </table:table-cell>
          <table:table-cell office:value-type="float" office:value="0.949742" calcext:value-type="float">
            <text:p>0.949742</text:p>
          </table:table-cell>
          <table:table-cell office:value-type="float" office:value="0.907449" calcext:value-type="float">
            <text:p>0.907449</text:p>
          </table:table-cell>
          <table:table-cell table:number-columns-repeated="2"/>
          <table:table-cell table:formula="of:=[Sheet7.F4]+0.25" office:value-type="float" office:value="-14.75" calcext:value-type="float">
            <text:p>-14.75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0.946711" calcext:value-type="float">
            <text:p>0.946711</text:p>
          </table:table-cell>
          <table:table-cell office:value-type="float" office:value="0.842975" calcext:value-type="float">
            <text:p>0.842975</text:p>
          </table:table-cell>
          <table:table-cell table:number-columns-repeated="2"/>
          <table:table-cell table:formula="of:=[Sheet7.F5]+0.25"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95642" calcext:value-type="float">
            <text:p>0.95642</text:p>
          </table:table-cell>
          <table:table-cell office:value-type="float" office:value="0.935579" calcext:value-type="float">
            <text:p>0.935579</text:p>
          </table:table-cell>
          <table:table-cell table:number-columns-repeated="2"/>
          <table:table-cell table:style-name="ce1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3.75" calcext:value-type="float">
            <text:p>-13.75</text:p>
          </table:table-cell>
          <table:table-cell office:value-type="float" office:value="0.953026" calcext:value-type="float">
            <text:p>0.953026</text:p>
          </table:table-cell>
          <table:table-cell office:value-type="float" office:value="0.93437" calcext:value-type="float">
            <text:p>0.93437</text:p>
          </table:table-cell>
          <table:table-cell table:number-columns-repeated="2"/>
          <table:table-cell table:formula="of:=[Sheet7.F7]+0.25" office:value-type="float" office:value="-13.75" calcext:value-type="float">
            <text:p>-13.75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0.950872" calcext:value-type="float">
            <text:p>0.950872</text:p>
          </table:table-cell>
          <table:table-cell office:value-type="float" office:value="0.934845" calcext:value-type="float">
            <text:p>0.934845</text:p>
          </table:table-cell>
          <table:table-cell table:number-columns-repeated="2"/>
          <table:table-cell table:formula="of:=[Sheet7.F8]+0.25" office:value-type="float" office:value="-13.5" calcext:value-type="float">
            <text:p>-13.5</text:p>
          </table:table-cell>
        </table:table-row>
        <table:table-row table:style-name="ro1">
          <table:table-cell office:value-type="float" office:value="-13.25" calcext:value-type="float">
            <text:p>-13.25</text:p>
          </table:table-cell>
          <table:table-cell office:value-type="float" office:value="0.945653" calcext:value-type="float">
            <text:p>0.945653</text:p>
          </table:table-cell>
          <table:table-cell office:value-type="float" office:value="0.930866" calcext:value-type="float">
            <text:p>0.930866</text:p>
          </table:table-cell>
          <table:table-cell table:number-columns-repeated="2"/>
          <table:table-cell table:style-name="ce1" table:formula="of:=[Sheet7.F9]+0.25" office:value-type="float" office:value="-13.25" calcext:value-type="float">
            <text:p>-13.25</text:p>
          </table:table-cell>
        </table:table-row>
        <table:table-row table:style-name="ro1">
          <table:table-cell office:value-type="float" office:value="-12.75" calcext:value-type="float">
            <text:p>-12.75</text:p>
          </table:table-cell>
          <table:table-cell office:value-type="float" office:value="0.966093" calcext:value-type="float">
            <text:p>0.966093</text:p>
          </table:table-cell>
          <table:table-cell office:value-type="float" office:value="0.86795" calcext:value-type="float">
            <text:p>0.86795</text:p>
          </table:table-cell>
          <table:table-cell table:number-columns-repeated="2"/>
          <table:table-cell office:value-type="float" office:value="-12.75" calcext:value-type="float">
            <text:p>-12.75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0.942312" calcext:value-type="float">
            <text:p>0.942312</text:p>
          </table:table-cell>
          <table:table-cell office:value-type="float" office:value="0.928485" calcext:value-type="float">
            <text:p>0.928485</text:p>
          </table:table-cell>
          <table:table-cell table:number-columns-repeated="2"/>
          <table:table-cell table:style-name="ce1" table:formula="of:=[Sheet7.F11]+0.25" office:value-type="float" office:value="-12.5" calcext:value-type="float">
            <text:p>-12.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963356" calcext:value-type="float">
            <text:p>0.963356</text:p>
          </table:table-cell>
          <table:table-cell office:value-type="float" office:value="0.943069" calcext:value-type="float">
            <text:p>0.943069</text:p>
          </table:table-cell>
          <table:table-cell table:number-columns-repeated="2"/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.75" calcext:value-type="float">
            <text:p>-11.75</text:p>
          </table:table-cell>
          <table:table-cell office:value-type="float" office:value="0.957151" calcext:value-type="float">
            <text:p>0.957151</text:p>
          </table:table-cell>
          <table:table-cell office:value-type="float" office:value="0.941242" calcext:value-type="float">
            <text:p>0.941242</text:p>
          </table:table-cell>
          <table:table-cell table:number-columns-repeated="2"/>
          <table:table-cell table:formula="of:=[Sheet7.F13]+0.25" office:value-type="float" office:value="-11.75" calcext:value-type="float">
            <text:p>-11.7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948637" calcext:value-type="float">
            <text:p>0.948637</text:p>
          </table:table-cell>
          <table:table-cell office:value-type="float" office:value="0.780694" calcext:value-type="float">
            <text:p>0.780694</text:p>
          </table:table-cell>
          <table:table-cell table:number-columns-repeated="2"/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.75" calcext:value-type="float">
            <text:p>-10.75</text:p>
          </table:table-cell>
          <table:table-cell office:value-type="float" office:value="0.950326" calcext:value-type="float">
            <text:p>0.950326</text:p>
          </table:table-cell>
          <table:table-cell office:value-type="float" office:value="0.770105" calcext:value-type="float">
            <text:p>0.770105</text:p>
          </table:table-cell>
          <table:table-cell table:number-columns-repeated="2"/>
          <table:table-cell table:formula="of:=[Sheet7.F15]+0.25" office:value-type="float" office:value="-10.75" calcext:value-type="float">
            <text:p>-10.75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0.948846" calcext:value-type="float">
            <text:p>0.948846</text:p>
          </table:table-cell>
          <table:table-cell office:value-type="float" office:value="0.911161" calcext:value-type="float">
            <text:p>0.911161</text:p>
          </table:table-cell>
          <table:table-cell table:number-columns-repeated="2"/>
          <table:table-cell table:formula="of:=[Sheet7.F16]+0.25" office:value-type="float" office:value="-10.5" calcext:value-type="float">
            <text:p>-10.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953585" calcext:value-type="float">
            <text:p>0.953585</text:p>
          </table:table-cell>
          <table:table-cell office:value-type="float" office:value="0.935105" calcext:value-type="float">
            <text:p>0.935105</text:p>
          </table:table-cell>
          <table:table-cell table:number-columns-repeated="2"/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.75" calcext:value-type="float">
            <text:p>-9.75</text:p>
          </table:table-cell>
          <table:table-cell office:value-type="float" office:value="0.955658" calcext:value-type="float">
            <text:p>0.955658</text:p>
          </table:table-cell>
          <table:table-cell office:value-type="float" office:value="0.93441" calcext:value-type="float">
            <text:p>0.93441</text:p>
          </table:table-cell>
          <table:table-cell table:number-columns-repeated="2"/>
          <table:table-cell table:formula="of:=[Sheet7.F18]+0.25" office:value-type="float" office:value="-9.75" calcext:value-type="float">
            <text:p>-9.75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952675" calcext:value-type="float">
            <text:p>0.952675</text:p>
          </table:table-cell>
          <table:table-cell office:value-type="float" office:value="0.932906" calcext:value-type="float">
            <text:p>0.932906</text:p>
          </table:table-cell>
          <table:table-cell table:number-columns-repeated="2"/>
          <table:table-cell table:formula="of:=[Sheet7.F19]+0.25"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-9.25" calcext:value-type="float">
            <text:p>-9.25</text:p>
          </table:table-cell>
          <table:table-cell office:value-type="float" office:value="0.947474" calcext:value-type="float">
            <text:p>0.947474</text:p>
          </table:table-cell>
          <table:table-cell office:value-type="float" office:value="0.931762" calcext:value-type="float">
            <text:p>0.931762</text:p>
          </table:table-cell>
          <table:table-cell table:number-columns-repeated="2"/>
          <table:table-cell table:style-name="ce1" table:formula="of:=[Sheet7.F20]+0.25" office:value-type="float" office:value="-9.25" calcext:value-type="float">
            <text:p>-9.2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946079" calcext:value-type="float">
            <text:p>0.946079</text:p>
          </table:table-cell>
          <table:table-cell office:value-type="float" office:value="0.915222" calcext:value-type="float">
            <text:p>0.915222</text:p>
          </table:table-cell>
          <table:table-cell table:number-columns-repeated="2"/>
          <table:table-cell table:formula="of:=[Sheet7.F21]+0.25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.75" calcext:value-type="float">
            <text:p>-8.75</text:p>
          </table:table-cell>
          <table:table-cell office:value-type="float" office:value="0.953303" calcext:value-type="float">
            <text:p>0.953303</text:p>
          </table:table-cell>
          <table:table-cell office:value-type="float" office:value="0.912832" calcext:value-type="float">
            <text:p>0.912832</text:p>
          </table:table-cell>
          <table:table-cell table:number-columns-repeated="2"/>
          <table:table-cell table:formula="of:=[Sheet7.F22]+0.25" office:value-type="float" office:value="-8.75" calcext:value-type="float">
            <text:p>-8.75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948549" calcext:value-type="float">
            <text:p>0.948549</text:p>
          </table:table-cell>
          <table:table-cell office:value-type="float" office:value="0.909336" calcext:value-type="float">
            <text:p>0.909336</text:p>
          </table:table-cell>
          <table:table-cell table:number-columns-repeated="2"/>
          <table:table-cell table:formula="of:=[Sheet7.F23]+0.25"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950336" calcext:value-type="float">
            <text:p>0.950336</text:p>
          </table:table-cell>
          <table:table-cell office:value-type="float" office:value="0.933571" calcext:value-type="float">
            <text:p>0.933571</text:p>
          </table:table-cell>
          <table:table-cell table:number-columns-repeated="2"/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.75" calcext:value-type="float">
            <text:p>-7.75</text:p>
          </table:table-cell>
          <table:table-cell office:value-type="float" office:value="0.952549" calcext:value-type="float">
            <text:p>0.952549</text:p>
          </table:table-cell>
          <table:table-cell office:value-type="float" office:value="0.934113" calcext:value-type="float">
            <text:p>0.934113</text:p>
          </table:table-cell>
          <table:table-cell table:number-columns-repeated="2"/>
          <table:table-cell table:formula="of:=[Sheet7.F25]+0.25" office:value-type="float" office:value="-7.75" calcext:value-type="float">
            <text:p>-7.75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950735" calcext:value-type="float">
            <text:p>0.950735</text:p>
          </table:table-cell>
          <table:table-cell office:value-type="float" office:value="0.867139" calcext:value-type="float">
            <text:p>0.867139</text:p>
          </table:table-cell>
          <table:table-cell table:number-columns-repeated="2"/>
          <table:table-cell table:formula="of:=[Sheet7.F26]+0.25" office:value-type="float" office:value="-7.5" calcext:value-type="float">
            <text:p>-7.5</text:p>
          </table:table-cell>
        </table:table-row>
        <table:table-row table:style-name="ro1">
          <table:table-cell office:value-type="float" office:value="-7.25" calcext:value-type="float">
            <text:p>-7.25</text:p>
          </table:table-cell>
          <table:table-cell office:value-type="float" office:value="0.943987" calcext:value-type="float">
            <text:p>0.943987</text:p>
          </table:table-cell>
          <table:table-cell office:value-type="float" office:value="0.92961" calcext:value-type="float">
            <text:p>0.92961</text:p>
          </table:table-cell>
          <table:table-cell table:number-columns-repeated="2"/>
          <table:table-cell table:formula="of:=[Sheet7.F27]+0.25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947272" calcext:value-type="float">
            <text:p>0.947272</text:p>
          </table:table-cell>
          <table:table-cell office:value-type="float" office:value="0.913602" calcext:value-type="float">
            <text:p>0.913602</text:p>
          </table:table-cell>
          <table:table-cell table:number-columns-repeated="2"/>
          <table:table-cell table:formula="of:=[Sheet7.F28]+0.25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.75" calcext:value-type="float">
            <text:p>-6.75</text:p>
          </table:table-cell>
          <table:table-cell office:value-type="float" office:value="0.950826" calcext:value-type="float">
            <text:p>0.950826</text:p>
          </table:table-cell>
          <table:table-cell office:value-type="float" office:value="0.910525" calcext:value-type="float">
            <text:p>0.910525</text:p>
          </table:table-cell>
          <table:table-cell table:number-columns-repeated="2"/>
          <table:table-cell table:formula="of:=[Sheet7.F29]+0.25" office:value-type="float" office:value="-6.75" calcext:value-type="float">
            <text:p>-6.75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950144" calcext:value-type="float">
            <text:p>0.950144</text:p>
          </table:table-cell>
          <table:table-cell office:value-type="float" office:value="0.910204" calcext:value-type="float">
            <text:p>0.910204</text:p>
          </table:table-cell>
          <table:table-cell table:number-columns-repeated="2"/>
          <table:table-cell table:formula="of:=[Sheet7.F30]+0.25"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48467" calcext:value-type="float">
            <text:p>0.948467</text:p>
          </table:table-cell>
          <table:table-cell office:value-type="float" office:value="0.934132" calcext:value-type="float">
            <text:p>0.934132</text:p>
          </table:table-cell>
          <table:table-cell table:number-columns-repeated="2"/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.75" calcext:value-type="float">
            <text:p>-5.75</text:p>
          </table:table-cell>
          <table:table-cell office:value-type="float" office:value="0.955224" calcext:value-type="float">
            <text:p>0.955224</text:p>
          </table:table-cell>
          <table:table-cell office:value-type="float" office:value="0.872756" calcext:value-type="float">
            <text:p>0.872756</text:p>
          </table:table-cell>
          <table:table-cell table:number-columns-repeated="2"/>
          <table:table-cell table:formula="of:=[Sheet7.F32]+0.25" office:value-type="float" office:value="-5.75" calcext:value-type="float">
            <text:p>-5.75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950434" calcext:value-type="float">
            <text:p>0.950434</text:p>
          </table:table-cell>
          <table:table-cell office:value-type="float" office:value="0.931556" calcext:value-type="float">
            <text:p>0.931556</text:p>
          </table:table-cell>
          <table:table-cell table:number-columns-repeated="2"/>
          <table:table-cell table:formula="of:=[Sheet7.F33]+0.25"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0.946573" calcext:value-type="float">
            <text:p>0.946573</text:p>
          </table:table-cell>
          <table:table-cell office:value-type="float" office:value="0.932184" calcext:value-type="float">
            <text:p>0.932184</text:p>
          </table:table-cell>
          <table:table-cell table:number-columns-repeated="2"/>
          <table:table-cell table:formula="of:=[Sheet7.F34]+0.25" office:value-type="float" office:value="-5.25" calcext:value-type="float">
            <text:p>-5.2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92769" calcext:value-type="float">
            <text:p>0.92769</text:p>
          </table:table-cell>
          <table:table-cell office:value-type="float" office:value="0.917154" calcext:value-type="float">
            <text:p>0.917154</text:p>
          </table:table-cell>
          <table:table-cell table:number-columns-repeated="2"/>
          <table:table-cell table:formula="of:=[Sheet7.F35]+0.25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952844" calcext:value-type="float">
            <text:p>0.952844</text:p>
          </table:table-cell>
          <table:table-cell office:value-type="float" office:value="0.916012" calcext:value-type="float">
            <text:p>0.916012</text:p>
          </table:table-cell>
          <table:table-cell table:number-columns-repeated="2"/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-4.25" calcext:value-type="float">
            <text:p>-4.25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850793" calcext:value-type="float">
            <text:p>0.850793</text:p>
          </table:table-cell>
          <table:table-cell table:number-columns-repeated="2"/>
          <table:table-cell table:formula="of:=[Sheet7.F37]+0.25" office:value-type="float" office:value="-4.25" calcext:value-type="float">
            <text:p>-4.2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949207" calcext:value-type="float">
            <text:p>0.949207</text:p>
          </table:table-cell>
          <table:table-cell office:value-type="float" office:value="0.932281" calcext:value-type="float">
            <text:p>0.932281</text:p>
          </table:table-cell>
          <table:table-cell table:number-columns-repeated="2"/>
          <table:table-cell table:formula="of:=[Sheet7.F38]+0.25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0.952786" calcext:value-type="float">
            <text:p>0.952786</text:p>
          </table:table-cell>
          <table:table-cell office:value-type="float" office:value="0.868733" calcext:value-type="float">
            <text:p>0.868733</text:p>
          </table:table-cell>
          <table:table-cell table:number-columns-repeated="2"/>
          <table:table-cell table:formula="of:=[Sheet7.F39]+0.25"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0.950305" calcext:value-type="float">
            <text:p>0.950305</text:p>
          </table:table-cell>
          <table:table-cell office:value-type="float" office:value="0.873175" calcext:value-type="float">
            <text:p>0.873175</text:p>
          </table:table-cell>
          <table:table-cell table:number-columns-repeated="2"/>
          <table:table-cell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0.718337" calcext:value-type="float">
            <text:p>0.718337</text:p>
          </table:table-cell>
          <table:table-cell office:value-type="float" office:value="0.822984" calcext:value-type="float">
            <text:p>0.822984</text:p>
          </table:table-cell>
          <table:table-cell table:number-columns-repeated="2"/>
          <table:table-cell office:value-type="float" office:value="-2.75" calcext:value-type="float">
            <text:p>-2.75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958819" calcext:value-type="float">
            <text:p>0.958819</text:p>
          </table:table-cell>
          <table:table-cell office:value-type="float" office:value="0.928406" calcext:value-type="float">
            <text:p>0.928406</text:p>
          </table:table-cell>
          <table:table-cell table:number-columns-repeated="2"/>
          <table:table-cell table:formula="of:=[Sheet7.F42]+0.25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float" office:value="0.961829" calcext:value-type="float">
            <text:p>0.961829</text:p>
          </table:table-cell>
          <table:table-cell office:value-type="float" office:value="0.925926" calcext:value-type="float">
            <text:p>0.925926</text:p>
          </table:table-cell>
          <table:table-cell table:number-columns-repeated="2"/>
          <table:table-cell table:formula="of:=[Sheet7.F43]+0.25" office:value-type="float" office:value="-2.25" calcext:value-type="float">
            <text:p>-2.2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949684" calcext:value-type="float">
            <text:p>0.949684</text:p>
          </table:table-cell>
          <table:table-cell office:value-type="float" office:value="0.934689" calcext:value-type="float">
            <text:p>0.934689</text:p>
          </table:table-cell>
          <table:table-cell table:number-columns-repeated="2"/>
          <table:table-cell table:formula="of:=[Sheet7.F44]+0.25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0.952407" calcext:value-type="float">
            <text:p>0.952407</text:p>
          </table:table-cell>
          <table:table-cell office:value-type="float" office:value="0.934979" calcext:value-type="float">
            <text:p>0.934979</text:p>
          </table:table-cell>
          <table:table-cell table:number-columns-repeated="2"/>
          <table:table-cell table:formula="of:=[Sheet7.F45]+0.25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950265" calcext:value-type="float">
            <text:p>0.950265</text:p>
          </table:table-cell>
          <table:table-cell office:value-type="float" office:value="0.931981" calcext:value-type="float">
            <text:p>0.931981</text:p>
          </table:table-cell>
          <table:table-cell table:number-columns-repeated="2"/>
          <table:table-cell table:formula="of:=[Sheet7.F46]+0.25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944711" calcext:value-type="float">
            <text:p>0.944711</text:p>
          </table:table-cell>
          <table:table-cell office:value-type="float" office:value="0.933438" calcext:value-type="float">
            <text:p>0.933438</text:p>
          </table:table-cell>
          <table:table-cell table:number-columns-repeated="2"/>
          <table:table-cell table:formula="of:=[Sheet7.F47]+0.25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0729" calcext:value-type="float">
            <text:p>0.950729</text:p>
          </table:table-cell>
          <table:table-cell office:value-type="float" office:value="0.88813" calcext:value-type="float">
            <text:p>0.888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52547" calcext:value-type="float">
            <text:p>0.952547</text:p>
          </table:table-cell>
          <table:table-cell office:value-type="float" office:value="0.898548" calcext:value-type="float">
            <text:p>0.898548</text:p>
          </table:table-cell>
          <table:table-cell table:number-columns-repeated="2"/>
          <table:table-cell table:formula="of:=[Sheet7.F49]+0.25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52499" calcext:value-type="float">
            <text:p>0.952499</text:p>
          </table:table-cell>
          <table:table-cell office:value-type="float" office:value="0.907627" calcext:value-type="float">
            <text:p>0.907627</text:p>
          </table:table-cell>
          <table:table-cell table:number-columns-repeated="2"/>
          <table:table-cell table:formula="of:=[Sheet7.F50]+0.25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2765" calcext:value-type="float">
            <text:p>0.752765</text:p>
          </table:table-cell>
          <table:table-cell office:value-type="float" office:value="0.9388" calcext:value-type="float">
            <text:p>0.93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954525" calcext:value-type="float">
            <text:p>0.954525</text:p>
          </table:table-cell>
          <table:table-cell office:value-type="float" office:value="0.874461" calcext:value-type="float">
            <text:p>0.874461</text:p>
          </table:table-cell>
          <table:table-cell table:number-columns-repeated="2"/>
          <table:table-cell table:formula="of:=[Sheet7.F52]+0.25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947416" calcext:value-type="float">
            <text:p>0.947416</text:p>
          </table:table-cell>
          <table:table-cell office:value-type="float" office:value="0.93162" calcext:value-type="float">
            <text:p>0.93162</text:p>
          </table:table-cell>
          <table:table-cell table:number-columns-repeated="2"/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8708" calcext:value-type="float">
            <text:p>0.938708</text:p>
          </table:table-cell>
          <table:table-cell office:value-type="float" office:value="0.916094" calcext:value-type="float">
            <text:p>0.916094</text:p>
          </table:table-cell>
          <table:table-cell table:number-columns-repeated="2"/>
          <table:table-cell table:formula="of:=[Sheet7.F54]+0.2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730565" calcext:value-type="float">
            <text:p>0.730565</text:p>
          </table:table-cell>
          <table:table-cell office:value-type="float" office:value="0.91511" calcext:value-type="float">
            <text:p>0.91511</text:p>
          </table:table-cell>
          <table:table-cell table:number-columns-repeated="2"/>
          <table:table-cell table:formula="of:=[Sheet7.F55]+0.25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40543" calcext:value-type="float">
            <text:p>0.940543</text:p>
          </table:table-cell>
          <table:table-cell office:value-type="float" office:value="0.840899" calcext:value-type="float">
            <text:p>0.840899</text:p>
          </table:table-cell>
          <table:table-cell table:number-columns-repeated="2"/>
          <table:table-cell table:formula="of:=[Sheet7.F56]+0.25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938364" calcext:value-type="float">
            <text:p>0.938364</text:p>
          </table:table-cell>
          <table:table-cell office:value-type="float" office:value="0.907132" calcext:value-type="float">
            <text:p>0.907132</text:p>
          </table:table-cell>
          <table:table-cell table:number-columns-repeated="2"/>
          <table:table-cell table:formula="of:=[Sheet7.F57]+0.25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3048" calcext:value-type="float">
            <text:p>0.953048</text:p>
          </table:table-cell>
          <table:table-cell office:value-type="float" office:value="0.87005" calcext:value-type="float">
            <text:p>0.87005</text:p>
          </table:table-cell>
          <table:table-cell table:number-columns-repeated="2"/>
          <table:table-cell table:formula="of:=[Sheet7.F58]+0.2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953237" calcext:value-type="float">
            <text:p>0.953237</text:p>
          </table:table-cell>
          <table:table-cell office:value-type="float" office:value="0.937012" calcext:value-type="float">
            <text:p>0.937012</text:p>
          </table:table-cell>
          <table:table-cell table:number-columns-repeated="2"/>
          <table:table-cell table:formula="of:=[Sheet7.F59]+0.25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48074" calcext:value-type="float">
            <text:p>0.948074</text:p>
          </table:table-cell>
          <table:table-cell office:value-type="float" office:value="0.934966" calcext:value-type="float">
            <text:p>0.934966</text:p>
          </table:table-cell>
          <table:table-cell table:number-columns-repeated="2"/>
          <table:table-cell table:formula="of:=[Sheet7.F60]+0.25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943364" calcext:value-type="float">
            <text:p>0.943364</text:p>
          </table:table-cell>
          <table:table-cell office:value-type="float" office:value="0.93329" calcext:value-type="float">
            <text:p>0.93329</text:p>
          </table:table-cell>
          <table:table-cell table:number-columns-repeated="2"/>
          <table:table-cell table:formula="of:=[Sheet7.F61]+0.25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946323" calcext:value-type="float">
            <text:p>0.946323</text:p>
          </table:table-cell>
          <table:table-cell office:value-type="float" office:value="0.91327" calcext:value-type="float">
            <text:p>0.91327</text:p>
          </table:table-cell>
          <table:table-cell table:number-columns-repeated="2"/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2856" calcext:value-type="float">
            <text:p>0.952856</text:p>
          </table:table-cell>
          <table:table-cell office:value-type="float" office:value="0.93488" calcext:value-type="float">
            <text:p>0.93488</text:p>
          </table:table-cell>
          <table:table-cell table:number-columns-repeated="2"/>
          <table:table-cell table:formula="of:=[Sheet7.F63]+0.25"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718066" calcext:value-type="float">
            <text:p>0.718066</text:p>
          </table:table-cell>
          <table:table-cell office:value-type="float" office:value="0.934878" calcext:value-type="float">
            <text:p>0.934878</text:p>
          </table:table-cell>
          <table:table-cell table:number-columns-repeated="2"/>
          <table:table-cell table:formula="of:=[Sheet7.F64]+0.25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50231" calcext:value-type="float">
            <text:p>0.950231</text:p>
          </table:table-cell>
          <table:table-cell office:value-type="float" office:value="0.933368" calcext:value-type="float">
            <text:p>0.933368</text:p>
          </table:table-cell>
          <table:table-cell table:number-columns-repeated="2"/>
          <table:table-cell table:formula="of:=[Sheet7.F65]+0.25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945972" calcext:value-type="float">
            <text:p>0.945972</text:p>
          </table:table-cell>
          <table:table-cell office:value-type="float" office:value="0.928506" calcext:value-type="float">
            <text:p>0.928506</text:p>
          </table:table-cell>
          <table:table-cell table:number-columns-repeated="2"/>
          <table:table-cell table:formula="of:=[Sheet7.F66]+0.25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42248" calcext:value-type="float">
            <text:p>0.942248</text:p>
          </table:table-cell>
          <table:table-cell office:value-type="float" office:value="0.844143" calcext:value-type="float">
            <text:p>0.844143</text:p>
          </table:table-cell>
          <table:table-cell table:number-columns-repeated="2"/>
          <table:table-cell table:formula="of:=[Sheet7.F67]+0.25"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950398" calcext:value-type="float">
            <text:p>0.950398</text:p>
          </table:table-cell>
          <table:table-cell office:value-type="float" office:value="0.917186" calcext:value-type="float">
            <text:p>0.917186</text:p>
          </table:table-cell>
          <table:table-cell table:number-columns-repeated="2"/>
          <table:table-cell table:formula="of:=[Sheet7.F68]+0.25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50301" calcext:value-type="float">
            <text:p>0.950301</text:p>
          </table:table-cell>
          <table:table-cell office:value-type="float" office:value="0.916041" calcext:value-type="float">
            <text:p>0.916041</text:p>
          </table:table-cell>
          <table:table-cell table:number-columns-repeated="2"/>
          <table:table-cell table:formula="of:=[Sheet7.F69]+0.25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93625" calcext:value-type="float">
            <text:p>0.93625</text:p>
          </table:table-cell>
          <table:table-cell office:value-type="float" office:value="0.911144" calcext:value-type="float">
            <text:p>0.911144</text:p>
          </table:table-cell>
          <table:table-cell table:number-columns-repeated="2"/>
          <table:table-cell table:formula="of:=[Sheet7.F70]+0.25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9096" calcext:value-type="float">
            <text:p>0.959096</text:p>
          </table:table-cell>
          <table:table-cell office:value-type="float" office:value="0.941305" calcext:value-type="float">
            <text:p>0.941305</text:p>
          </table:table-cell>
          <table:table-cell table:number-columns-repeated="2"/>
          <table:table-cell table:formula="of:=[Sheet7.F71]+0.25" office:value-type="float" office:value="8" calcext:value-type="float">
            <text:p>8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800223" calcext:value-type="float">
            <text:p>0.800223</text:p>
          </table:table-cell>
          <table:table-cell office:value-type="float" office:value="0.873597" calcext:value-type="float">
            <text:p>0.873597</text:p>
          </table:table-cell>
          <table:table-cell table:number-columns-repeated="2"/>
          <table:table-cell table:formula="of:=[Sheet7.F72]+0.25"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955622" calcext:value-type="float">
            <text:p>0.955622</text:p>
          </table:table-cell>
          <table:table-cell office:value-type="float" office:value="0.940803" calcext:value-type="float">
            <text:p>0.940803</text:p>
          </table:table-cell>
          <table:table-cell table:number-columns-repeated="2"/>
          <table:table-cell table:formula="of:=[Sheet7.F73]+0.25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947445" calcext:value-type="float">
            <text:p>0.947445</text:p>
          </table:table-cell>
          <table:table-cell office:value-type="float" office:value="0.937173" calcext:value-type="float">
            <text:p>0.937173</text:p>
          </table:table-cell>
          <table:table-cell table:number-columns-repeated="2"/>
          <table:table-cell table:formula="of:=[Sheet7.F74]+0.25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52742" calcext:value-type="float">
            <text:p>0.952742</text:p>
          </table:table-cell>
          <table:table-cell office:value-type="float" office:value="0.918933" calcext:value-type="float">
            <text:p>0.918933</text:p>
          </table:table-cell>
          <table:table-cell table:number-columns-repeated="2"/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16076" calcext:value-type="float">
            <text:p>0.916076</text:p>
          </table:table-cell>
          <table:table-cell table:number-columns-repeated="2"/>
          <table:table-cell table:formula="of:=[Sheet7.F76]+0.25"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6807" calcext:value-type="float">
            <text:p>0.956807</text:p>
          </table:table-cell>
          <table:table-cell office:value-type="float" office:value="0.830743" calcext:value-type="float">
            <text:p>0.830743</text:p>
          </table:table-cell>
          <table:table-cell table:number-columns-repeated="2"/>
          <table:table-cell table:formula="of:=[Sheet7.F77]+0.2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953161" calcext:value-type="float">
            <text:p>0.953161</text:p>
          </table:table-cell>
          <table:table-cell office:value-type="float" office:value="0.936494" calcext:value-type="float">
            <text:p>0.936494</text:p>
          </table:table-cell>
          <table:table-cell table:number-columns-repeated="2"/>
          <table:table-cell table:formula="of:=[Sheet7.F78]+0.25"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935458" calcext:value-type="float">
            <text:p>0.935458</text:p>
          </table:table-cell>
          <table:table-cell table:number-columns-repeated="2"/>
          <table:table-cell table:formula="of:=[Sheet7.F79]+0.25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0.789059" calcext:value-type="float">
            <text:p>0.789059</text:p>
          </table:table-cell>
          <table:table-cell office:value-type="float" office:value="0.932706" calcext:value-type="float">
            <text:p>0.932706</text:p>
          </table:table-cell>
          <table:table-cell table:number-columns-repeated="2"/>
          <table:table-cell table:formula="of:=[Sheet7.F80]+0.25"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48997" calcext:value-type="float">
            <text:p>0.948997</text:p>
          </table:table-cell>
          <table:table-cell office:value-type="float" office:value="0.917286" calcext:value-type="float">
            <text:p>0.917286</text:p>
          </table:table-cell>
          <table:table-cell table:number-columns-repeated="2"/>
          <table:table-cell table:formula="of:=[Sheet7.F81]+0.25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0.952053" calcext:value-type="float">
            <text:p>0.952053</text:p>
          </table:table-cell>
          <table:table-cell office:value-type="float" office:value="0.856708" calcext:value-type="float">
            <text:p>0.856708</text:p>
          </table:table-cell>
          <table:table-cell table:number-columns-repeated="2"/>
          <table:table-cell table:formula="of:=[Sheet7.F82]+0.25"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902753" calcext:value-type="float">
            <text:p>0.902753</text:p>
          </table:table-cell>
          <table:table-cell office:value-type="float" office:value="0.911256" calcext:value-type="float">
            <text:p>0.911256</text:p>
          </table:table-cell>
          <table:table-cell table:number-columns-repeated="2"/>
          <table:table-cell table:formula="of:=[Sheet7.F83]+0.25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7498" calcext:value-type="float">
            <text:p>0.957498</text:p>
          </table:table-cell>
          <table:table-cell office:value-type="float" office:value="0.877015" calcext:value-type="float">
            <text:p>0.877015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796971" calcext:value-type="float">
            <text:p>0.796971</text:p>
          </table:table-cell>
          <table:table-cell office:value-type="float" office:value="0.939886" calcext:value-type="float">
            <text:p>0.939886</text:p>
          </table:table-cell>
          <table:table-cell table:number-columns-repeated="2"/>
          <table:table-cell table:formula="of:=[Sheet7.F85]+0.25"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54226" calcext:value-type="float">
            <text:p>0.954226</text:p>
          </table:table-cell>
          <table:table-cell office:value-type="float" office:value="0.923665" calcext:value-type="float">
            <text:p>0.923665</text:p>
          </table:table-cell>
          <table:table-cell table:number-columns-repeated="2"/>
          <table:table-cell table:formula="of:=[Sheet7.F86]+0.25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943942" calcext:value-type="float">
            <text:p>0.943942</text:p>
          </table:table-cell>
          <table:table-cell office:value-type="float" office:value="0.93364" calcext:value-type="float">
            <text:p>0.93364</text:p>
          </table:table-cell>
          <table:table-cell table:number-columns-repeated="2"/>
          <table:table-cell table:formula="of:=[Sheet7.F87]+0.25"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45503" calcext:value-type="float">
            <text:p>0.945503</text:p>
          </table:table-cell>
          <table:table-cell office:value-type="float" office:value="0.933871" calcext:value-type="float">
            <text:p>0.933871</text:p>
          </table:table-cell>
          <table:table-cell table:number-columns-repeated="2"/>
          <table:table-cell table:formula="of:=[Sheet7.F88]+0.2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47209" calcext:value-type="float">
            <text:p>0.947209</text:p>
          </table:table-cell>
          <table:table-cell office:value-type="float" office:value="0.863332" calcext:value-type="float">
            <text:p>0.863332</text:p>
          </table:table-cell>
          <table:table-cell table:number-columns-repeated="2"/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5722" calcext:value-type="float">
            <text:p>0.965722</text:p>
          </table:table-cell>
          <table:table-cell office:value-type="float" office:value="0.946997" calcext:value-type="float">
            <text:p>0.946997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4777" calcext:value-type="float">
            <text:p>0.934777</text:p>
          </table:table-cell>
          <table:table-cell office:value-type="float" office:value="0.924827" calcext:value-type="float">
            <text:p>0.924827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954504" calcext:value-type="float">
            <text:p>0.954504</text:p>
          </table:table-cell>
          <table:table-cell office:value-type="float" office:value="0.918056" calcext:value-type="float">
            <text:p>0.918056</text:p>
          </table:table-cell>
          <table:table-cell table:number-columns-repeated="2"/>
          <table:table-cell table:formula="of:=[Sheet7.F92]+0.25"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4084" calcext:value-type="float">
            <text:p>0.954084</text:p>
          </table:table-cell>
          <table:table-cell office:value-type="float" office:value="0.93765" calcext:value-type="float">
            <text:p>0.9376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0.955487" calcext:value-type="float">
            <text:p>0.955487</text:p>
          </table:table-cell>
          <table:table-cell office:value-type="float" office:value="0.934575" calcext:value-type="float">
            <text:p>0.934575</text:p>
          </table:table-cell>
          <table:table-cell table:number-columns-repeated="2"/>
          <table:table-cell table:formula="of:=[Sheet7.F94]+0.25"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51165" calcext:value-type="float">
            <text:p>0.951165</text:p>
          </table:table-cell>
          <table:table-cell office:value-type="float" office:value="0.933234" calcext:value-type="float">
            <text:p>0.933234</text:p>
          </table:table-cell>
          <table:table-cell table:number-columns-repeated="2"/>
          <table:table-cell table:formula="of:=[Sheet7.F95]+0.25" office:value-type="float" office:value="16.5" calcext:value-type="float">
            <text:p>16.5</text:p>
          </table:table-cell>
        </table:table-row>
      </table:table>
      <table:table table:name="Sheet8" table:style-name="ta1">
        <table:table-column table:style-name="co1" table:number-columns-repeated="13" table:default-cell-style-name="Default"/>
        <table:table-row table:style-name="ro1">
          <table:table-cell office:value-type="float" office:value="0.959762" calcext:value-type="float">
            <text:p>0.959762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0.952967" calcext:value-type="float">
            <text:p>0.952967</text:p>
          </table:table-cell>
          <table:table-cell office:value-type="float" office:value="-15.25" calcext:value-type="float">
            <text:p>-15.25</text:p>
          </table:table-cell>
          <table:table-cell table:number-columns-repeated="2"/>
          <table:table-cell office:value-type="float" office:value="0.720341" calcext:value-type="float">
            <text:p>0.72034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889156" calcext:value-type="float">
            <text:p>0.889156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0.963638" calcext:value-type="float">
            <text:p>0.963638</text:p>
          </table:table-cell>
          <table:table-cell office:value-type="float" office:value="-15.75" calcext:value-type="float">
            <text:p>-15.75</text:p>
          </table:table-cell>
          <table:table-cell table:number-columns-repeated="2"/>
          <table:table-cell office:value-type="float" office:value="0.927361" calcext:value-type="float">
            <text:p>0.927361</text:p>
          </table:table-cell>
          <table:table-cell office:value-type="float" office:value="-14.25" calcext:value-type="float">
            <text:p>-14.25</text:p>
          </table:table-cell>
          <table:table-cell table:number-columns-repeated="2"/>
          <table:table-cell office:value-type="float" office:value="0.838716" calcext:value-type="float">
            <text:p>0.838716</text:p>
          </table:table-cell>
          <table:table-cell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float" office:value="0.964383" calcext:value-type="float">
            <text:p>0.964383</text:p>
          </table:table-cell>
          <table:table-cell office:value-type="float" office:value="-15.5" calcext:value-type="float">
            <text:p>-15.5</text:p>
          </table:table-cell>
          <table:table-cell table:number-columns-repeated="2"/>
          <table:table-cell office:value-type="float" office:value="0.913177" calcext:value-type="float">
            <text:p>0.913177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0.926924" calcext:value-type="float">
            <text:p>0.926924</text:p>
          </table:table-cell>
          <table:table-cell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float" office:value="0.952045" calcext:value-type="float">
            <text:p>0.952045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.328346" calcext:value-type="float">
            <text:p>0.328346</text:p>
          </table:table-cell>
          <table:table-cell office:value-type="float" office:value="-12.25" calcext:value-type="float">
            <text:p>-12.25</text:p>
          </table:table-cell>
          <table:table-cell table:number-columns-repeated="2"/>
          <table:table-cell office:value-type="float" office:value="0.862964" calcext:value-type="float">
            <text:p>0.86296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954909" calcext:value-type="float">
            <text:p>0.954909</text:p>
          </table:table-cell>
          <table:table-cell office:value-type="float" office:value="-14.75" calcext:value-type="float">
            <text:p>-14.75</text:p>
          </table:table-cell>
          <table:table-cell table:number-columns-repeated="2"/>
          <table:table-cell office:value-type="float" office:value="0.962498" calcext:value-type="float">
            <text:p>0.962498</text:p>
          </table:table-cell>
          <table:table-cell office:value-type="float" office:value="-11.5" calcext:value-type="float">
            <text:p>-11.5</text:p>
          </table:table-cell>
          <table:table-cell table:number-columns-repeated="2"/>
          <table:table-cell office:value-type="float" office:value="0.935823" calcext:value-type="float">
            <text:p>0.935823</text:p>
          </table:table-cell>
          <table:table-cell office:value-type="float" office:value="9.25" calcext:value-type="float">
            <text:p>9.25</text:p>
          </table:table-cell>
          <table:table-cell table:number-columns-repeated="3"/>
        </table:table-row>
        <table:table-row table:style-name="ro1">
          <table:table-cell office:value-type="float" office:value="0.954591" calcext:value-type="float">
            <text:p>0.954591</text:p>
          </table:table-cell>
          <table:table-cell office:value-type="float" office:value="-14.5" calcext:value-type="float">
            <text:p>-14.5</text:p>
          </table:table-cell>
          <table:table-cell table:number-columns-repeated="2"/>
          <table:table-cell office:value-type="float" office:value="0.952321" calcext:value-type="float">
            <text:p>0.952321</text:p>
          </table:table-cell>
          <table:table-cell office:value-type="float" office:value="-11.25" calcext:value-type="float">
            <text:p>-11.25</text:p>
          </table:table-cell>
          <table:table-cell table:number-columns-repeated="7"/>
        </table:table-row>
        <table:table-row table:style-name="ro1">
          <table:table-cell office:value-type="float" office:value="0.960276" calcext:value-type="float">
            <text:p>0.960276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0.93394" calcext:value-type="float">
            <text:p>0.93394</text:p>
          </table:table-cell>
          <table:table-cell office:value-type="float" office:value="-10.25" calcext:value-type="float">
            <text:p>-10.25</text:p>
          </table:table-cell>
          <table:table-cell table:number-columns-repeated="7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-13.75" calcext:value-type="float">
            <text:p>-13.75</text:p>
          </table:table-cell>
          <table:table-cell table:number-columns-repeated="2"/>
          <table:table-cell office:value-type="float" office:value="0.926592" calcext:value-type="float">
            <text:p>0.926592</text:p>
          </table:table-cell>
          <table:table-cell office:value-type="float" office:value="-8.25" calcext:value-type="float">
            <text:p>-8.25</text:p>
          </table:table-cell>
          <table:table-cell table:number-columns-repeated="7"/>
        </table:table-row>
        <table:table-row table:style-name="ro1">
          <table:table-cell office:value-type="float" office:value="0.962465" calcext:value-type="float">
            <text:p>0.962465</text:p>
          </table:table-cell>
          <table:table-cell office:value-type="float" office:value="-13.5" calcext:value-type="float">
            <text:p>-13.5</text:p>
          </table:table-cell>
          <table:table-cell table:number-columns-repeated="2"/>
          <table:table-cell office:value-type="float" office:value="0.918177" calcext:value-type="float">
            <text:p>0.918177</text:p>
          </table:table-cell>
          <table:table-cell office:value-type="float" office:value="-6.25" calcext:value-type="float">
            <text:p>-6.25</text:p>
          </table:table-cell>
          <table:table-cell table:number-columns-repeated="7"/>
        </table:table-row>
        <table:table-row table:style-name="ro1">
          <table:table-cell office:value-type="float" office:value="0.961088" calcext:value-type="float">
            <text:p>0.961088</text:p>
          </table:table-cell>
          <table:table-cell office:value-type="float" office:value="-13.25" calcext:value-type="float">
            <text:p>-13.25</text:p>
          </table:table-cell>
          <table:table-cell table:number-columns-repeated="2"/>
          <table:table-cell office:value-type="float" office:value="0.870833" calcext:value-type="float">
            <text:p>0.870833</text:p>
          </table:table-cell>
          <table:table-cell office:value-type="float" office:value="-4.75" calcext:value-type="float">
            <text:p>-4.75</text:p>
          </table:table-cell>
          <table:table-cell table:number-columns-repeated="7"/>
        </table:table-row>
        <table:table-row table:style-name="ro1">
          <table:table-cell office:value-type="float" office:value="0.97154" calcext:value-type="float">
            <text:p>0.97154</text:p>
          </table:table-cell>
          <table:table-cell office:value-type="float" office:value="-12.75" calcext:value-type="float">
            <text:p>-12.75</text:p>
          </table:table-cell>
          <table:table-cell table:number-columns-repeated="2"/>
          <table:table-cell office:value-type="float" office:value="0.984226" calcext:value-type="float">
            <text:p>0.984226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float" office:value="0.950166" calcext:value-type="float">
            <text:p>0.950166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  <table:table-cell office:value-type="float" office:value="0.9566" calcext:value-type="float">
            <text:p>0.9566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 office:value-type="float" office:value="0.967263" calcext:value-type="float">
            <text:p>0.967263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0.936905" calcext:value-type="float">
            <text:p>0.93690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.964945" calcext:value-type="float">
            <text:p>0.964945</text:p>
          </table:table-cell>
          <table:table-cell office:value-type="float" office:value="-11.75" calcext:value-type="float">
            <text:p>-11.75</text:p>
          </table:table-cell>
          <table:table-cell table:number-columns-repeated="2"/>
          <table:table-cell office:value-type="float" office:value="0.938548" calcext:value-type="float">
            <text:p>0.938548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float" office:value="0.951587" calcext:value-type="float">
            <text:p>0.951587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0.917586" calcext:value-type="float">
            <text:p>0.917586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string" calcext:value-type="string">
            <text:p>Sec -16, layer 1</text:p>
          </table:table-cell>
          <table:table-cell table:number-columns-repeated="3"/>
        </table:table-row>
        <table:table-row table:style-name="ro1">
          <table:table-cell office:value-type="float" office:value="0.956256" calcext:value-type="float">
            <text:p>0.956256</text:p>
          </table:table-cell>
          <table:table-cell office:value-type="float" office:value="-10.75" calcext:value-type="float">
            <text:p>-10.75</text:p>
          </table:table-cell>
          <table:table-cell table:number-columns-repeated="2"/>
          <table:table-cell office:value-type="float" office:value="0.936861" calcext:value-type="float">
            <text:p>0.936861</text:p>
          </table:table-cell>
          <table:table-cell office:value-type="float" office:value="13.25" calcext:value-type="float">
            <text:p>13.25</text:p>
          </table:table-cell>
          <table:table-cell table:number-columns-repeated="2"/>
          <table:table-cell office:value-type="float" office:value="-15.75" calcext:value-type="float">
            <text:p>-15.75</text:p>
          </table:table-cell>
          <table:table-cell office:value-type="string" calcext:value-type="string">
            <text:p>Sec -16, layer 2</text:p>
          </table:table-cell>
          <table:table-cell table:number-columns-repeated="3"/>
        </table:table-row>
        <table:table-row table:style-name="ro1">
          <table:table-cell office:value-type="float" office:value="0.957217" calcext:value-type="float">
            <text:p>0.957217</text:p>
          </table:table-cell>
          <table:table-cell office:value-type="float" office:value="-10.5" calcext:value-type="float">
            <text:p>-10.5</text:p>
          </table:table-cell>
          <table:table-cell table:number-columns-repeated="2"/>
          <table:table-cell office:value-type="float" office:value="0.581027" calcext:value-type="float">
            <text:p>0.581027</text:p>
          </table:table-cell>
          <table:table-cell office:value-type="float" office:value="13.75" calcext:value-type="float">
            <text:p>13.75</text:p>
          </table:table-cell>
          <table:table-cell table:number-columns-repeated="2"/>
          <table:table-cell office:value-type="float" office:value="-15.5" calcext:value-type="float">
            <text:p>-15.5</text:p>
          </table:table-cell>
          <table:table-cell office:value-type="string" calcext:value-type="string">
            <text:p>Sec -16, layer 3</text:p>
          </table:table-cell>
          <table:table-cell table:number-columns-repeated="3"/>
        </table:table-row>
        <table:table-row table:style-name="ro1">
          <table:table-cell office:value-type="float" office:value="0.957416" calcext:value-type="float">
            <text:p>0.9574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.806302" calcext:value-type="float">
            <text:p>0.806302</text:p>
          </table:table-cell>
          <table:table-cell office:value-type="float" office:value="14.25" calcext:value-type="float">
            <text:p>14.25</text:p>
          </table:table-cell>
          <table:table-cell table:number-columns-repeated="2"/>
          <table:table-cell office:value-type="float" office:value="-15.25" calcext:value-type="float">
            <text:p>-15.25</text:p>
          </table:table-cell>
          <table:table-cell office:value-type="string" calcext:value-type="string">
            <text:p>Sec -16, layer 4</text:p>
          </table:table-cell>
          <table:table-cell table:number-columns-repeated="3"/>
        </table:table-row>
        <table:table-row table:style-name="ro1">
          <table:table-cell office:value-type="float" office:value="0.963368" calcext:value-type="float">
            <text:p>0.963368</text:p>
          </table:table-cell>
          <table:table-cell office:value-type="float" office:value="-9.75" calcext:value-type="float">
            <text:p>-9.75</text:p>
          </table:table-cell>
          <table:table-cell table:number-columns-repeated="2"/>
          <table:table-cell office:value-type="float" office:value="0.937507" calcext:value-type="float">
            <text:p>0.937507</text:p>
          </table:table-cell>
          <table:table-cell office:value-type="float" office:value="14.5" calcext:value-type="float">
            <text:p>14.5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string" calcext:value-type="string">
            <text:p>Sec -15, layer 1</text:p>
          </table:table-cell>
          <table:table-cell table:number-columns-repeated="3"/>
        </table:table-row>
        <table:table-row table:style-name="ro1">
          <table:table-cell office:value-type="float" office:value="0.96425" calcext:value-type="float">
            <text:p>0.96425</text:p>
          </table:table-cell>
          <table:table-cell office:value-type="float" office:value="-9.5" calcext:value-type="float">
            <text:p>-9.5</text:p>
          </table:table-cell>
          <table:table-cell table:number-columns-repeated="2"/>
          <table:table-cell office:value-type="float" office:value="0.94554" calcext:value-type="float">
            <text:p>0.94554</text:p>
          </table:table-cell>
          <table:table-cell office:value-type="float" office:value="14.75" calcext:value-type="float">
            <text:p>14.75</text:p>
          </table:table-cell>
          <table:table-cell table:number-columns-repeated="7"/>
        </table:table-row>
        <table:table-row table:style-name="ro1">
          <table:table-cell office:value-type="float" office:value="0.962885" calcext:value-type="float">
            <text:p>0.962885</text:p>
          </table:table-cell>
          <table:table-cell office:value-type="float" office:value="-9.25" calcext:value-type="float">
            <text:p>-9.25</text:p>
          </table:table-cell>
          <table:table-cell table:number-columns-repeated="2"/>
          <table:table-cell office:value-type="float" office:value="0.947267" calcext:value-type="float">
            <text:p>0.947267</text:p>
          </table:table-cell>
          <table:table-cell office:value-type="float" office:value="15.5" calcext:value-type="float">
            <text:p>15.5</text:p>
          </table:table-cell>
          <table:table-cell table:number-columns-repeated="7"/>
        </table:table-row>
        <table:table-row table:style-name="ro1">
          <table:table-cell office:value-type="float" office:value="0.948511" calcext:value-type="float">
            <text:p>0.948511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0.897948" calcext:value-type="float">
            <text:p>0.897948</text:p>
          </table:table-cell>
          <table:table-cell office:value-type="float" office:value="15.75" calcext:value-type="float">
            <text:p>15.75</text:p>
          </table:table-cell>
          <table:table-cell table:number-columns-repeated="7"/>
        </table:table-row>
        <table:table-row table:style-name="ro1">
          <table:table-cell office:value-type="float" office:value="0.958215" calcext:value-type="float">
            <text:p>0.958215</text:p>
          </table:table-cell>
          <table:table-cell office:value-type="float" office:value="-8.75" calcext:value-type="float">
            <text:p>-8.75</text:p>
          </table:table-cell>
          <table:table-cell table:number-columns-repeated="2"/>
          <table:table-cell office:value-type="float" office:value="0.933273" calcext:value-type="float">
            <text:p>0.933273</text:p>
          </table:table-cell>
          <table:table-cell office:value-type="float" office:value="16.75" calcext:value-type="float">
            <text:p>16.75</text:p>
          </table:table-cell>
          <table:table-cell table:number-columns-repeated="7"/>
        </table:table-row>
        <table:table-row table:style-name="ro1">
          <table:table-cell office:value-type="float" office:value="0.9559" calcext:value-type="float">
            <text:p>0.9559</text:p>
          </table:table-cell>
          <table:table-cell office:value-type="float" office:value="-8.5" calcext:value-type="float">
            <text:p>-8.5</text:p>
          </table:table-cell>
          <table:table-cell table:number-columns-repeated="11"/>
        </table:table-row>
        <table:table-row table:style-name="ro1">
          <table:table-cell office:value-type="float" office:value="0.954143" calcext:value-type="float">
            <text:p>0.954143</text:p>
          </table:table-cell>
          <table:table-cell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office:value-type="float" office:value="0.960212" calcext:value-type="float">
            <text:p>0.960212</text:p>
          </table:table-cell>
          <table:table-cell office:value-type="float" office:value="-7.75" calcext:value-type="float">
            <text:p>-7.75</text:p>
          </table:table-cell>
          <table:table-cell table:number-columns-repeated="11"/>
        </table:table-row>
        <table:table-row table:style-name="ro1">
          <table:table-cell office:value-type="float" office:value="0.962679" calcext:value-type="float">
            <text:p>0.962679</text:p>
          </table:table-cell>
          <table:table-cell office:value-type="float" office:value="-7.5" calcext:value-type="float">
            <text:p>-7.5</text:p>
          </table:table-cell>
          <table:table-cell table:number-columns-repeated="11"/>
        </table:table-row>
        <table:table-row table:style-name="ro1">
          <table:table-cell office:value-type="float" office:value="0.959724" calcext:value-type="float">
            <text:p>0.959724</text:p>
          </table:table-cell>
          <table:table-cell office:value-type="float" office:value="-7.25" calcext:value-type="float">
            <text:p>-7.25</text:p>
          </table:table-cell>
          <table:table-cell table:number-columns-repeated="11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office:value-type="float" office:value="0.955776" calcext:value-type="float">
            <text:p>0.955776</text:p>
          </table:table-cell>
          <table:table-cell office:value-type="float" office:value="-6.75" calcext:value-type="float">
            <text:p>-6.75</text:p>
          </table:table-cell>
          <table:table-cell table:number-columns-repeated="11"/>
        </table:table-row>
        <table:table-row table:style-name="ro1">
          <table:table-cell office:value-type="float" office:value="0.957582" calcext:value-type="float">
            <text:p>0.957582</text:p>
          </table:table-cell>
          <table:table-cell office:value-type="float" office:value="-6.5" calcext:value-type="float">
            <text:p>-6.5</text:p>
          </table:table-cell>
          <table:table-cell table:number-columns-repeated="11"/>
        </table:table-row>
        <table:table-row table:style-name="ro1">
          <table:table-cell office:value-type="float" office:value="0.952356" calcext:value-type="float">
            <text:p>0.952356</text:p>
          </table:table-cell>
          <table:table-cell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0.963523" calcext:value-type="float">
            <text:p>0.963523</text:p>
          </table:table-cell>
          <table:table-cell office:value-type="float" office:value="-5.75" calcext:value-type="float">
            <text:p>-5.75</text:p>
          </table:table-cell>
          <table:table-cell table:number-columns-repeated="11"/>
        </table:table-row>
        <table:table-row table:style-name="ro1">
          <table:table-cell office:value-type="float" office:value="0.962658" calcext:value-type="float">
            <text:p>0.962658</text:p>
          </table:table-cell>
          <table:table-cell office:value-type="float" office:value="-5.5" calcext:value-type="float">
            <text:p>-5.5</text:p>
          </table:table-cell>
          <table:table-cell table:number-columns-repeated="11"/>
        </table:table-row>
        <table:table-row table:style-name="ro1">
          <table:table-cell office:value-type="float" office:value="0.962729" calcext:value-type="float">
            <text:p>0.962729</text:p>
          </table:table-cell>
          <table:table-cell office:value-type="float" office:value="-5.25" calcext:value-type="float">
            <text:p>-5.25</text:p>
          </table:table-cell>
          <table:table-cell table:number-columns-repeated="11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0.960465" calcext:value-type="float">
            <text:p>0.960465</text:p>
          </table:table-cell>
          <table:table-cell office:value-type="float" office:value="-4.5" calcext:value-type="float">
            <text:p>-4.5</text:p>
          </table:table-cell>
          <table:table-cell table:number-columns-repeated="11"/>
        </table:table-row>
        <table:table-row table:style-name="ro1">
          <table:table-cell office:value-type="float" office:value="0.953565" calcext:value-type="float">
            <text:p>0.953565</text:p>
          </table:table-cell>
          <table:table-cell office:value-type="float" office:value="-4.25" calcext:value-type="float">
            <text:p>-4.25</text:p>
          </table:table-cell>
          <table:table-cell table:number-columns-repeated="11"/>
        </table:table-row>
        <table:table-row table:style-name="ro1">
          <table:table-cell office:value-type="float" office:value="0.953472" calcext:value-type="float">
            <text:p>0.953472</text:p>
          </table:table-cell>
          <table:table-cell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office:value-type="float" office:value="0.961861" calcext:value-type="float">
            <text:p>0.961861</text:p>
          </table:table-cell>
          <table:table-cell office:value-type="float" office:value="-3.75" calcext:value-type="float">
            <text:p>-3.75</text:p>
          </table:table-cell>
          <table:table-cell table:number-columns-repeated="11"/>
        </table:table-row>
        <table:table-row table:style-name="ro1">
          <table:table-cell office:value-type="float" office:value="0.964186" calcext:value-type="float">
            <text:p>0.964186</text:p>
          </table:table-cell>
          <table:table-cell office:value-type="float" office:value="-3.5" calcext:value-type="float">
            <text:p>-3.5</text:p>
          </table:table-cell>
          <table:table-cell table:number-columns-repeated="11"/>
        </table:table-row>
        <table:table-row table:style-name="ro1">
          <table:table-cell office:value-type="float" office:value="0.96166" calcext:value-type="float">
            <text:p>0.96166</text:p>
          </table:table-cell>
          <table:table-cell office:value-type="float" office:value="-3.25" calcext:value-type="float">
            <text:p>-3.25</text:p>
          </table:table-cell>
          <table:table-cell table:number-columns-repeated="11"/>
        </table:table-row>
        <table:table-row table:style-name="ro1">
          <table:table-cell office:value-type="float" office:value="0.96689" calcext:value-type="float">
            <text:p>0.96689</text:p>
          </table:table-cell>
          <table:table-cell office:value-type="float" office:value="-2.5" calcext:value-type="float">
            <text:p>-2.5</text:p>
          </table:table-cell>
          <table:table-cell table:number-columns-repeated="11"/>
        </table:table-row>
        <table:table-row table:style-name="ro1">
          <table:table-cell office:value-type="float" office:value="0.972655" calcext:value-type="float">
            <text:p>0.972655</text:p>
          </table:table-cell>
          <table:table-cell office:value-type="float" office:value="-2.25" calcext:value-type="float">
            <text:p>-2.25</text:p>
          </table:table-cell>
          <table:table-cell table:number-columns-repeated="11"/>
        </table:table-row>
        <table:table-row table:style-name="ro1">
          <table:table-cell office:value-type="float" office:value="0.953492" calcext:value-type="float">
            <text:p>0.953492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0.960075" calcext:value-type="float">
            <text:p>0.960075</text:p>
          </table:table-cell>
          <table:table-cell office:value-type="float" office:value="-1.75" calcext:value-type="float">
            <text:p>-1.75</text:p>
          </table:table-cell>
          <table:table-cell table:number-columns-repeated="11"/>
        </table:table-row>
        <table:table-row table:style-name="ro1">
          <table:table-cell office:value-type="float" office:value="0.961787" calcext:value-type="float">
            <text:p>0.961787</text:p>
          </table:table-cell>
          <table:table-cell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float" office:value="0.960046" calcext:value-type="float">
            <text:p>0.960046</text:p>
          </table:table-cell>
          <table:table-cell office:value-type="float" office:value="-1.25" calcext:value-type="float">
            <text:p>-1.25</text:p>
          </table:table-cell>
          <table:table-cell table:number-columns-repeated="11"/>
        </table:table-row>
        <table:table-row table:style-name="ro1">
          <table:table-cell office:value-type="float" office:value="0.953238" calcext:value-type="float">
            <text:p>0.95323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.957589" calcext:value-type="float">
            <text:p>0.957589</text:p>
          </table:table-cell>
          <table:table-cell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float" office:value="0.960359" calcext:value-type="float">
            <text:p>0.960359</text:p>
          </table:table-cell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float" office:value="0.755892" calcext:value-type="float">
            <text:p>0.75589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0.962928" calcext:value-type="float">
            <text:p>0.962928</text:p>
          </table:table-cell>
          <table:table-cell office:value-type="float" office:value="2.25" calcext:value-type="float">
            <text:p>2.25</text:p>
          </table:table-cell>
          <table:table-cell table:number-columns-repeated="11"/>
        </table:table-row>
        <table:table-row table:style-name="ro1">
          <table:table-cell office:value-type="float" office:value="0.963802" calcext:value-type="float">
            <text:p>0.963802</text:p>
          </table:table-cell>
          <table:table-cell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float" office:value="0.941301" calcext:value-type="float">
            <text:p>0.94130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office:value-type="float" office:value="0.948669" calcext:value-type="float">
            <text:p>0.948669</text:p>
          </table:table-cell>
          <table:table-cell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float" office:value="0.949108" calcext:value-type="float">
            <text:p>0.949108</text:p>
          </table:table-cell>
          <table:table-cell office:value-type="float" office:value="3.75" calcext:value-type="float">
            <text:p>3.75</text:p>
          </table:table-cell>
          <table:table-cell table:number-columns-repeated="11"/>
        </table:table-row>
        <table:table-row table:style-name="ro1">
          <table:table-cell office:value-type="float" office:value="0.95745" calcext:value-type="float">
            <text:p>0.9574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0.961644" calcext:value-type="float">
            <text:p>0.961644</text:p>
          </table:table-cell>
          <table:table-cell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office:value-type="float" office:value="0.960452" calcext:value-type="float">
            <text:p>0.960452</text:p>
          </table:table-cell>
          <table:table-cell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4.75" calcext:value-type="float">
            <text:p>4.75</text:p>
          </table:table-cell>
          <table:table-cell table:number-columns-repeated="11"/>
        </table:table-row>
        <table:table-row table:style-name="ro1">
          <table:table-cell office:value-type="float" office:value="0.956541" calcext:value-type="float">
            <text:p>0.956541</text:p>
          </table:table-cell>
          <table:table-cell office:value-type="float" office:value="5.75" calcext:value-type="float">
            <text:p>5.75</text:p>
          </table:table-cell>
          <table:table-cell table:number-columns-repeated="11"/>
        </table:table-row>
        <table:table-row table:style-name="ro1">
          <table:table-cell office:value-type="float" office:value="0.957005" calcext:value-type="float">
            <text:p>0.95700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0.724351" calcext:value-type="float">
            <text:p>0.724351</text:p>
          </table:table-cell>
          <table:table-cell office:value-type="float" office:value="6.25" calcext:value-type="float">
            <text:p>6.25</text:p>
          </table:table-cell>
          <table:table-cell table:number-columns-repeated="11"/>
        </table:table-row>
        <table:table-row table:style-name="ro1">
          <table:table-cell office:value-type="float" office:value="0.96276" calcext:value-type="float">
            <text:p>0.96276</text:p>
          </table:table-cell>
          <table:table-cell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float" office:value="0.96314" calcext:value-type="float">
            <text:p>0.96314</text:p>
          </table:table-cell>
          <table:table-cell office:value-type="float" office:value="6.75" calcext:value-type="float">
            <text:p>6.75</text:p>
          </table:table-cell>
          <table:table-cell table:number-columns-repeated="11"/>
        </table:table-row>
        <table:table-row table:style-name="ro1">
          <table:table-cell office:value-type="float" office:value="0.945036" calcext:value-type="float">
            <text:p>0.94503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0.95576" calcext:value-type="float">
            <text:p>0.95576</text:p>
          </table:table-cell>
          <table:table-cell office:value-type="float" office:value="7.25" calcext:value-type="float">
            <text:p>7.25</text:p>
          </table:table-cell>
          <table:table-cell table:number-columns-repeated="11"/>
        </table:table-row>
        <table:table-row table:style-name="ro1">
          <table:table-cell office:value-type="float" office:value="0.958227" calcext:value-type="float">
            <text:p>0.958227</text:p>
          </table:table-cell>
          <table:table-cell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float" office:value="0.946598" calcext:value-type="float">
            <text:p>0.946598</text:p>
          </table:table-cell>
          <table:table-cell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float" office:value="0.963161" calcext:value-type="float">
            <text:p>0.96316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0.807414" calcext:value-type="float">
            <text:p>0.807414</text:p>
          </table:table-cell>
          <table:table-cell office:value-type="float" office:value="8.25" calcext:value-type="float">
            <text:p>8.25</text:p>
          </table:table-cell>
          <table:table-cell table:number-columns-repeated="11"/>
        </table:table-row>
        <table:table-row table:style-name="ro1">
          <table:table-cell office:value-type="float" office:value="0.968335" calcext:value-type="float">
            <text:p>0.968335</text:p>
          </table:table-cell>
          <table:table-cell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0.964175" calcext:value-type="float">
            <text:p>0.964175</text:p>
          </table:table-cell>
          <table:table-cell office:value-type="float" office:value="8.75" calcext:value-type="float">
            <text:p>8.75</text:p>
          </table:table-cell>
          <table:table-cell table:number-columns-repeated="11"/>
        </table:table-row>
        <table:table-row table:style-name="ro1">
          <table:table-cell office:value-type="float" office:value="0.960368" calcext:value-type="float">
            <text:p>0.960368</text:p>
          </table:table-cell>
          <table:table-cell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office:value-type="float" office:value="0.962367" calcext:value-type="float">
            <text:p>0.962367</text:p>
          </table:table-cell>
          <table:table-cell office:value-type="float" office:value="9.75" calcext:value-type="float">
            <text:p>9.75</text:p>
          </table:table-cell>
          <table:table-cell table:number-columns-repeated="11"/>
        </table:table-row>
        <table:table-row table:style-name="ro1">
          <table:table-cell office:value-type="float" office:value="0.961551" calcext:value-type="float">
            <text:p>0.96155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0.961803" calcext:value-type="float">
            <text:p>0.961803</text:p>
          </table:table-cell>
          <table:table-cell office:value-type="float" office:value="10.25" calcext:value-type="float">
            <text:p>10.25</text:p>
          </table:table-cell>
          <table:table-cell table:number-columns-repeated="11"/>
        </table:table-row>
        <table:table-row table:style-name="ro1">
          <table:table-cell office:value-type="float" office:value="0.964407" calcext:value-type="float">
            <text:p>0.964407</text:p>
          </table:table-cell>
          <table:table-cell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float" office:value="0.802781" calcext:value-type="float">
            <text:p>0.802781</text:p>
          </table:table-cell>
          <table:table-cell office:value-type="float" office:value="10.75" calcext:value-type="float">
            <text:p>10.75</text:p>
          </table:table-cell>
          <table:table-cell table:number-columns-repeated="11"/>
        </table:table-row>
        <table:table-row table:style-name="ro1">
          <table:table-cell office:value-type="float" office:value="0.951439" calcext:value-type="float">
            <text:p>0.95143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0.957235" calcext:value-type="float">
            <text:p>0.957235</text:p>
          </table:table-cell>
          <table:table-cell office:value-type="float" office:value="11.25" calcext:value-type="float">
            <text:p>11.25</text:p>
          </table:table-cell>
          <table:table-cell table:number-columns-repeated="11"/>
        </table:table-row>
        <table:table-row table:style-name="ro1">
          <table:table-cell office:value-type="float" office:value="0.910015" calcext:value-type="float">
            <text:p>0.910015</text:p>
          </table:table-cell>
          <table:table-cell office:value-type="float" office:value="11.5" calcext:value-type="float">
            <text:p>11.5</text:p>
          </table:table-cell>
          <table:table-cell table:number-columns-repeated="11"/>
        </table:table-row>
        <table:table-row table:style-name="ro1">
          <table:table-cell office:value-type="float" office:value="0.962319" calcext:value-type="float">
            <text:p>0.962319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0.80431" calcext:value-type="float">
            <text:p>0.80431</text:p>
          </table:table-cell>
          <table:table-cell office:value-type="float" office:value="12.25" calcext:value-type="float">
            <text:p>12.25</text:p>
          </table:table-cell>
          <table:table-cell table:number-columns-repeated="11"/>
        </table:table-row>
        <table:table-row table:style-name="ro1">
          <table:table-cell office:value-type="float" office:value="0.967468" calcext:value-type="float">
            <text:p>0.967468</text:p>
          </table:table-cell>
          <table:table-cell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office:value-type="float" office:value="0.961049" calcext:value-type="float">
            <text:p>0.961049</text:p>
          </table:table-cell>
          <table:table-cell office:value-type="float" office:value="12.75" calcext:value-type="float">
            <text:p>12.75</text:p>
          </table:table-cell>
          <table:table-cell table:number-columns-repeated="11"/>
        </table:table-row>
        <table:table-row table:style-name="ro1">
          <table:table-cell office:value-type="float" office:value="0.948009" calcext:value-type="float">
            <text:p>0.94800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0.955335" calcext:value-type="float">
            <text:p>0.955335</text:p>
          </table:table-cell>
          <table:table-cell office:value-type="float" office:value="13.5" calcext:value-type="float">
            <text:p>13.5</text:p>
          </table:table-cell>
          <table:table-cell table:number-columns-repeated="11"/>
        </table:table-row>
        <table:table-row table:style-name="ro1">
          <table:table-cell office:value-type="float" office:value="0.969674" calcext:value-type="float">
            <text:p>0.969674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0.93724" calcext:value-type="float">
            <text:p>0.93724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0.959822" calcext:value-type="float">
            <text:p>0.959822</text:p>
          </table:table-cell>
          <table:table-cell office:value-type="float" office:value="15.25" calcext:value-type="float">
            <text:p>15.25</text:p>
          </table:table-cell>
          <table:table-cell table:number-columns-repeated="11"/>
        </table:table-row>
        <table:table-row table:style-name="ro1">
          <table:table-cell office:value-type="float" office:value="0.957976" calcext:value-type="float">
            <text:p>0.957976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0.963316" calcext:value-type="float">
            <text:p>0.963316</text:p>
          </table:table-cell>
          <table:table-cell office:value-type="float" office:value="16.25" calcext:value-type="float">
            <text:p>16.25</text:p>
          </table:table-cell>
          <table:table-cell table:number-columns-repeated="11"/>
        </table:table-row>
        <table:table-row table:style-name="ro1">
          <table:table-cell office:value-type="float" office:value="0.962903" calcext:value-type="float">
            <text:p>0.962903</text:p>
          </table:table-cell>
          <table:table-cell office:value-type="float" office:value="16.5" calcext:value-type="float">
            <text:p>16.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4:35:12.786491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dens </meta:initial-creator>
    <meta:creation-date>2016-10-03T15:04:03.891046986</meta:creation-date>
    <dc:date>2016-11-17T23:40:28.510319280</dc:date>
    <dc:creator>Lidens </dc:creator>
    <meta:editing-duration>PT11H12M54S</meta:editing-duration>
    <meta:editing-cycles>73</meta:editing-cycles>
    <meta:generator>LibreOffice/4.4.4.2$Linux_X86_64 LibreOffice_project/40$Build-2</meta:generator>
    <meta:document-statistic meta:table-count="8" meta:cell-count="3143" meta:object-count="0"/>
  </office:meta>
</office:document-meta>
</file>